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18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44.98mm"/>
    </style:style>
    <style:style style:name="co5" style:family="table-column">
      <style:table-column-properties fo:break-before="auto" style:column-width="46.6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4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25.14mm" fo:break-before="auto" style:use-optimal-row-height="true"/>
    </style:style>
    <style:style style:name="ro3" style:family="table-row">
      <style:table-row-properties style:row-height="15.08mm" fo:break-before="auto" style:use-optimal-row-height="true"/>
    </style:style>
    <style:style style:name="ro4" style:family="table-row">
      <style:table-row-properties style:row-height="20.11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10.05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61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1" style:font-name-asian="Liberation Sans11" style:font-name-complex="Liberation Sans11"/>
    </style:style>
    <style:style style:name="ce14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22"/>
  </office:automatic-styles>
  <office:body>
    <office:spreadsheet>
      <table:calculation-settings table:automatic-find-labels="false" table:use-regular-expressions="false"/>
      <table:table table:name="4_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Suggested occupancy factors (for use as a guide in planning shielding where other occupancy data are not available)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office:value-type="string" calcext:value-type="string">
            <text:p>Occupancy (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ministrative or clerical offices; laboratories, pharmacies and other work areas fully occupied by an individual; receptionist areas, attended waiting rooms, children's indoor play areas, adjacent x-ray rooms, film reading areas, nurse's stations, x-ray control room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ms used for patient examinations and treatments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idors, patient rooms, employee lounges, staff rest rooms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idor doors</text:p>
          </table:table-cell>
          <table:table-cell office:value-type="float" office:value="0.125" calcext:value-type="float">
            <text:p>0.12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blic toilets, unattended vending areas, storage rooms, outdoor areas with seating, unattended waiting rooms, patient holding areas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utdoor areas with only transient pedestrian or vehicular traffic, unattended parking lots, vehicular drop off areas (unattended), attics, stairways, unattended elevators, janitor's closets</text:p>
          </table:table-cell>
          <table:table-cell office:value-type="float" office:value="0.025" calcext:value-type="float">
            <text:p>0.025</text:p>
          </table:table-cell>
          <table:table-cell table:number-columns-repeated="102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2" table:style-name="ta1">
        <table:table-column table:style-name="co2" table:number-columns-repeated="10" table:default-cell-style-name="ce6"/>
        <table:table-column table:style-name="co3" table:number-columns-repeated="1014" table:default-cell-style-name="ce5"/>
        <table:table-row table:style-name="ro1">
          <table:table-cell table:style-name="ce1" office:value-type="string" calcext:value-type="string">
            <text:p>Operating potential (kVp) distribution of workload (mA-min) normalized per patient, from survey conducted by AAPM TG9 (Simpkin, 1996a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Radiography room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Rad/Fluoro</text:p>
          </table:table-cell>
          <table:covered-table-cell/>
          <table:table-cell table:number-columns-repeated="1018"/>
        </table:table-row>
        <table:table-row table:style-name="ro3">
          <table:table-cell table:style-name="ce7" office:value-type="string" calcext:value-type="string">
            <text:p>kVp</text:p>
          </table:table-cell>
          <table:table-cell table:style-name="ce7" office:value-type="string" calcext:value-type="string">
            <text:p>Rad room (all barriers)</text:p>
          </table:table-cell>
          <table:table-cell table:style-name="ce7" office:value-type="string" calcext:value-type="string">
            <text:p>Rad room (chest bucky)</text:p>
          </table:table-cell>
          <table:table-cell table:style-name="ce7" office:value-type="string" calcext:value-type="string">
            <text:p>Rad room (floor or other)</text:p>
          </table:table-cell>
          <table:table-cell table:style-name="ce7" office:value-type="string" calcext:value-type="string">
            <text:p>Fluoro tube (RF)</text:p>
          </table:table-cell>
          <table:table-cell table:style-name="ce7" office:value-type="string" calcext:value-type="string">
            <text:p>Rad tube (RF)</text:p>
          </table:table-cell>
          <table:table-cell table:style-name="ce7" office:value-type="string" calcext:value-type="string">
            <text:p>Chest room</text:p>
          </table:table-cell>
          <table:table-cell table:style-name="ce7" office:value-type="string" calcext:value-type="string">
            <text:p>Mammo room</text:p>
          </table:table-cell>
          <table:table-cell table:style-name="ce7" office:value-type="string" calcext:value-type="string">
            <text:p>Cardiac</text:p>
          </table:table-cell>
          <table:table-cell table:style-name="ce7" office:value-type="string" calcext:value-type="string">
            <text:p>Angio</text:p>
          </table:table-cell>
          <table:table-cell table:number-columns-repeated="1014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0.925" calcext:value-type="float">
            <text:p>9.25E-01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4.67" calcext:value-type="float">
            <text:p>4.67E+00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1.1" calcext:value-type="float">
            <text:p>1.10E+00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8" office:value-type="float" office:value="0.000138" calcext:value-type="float">
            <text:p>1.38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138" calcext:value-type="float">
            <text:p>1.38E-04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8" office:value-type="float" office:value="0.00071" calcext:value-type="float">
            <text:p>7.10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71" calcext:value-type="float">
            <text:p>7.10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578" calcext:value-type="float">
            <text:p>5.78E-04</text:p>
          </table:table-cell>
          <table:table-cell table:number-columns-repeated="4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8" office:value-type="float" office:value="0.00848" calcext:value-type="float">
            <text:p>8.48E-03</text:p>
          </table:table-cell>
          <table:table-cell table:style-name="ce8" office:value-type="float" office:value="0.00678" calcext:value-type="float">
            <text:p>6.78E-03</text:p>
          </table:table-cell>
          <table:table-cell table:style-name="ce8" office:value-type="float" office:value="0.0017" calcext:value-type="float">
            <text:p>1.70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765" calcext:value-type="float">
            <text:p>7.65E-04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34" calcext:value-type="float">
            <text:p>3.40E-01</text:p>
          </table:table-cell>
          <table:table-cell table:style-name="ce8" office:value-type="float" office:value="0.0894" calcext:value-type="float">
            <text:p>8.94E-02</text:p>
          </table:table-cell>
          <table:table-cell table:number-columns-repeated="1014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8" office:value-type="float" office:value="0.0109" calcext:value-type="float">
            <text:p>1.09E-02</text:p>
          </table:table-cell>
          <table:table-cell table:style-name="ce8" office:value-type="float" office:value="0.000456" calcext:value-type="float">
            <text:p>4.56E-04</text:p>
          </table:table-cell>
          <table:table-cell table:style-name="ce8" office:value-type="float" office:value="0.0104" calcext:value-type="float">
            <text:p>1.04E-02</text:p>
          </table:table-cell>
          <table:table-cell table:style-name="ce8" office:value-type="float" office:value="0.0702" calcext:value-type="float">
            <text:p>7.02E-02</text:p>
          </table:table-cell>
          <table:table-cell table:style-name="ce8" office:value-type="float" office:value="0.000726" calcext:value-type="float">
            <text:p>7.26E-04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42" calcext:value-type="float">
            <text:p>4.20E-01</text:p>
          </table:table-cell>
          <table:table-cell table:style-name="ce8" office:value-type="float" office:value="0.0398" calcext:value-type="float">
            <text:p>3.98E-02</text:p>
          </table:table-cell>
          <table:table-cell table:number-columns-repeated="1014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8" office:value-type="float" office:value="0.0981" calcext:value-type="float">
            <text:p>9.81E-02</text:p>
          </table:table-cell>
          <table:table-cell table:style-name="ce8" office:value-type="float" office:value="0.00896" calcext:value-type="float">
            <text:p>8.96E-03</text:p>
          </table:table-cell>
          <table:table-cell table:style-name="ce8" office:value-type="float" office:value="0.0891" calcext:value-type="float">
            <text:p>8.91E-02</text:p>
          </table:table-cell>
          <table:table-cell table:style-name="ce8" office:value-type="float" office:value="0.113" calcext:value-type="float">
            <text:p>1.13E-01</text:p>
          </table:table-cell>
          <table:table-cell table:style-name="ce8" office:value-type="float" office:value="0.0152" calcext:value-type="float">
            <text:p>1.52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1.96" calcext:value-type="float">
            <text:p>1.96E+00</text:p>
          </table:table-cell>
          <table:table-cell table:style-name="ce8" office:value-type="float" office:value="0.699" calcext:value-type="float">
            <text:p>6.99E-01</text:p>
          </table:table-cell>
          <table:table-cell table:number-columns-repeated="1014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8" office:value-type="float" office:value="0.104" calcext:value-type="float">
            <text:p>1.04E-01</text:p>
          </table:table-cell>
          <table:table-cell table:style-name="ce8" office:value-type="float" office:value="0.0342" calcext:value-type="float">
            <text:p>3.42E-02</text:p>
          </table:table-cell>
          <table:table-cell table:style-name="ce8" office:value-type="float" office:value="0.07" calcext:value-type="float">
            <text:p>7.00E-02</text:p>
          </table:table-cell>
          <table:table-cell table:style-name="ce8" office:value-type="float" office:value="0.187" calcext:value-type="float">
            <text:p>1.87E-01</text:p>
          </table:table-cell>
          <table:table-cell table:style-name="ce8" office:value-type="float" office:value="0.0252" calcext:value-type="float">
            <text:p>2.52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4.55" calcext:value-type="float">
            <text:p>4.55E+00</text:p>
          </table:table-cell>
          <table:table-cell table:style-name="ce8" office:value-type="float" office:value="15" calcext:value-type="float">
            <text:p>1.50E+01</text:p>
          </table:table-cell>
          <table:table-cell table:number-columns-repeated="1014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8" office:value-type="float" office:value="0.458" calcext:value-type="float">
            <text:p>4.58E-01</text:p>
          </table:table-cell>
          <table:table-cell table:style-name="ce8" office:value-type="float" office:value="0.0725" calcext:value-type="float">
            <text:p>7.25E-02</text:p>
          </table:table-cell>
          <table:table-cell table:style-name="ce8" office:value-type="float" office:value="0.385" calcext:value-type="float">
            <text:p>3.85E-01</text:p>
          </table:table-cell>
          <table:table-cell table:style-name="ce8" office:value-type="float" office:value="0.145" calcext:value-type="float">
            <text:p>1.45E-01</text:p>
          </table:table-cell>
          <table:table-cell table:style-name="ce8" office:value-type="float" office:value="0.0889" calcext:value-type="float">
            <text:p>8.89E-02</text:p>
          </table:table-cell>
          <table:table-cell table:style-name="ce8" office:value-type="float" office:value="0.0202" calcext:value-type="float">
            <text:p>2.02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6.03" calcext:value-type="float">
            <text:p>6.03E+00</text:p>
          </table:table-cell>
          <table:table-cell table:style-name="ce8" office:value-type="float" office:value="12.2" calcext:value-type="float">
            <text:p>1.22E+01</text:p>
          </table:table-cell>
          <table:table-cell table:number-columns-repeated="1014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8" office:value-type="float" office:value="0.501" calcext:value-type="float">
            <text:p>5.01E-01</text:p>
          </table:table-cell>
          <table:table-cell table:style-name="ce8" office:value-type="float" office:value="0.0953" calcext:value-type="float">
            <text:p>9.53E-02</text:p>
          </table:table-cell>
          <table:table-cell table:style-name="ce8" office:value-type="float" office:value="0.405" calcext:value-type="float">
            <text:p>4.05E-01</text:p>
          </table:table-cell>
          <table:table-cell table:style-name="ce8" office:value-type="float" office:value="0.194" calcext:value-type="float">
            <text:p>1.94E-01</text:p>
          </table:table-cell>
          <table:table-cell table:style-name="ce8" office:value-type="float" office:value="0.224" calcext:value-type="float">
            <text:p>2.24E-01</text:p>
          </table:table-cell>
          <table:table-cell table:style-name="ce8" office:value-type="float" office:value="0.00236" calcext:value-type="float">
            <text:p>2.36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8.02" calcext:value-type="float">
            <text:p>8.02E+00</text:p>
          </table:table-cell>
          <table:table-cell table:style-name="ce8" office:value-type="float" office:value="15.3" calcext:value-type="float">
            <text:p>1.53E+01</text:p>
          </table:table-cell>
          <table:table-cell table:number-columns-repeated="1014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8" office:value-type="float" office:value="0.56" calcext:value-type="float">
            <text:p>5.60E-01</text:p>
          </table:table-cell>
          <table:table-cell table:style-name="ce8" office:value-type="float" office:value="0.14" calcext:value-type="float">
            <text:p>1.40E-01</text:p>
          </table:table-cell>
          <table:table-cell table:style-name="ce8" office:value-type="float" office:value="0.42" calcext:value-type="float">
            <text:p>4.20E-01</text:p>
          </table:table-cell>
          <table:table-cell table:style-name="ce8" office:value-type="float" office:value="1.72" calcext:value-type="float">
            <text:p>1.72E+00</text:p>
          </table:table-cell>
          <table:table-cell table:style-name="ce8" office:value-type="float" office:value="0.428" calcext:value-type="float">
            <text:p>4.28E-01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5.4" calcext:value-type="float">
            <text:p>2.54E+01</text:p>
          </table:table-cell>
          <table:table-cell table:style-name="ce8" office:value-type="float" office:value="11" calcext:value-type="float">
            <text:p>1.10E+01</text:p>
          </table:table-cell>
          <table:table-cell table:number-columns-repeated="1014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8" office:value-type="float" office:value="0.315" calcext:value-type="float">
            <text:p>3.15E-01</text:p>
          </table:table-cell>
          <table:table-cell table:style-name="ce8" office:value-type="float" office:value="0.0662" calcext:value-type="float">
            <text:p>6.62E-02</text:p>
          </table:table-cell>
          <table:table-cell table:style-name="ce8" office:value-type="float" office:value="0.249" calcext:value-type="float">
            <text:p>2.49E-01</text:p>
          </table:table-cell>
          <table:table-cell table:style-name="ce8" office:value-type="float" office:value="2.19" calcext:value-type="float">
            <text:p>2.19E+00</text:p>
          </table:table-cell>
          <table:table-cell table:style-name="ce8" office:value-type="float" office:value="0.218" calcext:value-type="float">
            <text:p>2.18E-01</text:p>
          </table:table-cell>
          <table:table-cell table:style-name="ce8" office:value-type="float" office:value="0.000783" calcext:value-type="float">
            <text:p>7.83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40.3" calcext:value-type="float">
            <text:p>4.03E+01</text:p>
          </table:table-cell>
          <table:table-cell table:style-name="ce8" office:value-type="float" office:value="4.09" calcext:value-type="float">
            <text:p>4.09E+00</text:p>
          </table:table-cell>
          <table:table-cell table:number-columns-repeated="1014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8" office:value-type="float" office:value="0.176" calcext:value-type="float">
            <text:p>1.76E-01</text:p>
          </table:table-cell>
          <table:table-cell table:style-name="ce8" office:value-type="float" office:value="0.0141" calcext:value-type="float">
            <text:p>1.41E-02</text:p>
          </table:table-cell>
          <table:table-cell table:style-name="ce8" office:value-type="float" office:value="0.162" calcext:value-type="float">
            <text:p>1.62E-01</text:p>
          </table:table-cell>
          <table:table-cell table:style-name="ce8" office:value-type="float" office:value="1.46" calcext:value-type="float">
            <text:p>1.46E+00</text:p>
          </table:table-cell>
          <table:table-cell table:style-name="ce8" office:value-type="float" office:value="0.0533" calcext:value-type="float">
            <text:p>5.33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1" calcext:value-type="float">
            <text:p>2.10E+01</text:p>
          </table:table-cell>
          <table:table-cell table:style-name="ce8" office:value-type="float" office:value="3.43" calcext:value-type="float">
            <text:p>3.43E+00</text:p>
          </table:table-cell>
          <table:table-cell table:number-columns-repeated="1014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8" office:value-type="float" office:value="0.0218" calcext:value-type="float">
            <text:p>2.18E-02</text:p>
          </table:table-cell>
          <table:table-cell table:style-name="ce8" office:value-type="float" office:value="0.00351" calcext:value-type="float">
            <text:p>3.51E-03</text:p>
          </table:table-cell>
          <table:table-cell table:style-name="ce8" office:value-type="float" office:value="0.0182" calcext:value-type="float">
            <text:p>1.82E-02</text:p>
          </table:table-cell>
          <table:table-cell table:style-name="ce8" office:value-type="float" office:value="1.15" calcext:value-type="float">
            <text:p>1.15E+00</text:p>
          </table:table-cell>
          <table:table-cell table:style-name="ce8" office:value-type="float" office:value="0.0489" calcext:value-type="float">
            <text:p>4.89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10.6" calcext:value-type="float">
            <text:p>1.06E+01</text:p>
          </table:table-cell>
          <table:table-cell table:style-name="ce8" office:value-type="float" office:value="0.673" calcext:value-type="float">
            <text:p>6.73E-01</text:p>
          </table:table-cell>
          <table:table-cell table:number-columns-repeated="101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155" calcext:value-type="float">
            <text:p>1.55E-02</text:p>
          </table:table-cell>
          <table:table-cell table:style-name="ce8" office:value-type="float" office:value="0.000884" calcext:value-type="float">
            <text:p>8.84E-04</text:p>
          </table:table-cell>
          <table:table-cell table:style-name="ce8" office:value-type="float" office:value="0.0146" calcext:value-type="float">
            <text:p>1.46E-02</text:p>
          </table:table-cell>
          <table:table-cell table:style-name="ce8" office:value-type="float" office:value="1.12" calcext:value-type="float">
            <text:p>1.12E+00</text:p>
          </table:table-cell>
          <table:table-cell table:style-name="ce8" office:value-type="float" office:value="0.0587" calcext:value-type="float">
            <text:p>5.87E-02</text:p>
          </table:table-cell>
          <table:table-cell table:style-name="ce8" office:value-type="float" office:value="0.0301" calcext:value-type="float">
            <text:p>3.01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7.4" calcext:value-type="float">
            <text:p>7.40E+00</text:p>
          </table:table-cell>
          <table:table-cell table:style-name="ce8" office:value-type="float" office:value="1.53" calcext:value-type="float">
            <text:p>1.53E+00</text:p>
          </table:table-cell>
          <table:table-cell table:number-columns-repeated="1014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table:style-name="ce8" office:value-type="float" office:value="0.00348" calcext:value-type="float">
            <text:p>3.48E-03</text:p>
          </table:table-cell>
          <table:table-cell table:style-name="ce8" office:value-type="float" office:value="0.00197" calcext:value-type="float">
            <text:p>1.97E-03</text:p>
          </table:table-cell>
          <table:table-cell table:style-name="ce8" office:value-type="float" office:value="0.00151" calcext:value-type="float">
            <text:p>1.51E-03</text:p>
          </table:table-cell>
          <table:table-cell table:style-name="ce8" office:value-type="float" office:value="0.964" calcext:value-type="float">
            <text:p>9.64E-01</text:p>
          </table:table-cell>
          <table:table-cell table:style-name="ce8" office:value-type="float" office:value="0.0105" calcext:value-type="float">
            <text:p>1.05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7.02" calcext:value-type="float">
            <text:p>7.02E+00</text:p>
          </table:table-cell>
          <table:table-cell table:style-name="ce8" office:value-type="float" office:value="0.0927" calcext:value-type="float">
            <text:p>9.27E-02</text:p>
          </table:table-cell>
          <table:table-cell table:number-columns-repeated="1014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8" office:value-type="float" office:value="0.0105" calcext:value-type="float">
            <text:p>1.05E-02</text:p>
          </table:table-cell>
          <table:table-cell table:style-name="ce8" office:value-type="float" office:value="0.00991" calcext:value-type="float">
            <text:p>9.91E-03</text:p>
          </table:table-cell>
          <table:table-cell table:style-name="ce8" office:value-type="float" office:value="0.000551" calcext:value-type="float">
            <text:p>5.51E-04</text:p>
          </table:table-cell>
          <table:table-cell table:style-name="ce8" office:value-type="float" office:value="0.747" calcext:value-type="float">
            <text:p>7.47E-01</text:p>
          </table:table-cell>
          <table:table-cell table:style-name="ce8" office:value-type="float" office:value="0.0646" calcext:value-type="float">
            <text:p>6.46E-02</text:p>
          </table:table-cell>
          <table:table-cell table:style-name="ce8" office:value-type="float" office:value="0.0214" calcext:value-type="float">
            <text:p>2.14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6.59" calcext:value-type="float">
            <text:p>6.59E+00</text:p>
          </table:table-cell>
          <table:table-cell table:style-name="ce8" office:value-type="float" office:value="0.0305" calcext:value-type="float">
            <text:p>3.05E-02</text:p>
          </table:table-cell>
          <table:table-cell table:number-columns-repeated="1014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table:style-name="ce8" office:value-type="float" office:value="0.041" calcext:value-type="float">
            <text:p>4.10E-02</text:p>
          </table:table-cell>
          <table:table-cell table:style-name="ce8" office:value-type="float" office:value="0.0374" calcext:value-type="float">
            <text:p>3.74E-02</text:p>
          </table:table-cell>
          <table:table-cell table:style-name="ce8" office:value-type="float" office:value="0.00369" calcext:value-type="float">
            <text:p>3.69E-03</text:p>
          </table:table-cell>
          <table:table-cell table:style-name="ce8" office:value-type="float" office:value="1.44" calcext:value-type="float">
            <text:p>1.44E+00</text:p>
          </table:table-cell>
          <table:table-cell table:style-name="ce8" office:value-type="float" office:value="0.029" calcext:value-type="float">
            <text:p>2.90E-02</text:p>
          </table:table-cell>
          <table:table-cell table:style-name="ce8" office:value-type="float" office:value="0.0936" calcext:value-type="float">
            <text:p>9.36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3.8" calcext:value-type="float">
            <text:p>1.38E+01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table:style-name="ce8" office:value-type="float" office:value="0.0699" calcext:value-type="float">
            <text:p>6.99E-02</text:p>
          </table:table-cell>
          <table:table-cell table:style-name="ce8" office:value-type="float" office:value="0.0512" calcext:value-type="float">
            <text:p>5.12E-02</text:p>
          </table:table-cell>
          <table:table-cell table:style-name="ce8" office:value-type="float" office:value="0.0187" calcext:value-type="float">
            <text:p>1.87E-02</text:p>
          </table:table-cell>
          <table:table-cell table:style-name="ce8" office:value-type="float" office:value="0.937" calcext:value-type="float">
            <text:p>9.37E-01</text:p>
          </table:table-cell>
          <table:table-cell table:style-name="ce8" office:value-type="float" office:value="0.104" calcext:value-type="float">
            <text:p>1.04E-01</text:p>
          </table:table-cell>
          <table:table-cell table:style-name="ce8" office:value-type="float" office:value="0.0474" calcext:value-type="float">
            <text:p>4.74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3.35" calcext:value-type="float">
            <text:p>3.35E+00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table:style-name="ce8" office:value-type="float" office:value="0.0484" calcext:value-type="float">
            <text:p>4.84E-02</text:p>
          </table:table-cell>
          <table:table-cell table:style-name="ce8" office:value-type="float" office:value="0.0481" calcext:value-type="float">
            <text:p>4.81E-02</text:p>
          </table:table-cell>
          <table:table-cell table:style-name="ce8" office:value-type="float" office:value="0.000347" calcext:value-type="float">
            <text:p>3.47E-04</text:p>
          </table:table-cell>
          <table:table-cell table:style-name="ce8" office:value-type="float" office:value="0.138" calcext:value-type="float">
            <text:p>1.38E-01</text:p>
          </table:table-cell>
          <table:table-cell table:style-name="ce8" office:value-type="float" office:value="0.0813" calcext:value-type="float">
            <text:p>8.13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.75" calcext:value-type="float">
            <text:p>2.75E+00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8" office:value-type="float" office:value="0.00184" calcext:value-type="float">
            <text:p>1.84E-03</text:p>
          </table:table-cell>
          <table:table-cell table:style-name="ce8" office:value-type="float" office:value="0.00171" calcext:value-type="float">
            <text:p>1.71E-03</text:p>
          </table:table-cell>
          <table:table-cell table:style-name="ce8" office:value-type="float" office:value="0.000125" calcext:value-type="float">
            <text:p>1.25E-04</text:p>
          </table:table-cell>
          <table:table-cell table:style-name="ce8" office:value-type="float" office:value="0.153" calcext:value-type="float">
            <text:p>1.53E-01</text:p>
          </table:table-cell>
          <table:table-cell table:style-name="ce8" office:value-type="float" office:value="0.0446" calcext:value-type="float">
            <text:p>4.46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031" calcext:value-type="float">
            <text:p>3.10E-02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table:number-columns-repeated="2" table:style-name="ce8" office:value-type="float" office:value="0.00773" calcext:value-type="float">
            <text:p>7.73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146" calcext:value-type="float">
            <text:p>1.46E-01</text:p>
          </table:table-cell>
          <table:table-cell table:style-name="ce8" office:value-type="float" office:value="0.00947" calcext:value-type="float">
            <text:p>9.47E-03</text:p>
          </table:table-cell>
          <table:table-cell table:number-columns-repeated="4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number-columns-repeated="3" table:style-name="ce8" office:value-type="float" office:value="0" calcext:value-type="float">
            <text:p>0.00E+00</text:p>
          </table:table-cell>
          <table:table-cell table:style-name="ce8" office:value-type="float" office:value="0.0192" calcext:value-type="float">
            <text:p>1.92E-02</text:p>
          </table:table-cell>
          <table:table-cell table:style-name="ce8" office:value-type="float" office:value="0.00426" calcext:value-type="float">
            <text:p>4.26E-03</text:p>
          </table:table-cell>
          <table:table-cell table:number-columns-repeated="4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ot Workload</text:p>
          </table:table-cell>
          <table:table-cell table:style-name="ce9" table:formula="of:=SUM([.B5:.B28])" office:value-type="float" office:value="2.452478" calcext:value-type="float">
            <text:p>2.45</text:p>
          </table:table-cell>
          <table:table-cell table:style-name="ce9" table:formula="of:=SUM([.C5:.C28])" office:value-type="float" office:value="0.60091" calcext:value-type="float">
            <text:p>0.60</text:p>
          </table:table-cell>
          <table:table-cell table:style-name="ce9" table:formula="of:=SUM([.D5:.D28])" office:value-type="float" office:value="1.850771" calcext:value-type="float">
            <text:p>1.85</text:p>
          </table:table-cell>
          <table:table-cell table:style-name="ce9" table:formula="of:=SUM([.E5:.E28])" office:value-type="float" office:value="12.8934" calcext:value-type="float">
            <text:p>12.89</text:p>
          </table:table-cell>
          <table:table-cell table:style-name="ce9" table:formula="of:=SUM([.F5:.F28])" office:value-type="float" office:value="1.509999" calcext:value-type="float">
            <text:p>1.51</text:p>
          </table:table-cell>
          <table:table-cell table:style-name="ce9" table:formula="of:=SUM([.G5:.G28])" office:value-type="float" office:value="0.215843" calcext:value-type="float">
            <text:p>0.22</text:p>
          </table:table-cell>
          <table:table-cell table:style-name="ce9" table:formula="of:=SUM([.H5:.H28])" office:value-type="float" office:value="6.695" calcext:value-type="float">
            <text:p>6.70</text:p>
          </table:table-cell>
          <table:table-cell table:style-name="ce9" table:formula="of:=SUM([.I5:.I28])" office:value-type="float" office:value="159.561" calcext:value-type="float">
            <text:p>159.56</text:p>
          </table:table-cell>
          <table:table-cell table:style-name="ce9" table:formula="of:=SUM([.J5:.J28])" office:value-type="float" office:value="64.1744" calcext:value-type="float">
            <text:p>64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t/week</text:p>
          </table:table-cell>
          <table:table-cell table:style-name="ce4" office:value-type="float" office:value="110" calcext:value-type="float" table:number-columns-spanned="3" table:number-rows-spanned="1">
            <text:p>110</text:p>
          </table:table-cell>
          <table:covered-table-cell table:number-columns-repeated="2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3" table:style-name="ta1">
        <table:table-column table:style-name="co4" table:default-cell-style-name="ce5"/>
        <table:table-column table:style-name="co2" table:number-columns-repeated="5" table:default-cell-style-name="ce5"/>
        <table:table-column table:style-name="co3" table:number-columns-repeated="1018" table:default-cell-style-name="ce5"/>
        <table:table-row table:style-name="ro1">
          <table:table-cell table:style-name="ce10" office:value-type="string" calcext:value-type="string">
            <text:p>Estimated total workloads in various medical x-ray imaging installations in clinics and hospitals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he total workload values are for general guidance and are to be used only if the actual workloads are not available.</text:p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style-name="ce7" office:value-type="string" calcext:value-type="string" table:number-columns-spanned="2" table:number-rows-spanned="1">
            <text:p>Typical # of patients (N) per 40h week</text:p>
          </table:table-cell>
          <table:covered-table-cell/>
          <table:table-cell table:style-name="ce7" office:value-type="string" calcext:value-type="string" table:number-columns-spanned="2" table:number-rows-spanned="1">
            <text:p>W_tot (mA-min/week)</text:p>
          </table:table-cell>
          <table:covered-table-cell/>
          <table:table-cell table:number-columns-repeated="1018"/>
        </table:table-row>
        <table:table-row table:style-name="ro6">
          <table:table-cell table:style-name="ce2" office:value-type="string" calcext:value-type="string">
            <text:p>Room Type</text:p>
          </table:table-cell>
          <table:table-cell table:style-name="ce2" office:value-type="string" calcext:value-type="string">
            <text:p>W_norm (mA-min/pt)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sy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s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 room (Chest bucky)</text:p>
          </table:table-cell>
          <table:table-cell table:style-name="ce9" table:formula="of:=[4_2.C29]" office:value-type="float" office:value="0.60091" calcext:value-type="float">
            <text:p>0.6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60" calcext:value-type="float">
            <text:p>160</text:p>
          </table:table-cell>
          <table:table-cell table:style-name="ce11" table:formula="of:=[.$B5]*[.C5]" office:value-type="float" office:value="72.1092" calcext:value-type="float">
            <text:p>72</text:p>
          </table:table-cell>
          <table:table-cell table:style-name="ce11" table:formula="of:=[.$B5]*[.D5]" office:value-type="float" office:value="96.145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 room (floor or other)</text:p>
          </table:table-cell>
          <table:table-cell table:style-name="ce9" table:formula="of:=[4_2.D29]" office:value-type="float" office:value="1.850771" calcext:value-type="float">
            <text:p>1.85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60" calcext:value-type="float">
            <text:p>160</text:p>
          </table:table-cell>
          <table:table-cell table:style-name="ce11" table:formula="of:=[.$B6]*[.C6]" office:value-type="float" office:value="222.09252" calcext:value-type="float">
            <text:p>222</text:p>
          </table:table-cell>
          <table:table-cell table:style-name="ce11" table:formula="of:=[.$B6]*[.D6]" office:value-type="float" office:value="296.12336" calcext:value-type="float">
            <text:p>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st room</text:p>
          </table:table-cell>
          <table:table-cell table:style-name="ce9" table:formula="of:=[4_2.G29]" office:value-type="float" office:value="0.215843" calcext:value-type="float">
            <text:p>0.22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400" calcext:value-type="float">
            <text:p>400</text:p>
          </table:table-cell>
          <table:table-cell table:style-name="ce11" table:formula="of:=[.$B7]*[.C7]" office:value-type="float" office:value="43.1686" calcext:value-type="float">
            <text:p>43</text:p>
          </table:table-cell>
          <table:table-cell table:style-name="ce11" table:formula="of:=[.$B7]*[.D7]" office:value-type="float" office:value="86.3372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uoro tube (RF)</text:p>
          </table:table-cell>
          <table:table-cell table:style-name="ce9" table:formula="of:=[4_2.E29]" office:value-type="float" office:value="12.8934" calcext:value-type="float">
            <text:p>12.8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11" table:formula="of:=[.$B8]*[.C8]" office:value-type="float" office:value="257.868" calcext:value-type="float">
            <text:p>258</text:p>
          </table:table-cell>
          <table:table-cell table:style-name="ce11" table:formula="of:=[.$B8]*[.D8]" office:value-type="float" office:value="386.802" calcext:value-type="float">
            <text:p>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 tube (RF)</text:p>
          </table:table-cell>
          <table:table-cell table:style-name="ce9" table:formula="of:=[4_2.F29]" office:value-type="float" office:value="1.509999" calcext:value-type="float">
            <text:p>1.5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0" calcext:value-type="float">
            <text:p>40</text:p>
          </table:table-cell>
          <table:table-cell table:style-name="ce11" table:formula="of:=[.$B9]*[.C9]" office:value-type="float" office:value="37.749975" calcext:value-type="float">
            <text:p>38</text:p>
          </table:table-cell>
          <table:table-cell table:style-name="ce11" table:formula="of:=[.$B9]*[.D9]" office:value-type="float" office:value="60.39996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mmo</text:p>
          </table:table-cell>
          <table:table-cell table:style-name="ce9" table:formula="of:=[4_2.H29]" office:value-type="float" office:value="6.695" calcext:value-type="float">
            <text:p>6.7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60" calcext:value-type="float">
            <text:p>160</text:p>
          </table:table-cell>
          <table:table-cell table:style-name="ce11" table:formula="of:=[.$B10]*[.C10]" office:value-type="float" office:value="535.6" calcext:value-type="float">
            <text:p>536</text:p>
          </table:table-cell>
          <table:table-cell table:style-name="ce11" table:formula="of:=[.$B10]*[.D10]" office:value-type="float" office:value="1071.2" calcext:value-type="float">
            <text:p>10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diac</text:p>
          </table:table-cell>
          <table:table-cell table:style-name="ce9" table:formula="of:=[4_2.I29]" office:value-type="float" office:value="159.561" calcext:value-type="float">
            <text:p>159.5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11" table:formula="of:=[.$B11]*[.C11]" office:value-type="float" office:value="3191.22" calcext:value-type="float">
            <text:p>3191</text:p>
          </table:table-cell>
          <table:table-cell table:style-name="ce11" table:formula="of:=[.$B11]*[.D11]" office:value-type="float" office:value="4786.83" calcext:value-type="float">
            <text:p>47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io</text:p>
          </table:table-cell>
          <table:table-cell table:style-name="ce9" table:formula="of:=[4_2.J29]" office:value-type="float" office:value="64.1744" calcext:value-type="float">
            <text:p>64.1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11" table:formula="of:=[.$B12]*[.C12]" office:value-type="float" office:value="1283.488" calcext:value-type="float">
            <text:p>1283</text:p>
          </table:table-cell>
          <table:table-cell table:style-name="ce11" table:formula="of:=[.$B12]*[.D12]" office:value-type="float" office:value="1925.232" calcext:value-type="float">
            <text:p>1925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4" table:style-name="ta1">
        <table:table-column table:style-name="co4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0" office:value-type="string" calcext:value-type="string">
            <text:p>Primary beam use factors (U) for a general radiographic room determined from the survey of clinical sites (Simpkin, 1996a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rrier</text:p>
          </table:table-cell>
          <table:table-cell table:style-name="ce6" office:value-type="string" calcext:value-type="string">
            <text:p>Use factor (U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or</text:p>
          </table:table-cell>
          <table:table-cell table:style-name="ce6" office:value-type="float" office:value="0.89" calcext:value-type="float">
            <text:p>0.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-table wall</text:p>
          </table:table-cell>
          <table:table-cell table:style-name="ce6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 #3</text:p>
          </table:table-cell>
          <table:table-cell table:style-name="ce6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st image reecpto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7" table:style-name="ta1">
        <table:table-column table:style-name="co4" table:default-cell-style-name="ce5"/>
        <table:table-column table:style-name="co2" table:number-columns-repeated="8" table:default-cell-style-name="ce5"/>
        <table:table-column table:style-name="co3" table:number-columns-repeated="1015" table:default-cell-style-name="ce5"/>
        <table:table-row table:style-name="ro1">
          <table:table-cell table:style-name="ce10" office:value-type="string" calcext:value-type="string">
            <text:p>Unshielded leakage, scattered and total secondary air kermas (in mGy/pt) for the indicated workload distribution at d_s = d_L = 1m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The workload distributions and total workloads per patient (Wnorm) for the indicated clinical sites are the average per patient surveyed by AAPM TG9 (Simpkin, 1996a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The primary field size F (in cm^2) is known at primary distance d_F. Side scattered radiation is calculated for 90 degree scatter.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Forward and backscattered radiations are calculated for 135 degree scatter.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Leakage radiation technique factors are 150 kVp at 3.3 mA to achieve 0.876 mGy/h for all tubes except mammography, which assumes leakage radiation technique factors of 50 kVp at 5 mA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5" table:number-rows-spanned="1">
            <text:p>Unshielded Air Kerma (mGy/pt) at 1m</text:p>
          </table:table-cell>
          <table:covered-table-cell table:number-columns-repeated="4"/>
          <table:table-cell table:number-columns-repeated="1015"/>
        </table:table-row>
        <table:table-row table:style-name="ro3">
          <table:table-cell table:style-name="ce7" office:value-type="string" calcext:value-type="string">
            <text:p>Workload Distribution</text:p>
          </table:table-cell>
          <table:table-cell table:style-name="ce7" office:value-type="string" calcext:value-type="string">
            <text:p>Wnorm (mAmin/pt)</text:p>
          </table:table-cell>
          <table:table-cell table:style-name="ce7" office:value-type="string" calcext:value-type="string">
            <text:p>F (cm^2)</text:p>
          </table:table-cell>
          <table:table-cell table:style-name="ce7" office:value-type="string" calcext:value-type="string">
            <text:p>d_F (m)</text:p>
          </table:table-cell>
          <table:table-cell table:style-name="ce7" office:value-type="string" calcext:value-type="string">
            <text:p>Leakage</text:p>
          </table:table-cell>
          <table:table-cell table:style-name="ce7" office:value-type="string" calcext:value-type="string">
            <text:p>Side scatter</text:p>
          </table:table-cell>
          <table:table-cell table:style-name="ce7" office:value-type="string" calcext:value-type="string">
            <text:p>Leakage and side scatter</text:p>
          </table:table-cell>
          <table:table-cell table:style-name="ce7" office:value-type="string" calcext:value-type="string">
            <text:p>Forward/Backscatter</text:p>
          </table:table-cell>
          <table:table-cell table:style-name="ce7" office:value-type="string" calcext:value-type="string">
            <text:p>Lekage and forward/back scatter)</text:p>
          </table:table-cell>
          <table:table-cell table:number-columns-repeated="1015"/>
        </table:table-row>
        <table:table-row table:style-name="ro1">
          <table:table-cell table:style-name="ce7" table:formula="of:=[4_2.B4]" office:value-type="string" office:string-value="Rad room (all barriers)" calcext:value-type="string">
            <text:p>Rad room (all barriers)</text:p>
          </table:table-cell>
          <table:table-cell table:style-name="ce12" table:formula="of:=[4_2.B29]" office:value-type="float" office:value="2.452478" calcext:value-type="float">
            <text:p>2.4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53" calcext:value-type="float">
            <text:p>0.00053</text:p>
          </table:table-cell>
          <table:table-cell table:style-name="ce4" office:value-type="float" office:value="0.034" calcext:value-type="float">
            <text:p>0.034</text:p>
          </table:table-cell>
          <table:table-cell table:style-name="ce4" table:formula="of:=SUM([.E8:.F8])" office:value-type="float" office:value="0.03453" calcext:value-type="float">
            <text:p>0.03453</text:p>
          </table:table-cell>
          <table:table-cell table:style-name="ce4" office:value-type="float" office:value="0.048" calcext:value-type="float">
            <text:p>0.048</text:p>
          </table:table-cell>
          <table:table-cell table:style-name="ce4" table:formula="of:=[.E8]+[.H8]" office:value-type="float" office:value="0.04853" calcext:value-type="float">
            <text:p>0.04853</text:p>
          </table:table-cell>
          <table:table-cell table:number-columns-repeated="1015"/>
        </table:table-row>
        <table:table-row table:style-name="ro1">
          <table:table-cell table:style-name="ce7" table:formula="of:=[4_2.C4]" office:value-type="string" office:string-value="Rad room (chest bucky)" calcext:value-type="string">
            <text:p>Rad room (chest bucky)</text:p>
          </table:table-cell>
          <table:table-cell table:style-name="ce12" table:formula="of:=[4_2.C29]" office:value-type="float" office:value="0.60091" calcext:value-type="float">
            <text:p>0.60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0.00039" calcext:value-type="float">
            <text:p>0.00039</text:p>
          </table:table-cell>
          <table:table-cell table:style-name="ce4" office:value-type="float" office:value="0.0049" calcext:value-type="float">
            <text:p>0.0049</text:p>
          </table:table-cell>
          <table:table-cell table:style-name="ce4" table:formula="of:=SUM([.E9:.F9])" office:value-type="float" office:value="0.00529" calcext:value-type="float">
            <text:p>0.00529</text:p>
          </table:table-cell>
          <table:table-cell table:style-name="ce4" office:value-type="float" office:value="0.0069" calcext:value-type="float">
            <text:p>0.0069</text:p>
          </table:table-cell>
          <table:table-cell table:style-name="ce4" table:formula="of:=[.E9]+[.H9]" office:value-type="float" office:value="0.00729" calcext:value-type="float">
            <text:p>0.00729</text:p>
          </table:table-cell>
          <table:table-cell table:number-columns-repeated="1015"/>
        </table:table-row>
        <table:table-row table:style-name="ro6">
          <table:table-cell table:style-name="ce7" table:formula="of:=[4_2.D4]" office:value-type="string" office:string-value="Rad room (floor or other)" calcext:value-type="string">
            <text:p>Rad room (floor or other)</text:p>
          </table:table-cell>
          <table:table-cell table:style-name="ce12" table:formula="of:=[4_2.D29]" office:value-type="float" office:value="1.850771" calcext:value-type="float">
            <text:p>1.8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4" calcext:value-type="float">
            <text:p>0.00014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 table:formula="of:=SUM([.E10:.F10])" office:value-type="float" office:value="0.02314" calcext:value-type="float">
            <text:p>0.02314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table:formula="of:=[.E10]+[.H10]" office:value-type="float" office:value="0.03314" calcext:value-type="float">
            <text:p>0.03314</text:p>
          </table:table-cell>
          <table:table-cell table:number-columns-repeated="1015"/>
        </table:table-row>
        <table:table-row table:style-name="ro1">
          <table:table-cell table:style-name="ce7" table:formula="of:=[4_2.E4]" office:value-type="string" office:string-value="Fluoro tube (RF)" calcext:value-type="string">
            <text:p>Fluoro tube (RF)</text:p>
          </table:table-cell>
          <table:table-cell table:style-name="ce12" table:formula="of:=[4_2.E29]" office:value-type="float" office:value="12.8934" calcext:value-type="float">
            <text:p>12.89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012" calcext:value-type="float">
            <text:p>0.012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table:formula="of:=SUM([.E11:.F11])" office:value-type="float" office:value="0.322" calcext:value-type="float">
            <text:p>0.322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table:formula="of:=[.E11]+[.H11]" office:value-type="float" office:value="0.452" calcext:value-type="float">
            <text:p>0.452</text:p>
          </table:table-cell>
          <table:table-cell table:number-columns-repeated="1015"/>
        </table:table-row>
        <table:table-row table:style-name="ro1">
          <table:table-cell table:style-name="ce7" table:formula="of:=[4_2.F4]" office:value-type="string" office:string-value="Rad tube (RF)" calcext:value-type="string">
            <text:p>Rad tube (RF)</text:p>
          </table:table-cell>
          <table:table-cell table:style-name="ce12" table:formula="of:=[4_2.F29]" office:value-type="float" office:value="1.509999" calcext:value-type="float">
            <text:p>1.5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94" calcext:value-type="float">
            <text:p>0.00094</text:p>
          </table:table-cell>
          <table:table-cell table:style-name="ce4" office:value-type="float" office:value="0.028" calcext:value-type="float">
            <text:p>0.028</text:p>
          </table:table-cell>
          <table:table-cell table:style-name="ce4" table:formula="of:=SUM([.E12:.F12])" office:value-type="float" office:value="0.02894" calcext:value-type="float">
            <text:p>0.02894</text:p>
          </table:table-cell>
          <table:table-cell table:style-name="ce4" office:value-type="float" office:value="0.039" calcext:value-type="float">
            <text:p>0.039</text:p>
          </table:table-cell>
          <table:table-cell table:style-name="ce4" table:formula="of:=[.E12]+[.H12]" office:value-type="float" office:value="0.03994" calcext:value-type="float">
            <text:p>0.03994</text:p>
          </table:table-cell>
          <table:table-cell table:number-columns-repeated="1015"/>
        </table:table-row>
        <table:table-row table:style-name="ro1">
          <table:table-cell table:style-name="ce7" table:formula="of:=[4_2.G4]" office:value-type="string" office:string-value="Chest room" calcext:value-type="string">
            <text:p>Chest room</text:p>
          </table:table-cell>
          <table:table-cell table:style-name="ce12" table:formula="of:=[4_2.G29]" office:value-type="float" office:value="0.215843" calcext:value-type="float">
            <text:p>0.22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038" calcext:value-type="float">
            <text:p>0.00038</text:p>
          </table:table-cell>
          <table:table-cell table:style-name="ce4" office:value-type="float" office:value="0.0023" calcext:value-type="float">
            <text:p>0.0023</text:p>
          </table:table-cell>
          <table:table-cell table:style-name="ce4" table:formula="of:=SUM([.E13:.F13])" office:value-type="float" office:value="0.00268" calcext:value-type="float">
            <text:p>0.00268</text:p>
          </table:table-cell>
          <table:table-cell table:style-name="ce4" office:value-type="float" office:value="0.0032" calcext:value-type="float">
            <text:p>0.0032</text:p>
          </table:table-cell>
          <table:table-cell table:style-name="ce4" table:formula="of:=[.E13]+[.H13]" office:value-type="float" office:value="0.00358" calcext:value-type="float">
            <text:p>0.00358</text:p>
          </table:table-cell>
          <table:table-cell table:number-columns-repeated="1015"/>
        </table:table-row>
        <table:table-row table:style-name="ro1">
          <table:table-cell table:style-name="ce7" table:formula="of:=[4_2.H4]" office:value-type="string" office:string-value="Mammo room" calcext:value-type="string">
            <text:p>Mammo room</text:p>
          </table:table-cell>
          <table:table-cell table:style-name="ce12" table:formula="of:=[4_2.H29]" office:value-type="float" office:value="6.695" calcext:value-type="float">
            <text:p>6.7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0.000011" calcext:value-type="float">
            <text:p>0.000011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 table:formula="of:=SUM([.E14:.F14])" office:value-type="float" office:value="0.011011" calcext:value-type="float">
            <text:p>0.011011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table:formula="of:=[.E14]+[.H14]" office:value-type="float" office:value="0.049011" calcext:value-type="float">
            <text:p>0.049011</text:p>
          </table:table-cell>
          <table:table-cell table:number-columns-repeated="1015"/>
        </table:table-row>
        <table:table-row table:style-name="ro1">
          <table:table-cell table:style-name="ce7" table:formula="of:=[4_2.I4]" office:value-type="string" office:string-value="Cardiac" calcext:value-type="string">
            <text:p>Cardiac</text:p>
          </table:table-cell>
          <table:table-cell table:style-name="ce12" table:formula="of:=[4_2.I29]" office:value-type="float" office:value="159.561" calcext:value-type="float">
            <text:p>159.56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088" calcext:value-type="float">
            <text:p>0.088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formula="of:=SUM([.E15:.F15])" office:value-type="float" office:value="2.688" calcext:value-type="float">
            <text:p>2.688</text:p>
          </table:table-cell>
          <table:table-cell table:style-name="ce4" office:value-type="float" office:value="3.7" calcext:value-type="float">
            <text:p>3.7</text:p>
          </table:table-cell>
          <table:table-cell table:style-name="ce4" table:formula="of:=[.E15]+[.H15]" office:value-type="float" office:value="3.788" calcext:value-type="float">
            <text:p>3.788</text:p>
          </table:table-cell>
          <table:table-cell table:number-columns-repeated="1015"/>
        </table:table-row>
        <table:table-row table:style-name="ro1">
          <table:table-cell table:style-name="ce7" table:formula="of:=[4_2.J4]" office:value-type="string" office:string-value="Angio" calcext:value-type="string">
            <text:p>Angio</text:p>
          </table:table-cell>
          <table:table-cell table:style-name="ce12" table:formula="of:=[4_2.J29]" office:value-type="float" office:value="64.1744" calcext:value-type="float">
            <text:p>64.17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0034" calcext:value-type="float">
            <text:p>0.0034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table:formula="of:=SUM([.E16:.F16])" office:value-type="float" office:value="0.6634" calcext:value-type="float">
            <text:p>0.6634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table:formula="of:=[.E16]+[.H16]" office:value-type="float" office:value="0.9534" calcext:value-type="float">
            <text:p>0.9534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2" table:style-name="ta1">
        <table:table-column table:style-name="co2" table:number-columns-repeated="4" table:default-cell-style-name="ce5"/>
        <table:table-column table:style-name="co3" table:number-columns-repeated="1020" table:default-cell-style-name="ce5"/>
        <table:table-row table:style-name="ro1">
          <table:table-cell table:style-name="ce10" office:value-type="string" calcext:value-type="string">
            <text:p>Currently suggested defalut DLP values per procedure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or use as a guide in planning shielding in cases where facility-specific DLP values are not availa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4" office:value-type="string" calcext:value-type="string">
            <text:p>Procedure</text:p>
          </table:table-cell>
          <table:table-cell table:style-name="ce7" office:value-type="string" calcext:value-type="string">
            <text:p>CTDIvol (mGy)</text:p>
          </table:table-cell>
          <table:table-cell table:style-name="ce7" office:value-type="string" calcext:value-type="string">
            <text:p>Scan length (cm)</text:p>
          </table:table-cell>
          <table:table-cell table:style-name="ce7" office:value-type="string" calcext:value-type="string">
            <text:p>DLP (mGy-cm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ead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est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B6]*[.C6]" office:value-type="float" office:value="525" calcext:value-type="float">
            <text:p>52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bdomen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7]*[.C7]" office:value-type="float" office:value="625" calcext:value-type="float">
            <text:p>62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elvi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ody avg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1" table:style-name="ta1">
        <table:table-column table:style-name="co2" table:number-columns-repeated="31" table:default-cell-style-name="ce5"/>
        <table:table-column table:style-name="co3" table:number-columns-repeated="993" table:default-cell-style-name="ce5"/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Pb (mm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Concrete (mm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Gypsum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teel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Plate Glass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Wood</text:p>
          </table:table-cell>
          <table:covered-table-cell table:number-columns-repeated="4"/>
          <table:table-cell table:number-columns-repeated="993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number-columns-repeated="993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49.52" calcext:value-type="float">
            <text:p>49.52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0.3037" calcext:value-type="float">
            <text:p>0.3037</text:p>
          </table:table-cell>
          <table:table-cell table:style-name="ce14" table:formula="of:=IF([.B6]=&quot;&quot;;&quot;&quot;;LN(2)/[.B6])" office:value-type="float" office:value="0.0139973178626806" calcext:value-type="float">
            <text:p>0.014</text:p>
          </table:table-cell>
          <table:table-cell table:style-name="ce14" table:formula="of:=IF([.E6]=&quot;&quot;;&quot;&quot;;(LN(10)/LN(2))*[.E6])" office:value-type="float" office:value="0.0464980834611075" calcext:value-type="float">
            <text:p>0.046</text:p>
          </table:table-cell>
          <table:table-cell table:style-name="ce6" office:value-type="float" office:value="0.3904" calcext:value-type="float">
            <text:p>0.3904</text:p>
          </table:table-cell>
          <table:table-cell table:style-name="ce6" office:value-type="float" office:value="1.645" calcext:value-type="float">
            <text:p>1.645</text:p>
          </table:table-cell>
          <table:table-cell table:style-name="ce6" office:value-type="float" office:value="0.2757" calcext:value-type="float">
            <text:p>0.2757</text:p>
          </table:table-cell>
          <table:table-cell table:style-name="ce14" table:formula="of:=IF([.G6]=&quot;&quot;;&quot;&quot;;LN(2)/[.G6])" office:value-type="float" office:value="1.7754794584015" calcext:value-type="float">
            <text:p>1.775</text:p>
          </table:table-cell>
          <table:table-cell table:style-name="ce14" table:formula="of:=IF([.J6]=&quot;&quot;;&quot;&quot;;(LN(10)/LN(2))*[.J6])" office:value-type="float" office:value="5.89801509475934" calcext:value-type="float">
            <text:p>5.898</text:p>
          </table:table-cell>
          <table:table-cell table:style-name="ce6" office:value-type="float" office:value="0.1576" calcext:value-type="float">
            <text:p>0.1576</text:p>
          </table:table-cell>
          <table:table-cell table:style-name="ce6" office:value-type="float" office:value="0.7175" calcext:value-type="float">
            <text:p>0.7175</text:p>
          </table:table-cell>
          <table:table-cell table:style-name="ce6" office:value-type="float" office:value="0.3048" calcext:value-type="float">
            <text:p>0.3048</text:p>
          </table:table-cell>
          <table:table-cell table:style-name="ce14" table:formula="of:=IF([.L6]=&quot;&quot;;&quot;&quot;;LN(2)/[.L6])" office:value-type="float" office:value="4.39814200862909" calcext:value-type="float">
            <text:p>4.398</text:p>
          </table:table-cell>
          <table:table-cell table:style-name="ce14" table:formula="of:=IF([.O6]=&quot;&quot;;&quot;&quot;;(LN(10)/LN(2))*[.O6])" office:value-type="float" office:value="14.6103115037693" calcext:value-type="float">
            <text:p>14.610</text:p>
          </table:table-cell>
          <table:table-cell table:style-name="ce6" office:value-type="float" office:value="9.364" calcext:value-type="float">
            <text:p>9.364</text:p>
          </table:table-cell>
          <table:table-cell table:style-name="ce6" office:value-type="float" office:value="41.25" calcext:value-type="float">
            <text:p>41.25</text:p>
          </table:table-cell>
          <table:table-cell table:style-name="ce6" office:value-type="float" office:value="0.3202" calcext:value-type="float">
            <text:p>0.3202</text:p>
          </table:table-cell>
          <table:table-cell table:style-name="ce14" table:formula="of:=IF([.Q6]=&quot;&quot;;&quot;&quot;;LN(2)/[.Q6])" office:value-type="float" office:value="0.0740225523878626" calcext:value-type="float">
            <text:p>0.074</text:p>
          </table:table-cell>
          <table:table-cell table:style-name="ce14" table:formula="of:=IF([.T6]=&quot;&quot;;&quot;&quot;;(LN(10)/LN(2))*[.T6])" office:value-type="float" office:value="0.245897596432512" calcext:value-type="float">
            <text:p>0.246</text:p>
          </table:table-cell>
          <table:table-cell table:style-name="ce6" office:value-type="float" office:value="0.3804" calcext:value-type="float">
            <text:p>0.3804</text:p>
          </table:table-cell>
          <table:table-cell table:style-name="ce6" office:value-type="float" office:value="1.543" calcext:value-type="float">
            <text:p>1.543</text:p>
          </table:table-cell>
          <table:table-cell table:style-name="ce6" office:value-type="float" office:value="0.2869" calcext:value-type="float">
            <text:p>0.2869</text:p>
          </table:table-cell>
          <table:table-cell table:style-name="ce14" table:formula="of:=IF([.V6]=&quot;&quot;;&quot;&quot;;LN(2)/[.V6])" office:value-type="float" office:value="1.82215347150354" calcext:value-type="float">
            <text:p>1.822</text:p>
          </table:table-cell>
          <table:table-cell table:style-name="ce14" table:formula="of:=IF([.Y6]=&quot;&quot;;&quot;&quot;;(LN(10)/LN(2))*[.Y6])" office:value-type="float" office:value="6.05306281018414" calcext:value-type="float">
            <text:p>6.053</text:p>
          </table:table-cell>
          <table:table-cell table:style-name="ce6" office:value-type="float" office:value="0.0223" calcext:value-type="float">
            <text:p>0.0223</text:p>
          </table:table-cell>
          <table:table-cell table:style-name="ce6" office:value-type="float" office:value="0.0434" calcext:value-type="float">
            <text:p>0.0434</text:p>
          </table:table-cell>
          <table:table-cell table:style-name="ce6" office:value-type="float" office:value="0.1937" calcext:value-type="float">
            <text:p>0.1937</text:p>
          </table:table-cell>
          <table:table-cell table:style-name="ce14" table:formula="of:=IF([.AA6]=&quot;&quot;;&quot;&quot;;LN(2)/[.AA6])" office:value-type="float" office:value="31.0828332089662" calcext:value-type="float">
            <text:p>31.083</text:p>
          </table:table-cell>
          <table:table-cell table:style-name="ce14" table:formula="of:=IF([.AD6]=&quot;&quot;;&quot;&quot;;(LN(10)/LN(2))*[.AD6])" office:value-type="float" office:value="103.254936905563" calcext:value-type="float">
            <text:p>103.255</text:p>
          </table:table-cell>
          <table:table-cell table:number-columns-repeated="993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8.8" calcext:value-type="float">
            <text:p>38.8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0.3473" calcext:value-type="float">
            <text:p>0.3473</text:p>
          </table:table-cell>
          <table:table-cell table:style-name="ce14" table:formula="of:=IF([.B7]=&quot;&quot;;&quot;&quot;;LN(2)/[.B7])" office:value-type="float" office:value="0.0178646180556687" calcext:value-type="float">
            <text:p>0.018</text:p>
          </table:table-cell>
          <table:table-cell table:style-name="ce14" table:formula="of:=IF([.E7]=&quot;&quot;;&quot;&quot;;(LN(10)/LN(2))*[.E7])" office:value-type="float" office:value="0.0593449766235579" calcext:value-type="float">
            <text:p>0.059</text:p>
          </table:table-cell>
          <table:table-cell table:style-name="ce6" office:value-type="float" office:value="0.3173" calcext:value-type="float">
            <text:p>0.3173</text:p>
          </table:table-cell>
          <table:table-cell table:style-name="ce6" office:value-type="float" office:value="1.698" calcext:value-type="float">
            <text:p>1.698</text:p>
          </table:table-cell>
          <table:table-cell table:style-name="ce6" office:value-type="float" office:value="0.3593" calcext:value-type="float">
            <text:p>0.3593</text:p>
          </table:table-cell>
          <table:table-cell table:style-name="ce14" table:formula="of:=IF([.G7]=&quot;&quot;;&quot;&quot;;LN(2)/[.G7])" office:value-type="float" office:value="2.1845167997477" calcext:value-type="float">
            <text:p>2.185</text:p>
          </table:table-cell>
          <table:table-cell table:style-name="ce14" table:formula="of:=IF([.J7]=&quot;&quot;;&quot;&quot;;(LN(10)/LN(2))*[.J7])" office:value-type="float" office:value="7.25680773083532" calcext:value-type="float">
            <text:p>7.257</text:p>
          </table:table-cell>
          <table:table-cell table:style-name="ce6" office:value-type="float" office:value="0.1208" calcext:value-type="float">
            <text:p>0.1208</text:p>
          </table:table-cell>
          <table:table-cell table:style-name="ce6" office:value-type="float" office:value="0.7043" calcext:value-type="float">
            <text:p>0.7043</text:p>
          </table:table-cell>
          <table:table-cell table:style-name="ce6" office:value-type="float" office:value="0.3613" calcext:value-type="float">
            <text:p>0.3613</text:p>
          </table:table-cell>
          <table:table-cell table:style-name="ce14" table:formula="of:=IF([.L7]=&quot;&quot;;&quot;&quot;;LN(2)/[.L7])" office:value-type="float" office:value="5.73797334900617" calcext:value-type="float">
            <text:p>5.738</text:p>
          </table:table-cell>
          <table:table-cell table:style-name="ce14" table:formula="of:=IF([.O7]=&quot;&quot;;&quot;&quot;;(LN(10)/LN(2))*[.O7])" office:value-type="float" office:value="19.0611348757785" calcext:value-type="float">
            <text:p>19.061</text:p>
          </table:table-cell>
          <table:table-cell table:style-name="ce6" office:value-type="float" office:value="7.406" calcext:value-type="float">
            <text:p>7.406</text:p>
          </table:table-cell>
          <table:table-cell table:style-name="ce6" office:value-type="float" office:value="41.93" calcext:value-type="float">
            <text:p>41.93</text:p>
          </table:table-cell>
          <table:table-cell table:style-name="ce6" office:value-type="float" office:value="0.3959" calcext:value-type="float">
            <text:p>0.3959</text:p>
          </table:table-cell>
          <table:table-cell table:style-name="ce14" table:formula="of:=IF([.Q7]=&quot;&quot;;&quot;&quot;;LN(2)/[.Q7])" office:value-type="float" office:value="0.0935926519794687" calcext:value-type="float">
            <text:p>0.094</text:p>
          </table:table-cell>
          <table:table-cell table:style-name="ce14" table:formula="of:=IF([.T7]=&quot;&quot;;&quot;&quot;;(LN(10)/LN(2))*[.T7])" office:value-type="float" office:value="0.310908060085612" calcext:value-type="float">
            <text:p>0.311</text:p>
          </table:table-cell>
          <table:table-cell table:style-name="ce6" office:value-type="float" office:value="0.3061" calcext:value-type="float">
            <text:p>0.3061</text:p>
          </table:table-cell>
          <table:table-cell table:style-name="ce6" office:value-type="float" office:value="1.599" calcext:value-type="float">
            <text:p>1.599</text:p>
          </table:table-cell>
          <table:table-cell table:style-name="ce6" office:value-type="float" office:value="0.3693" calcext:value-type="float">
            <text:p>0.3693</text:p>
          </table:table-cell>
          <table:table-cell table:style-name="ce14" table:formula="of:=IF([.V7]=&quot;&quot;;&quot;&quot;;LN(2)/[.V7])" office:value-type="float" office:value="2.26444684926477" calcext:value-type="float">
            <text:p>2.264</text:p>
          </table:table-cell>
          <table:table-cell table:style-name="ce14" table:formula="of:=IF([.Y7]=&quot;&quot;;&quot;&quot;;(LN(10)/LN(2))*[.Y7])" office:value-type="float" office:value="7.5223296079518" calcext:value-type="float">
            <text:p>7.522</text:p>
          </table:table-cell>
          <table:table-cell table:style-name="ce6" office:value-type="float" office:value="0.02166" calcext:value-type="float">
            <text:p>0.02166</text:p>
          </table:table-cell>
          <table:table-cell table:style-name="ce6" office:value-type="float" office:value="0.03966" calcext:value-type="float">
            <text:p>0.03966</text:p>
          </table:table-cell>
          <table:table-cell table:style-name="ce6" office:value-type="float" office:value="0.2843" calcext:value-type="float">
            <text:p>0.2843</text:p>
          </table:table-cell>
          <table:table-cell table:style-name="ce14" table:formula="of:=IF([.AA7]=&quot;&quot;;&quot;&quot;;LN(2)/[.AA7])" office:value-type="float" office:value="32.001254873497" calcext:value-type="float">
            <text:p>32.001</text:p>
          </table:table-cell>
          <table:table-cell table:style-name="ce14" table:formula="of:=IF([.AD7]=&quot;&quot;;&quot;&quot;;(LN(10)/LN(2))*[.AD7])" office:value-type="float" office:value="106.305867635921" calcext:value-type="float">
            <text:p>106.306</text:p>
          </table:table-cell>
          <table:table-cell table:number-columns-repeated="993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.55" calcext:value-type="float">
            <text:p>29.55</text:p>
          </table:table-cell>
          <table:table-cell table:style-name="ce6" office:value-type="float" office:value="164.7" calcext:value-type="float">
            <text:p>164.7</text:p>
          </table:table-cell>
          <table:table-cell table:style-name="ce6" office:value-type="float" office:value="0.3948" calcext:value-type="float">
            <text:p>0.3948</text:p>
          </table:table-cell>
          <table:table-cell table:style-name="ce14" table:formula="of:=IF([.B8]=&quot;&quot;;&quot;&quot;;LN(2)/[.B8])" office:value-type="float" office:value="0.0234567573793552" calcext:value-type="float">
            <text:p>0.023</text:p>
          </table:table-cell>
          <table:table-cell table:style-name="ce14" table:formula="of:=IF([.E8]=&quot;&quot;;&quot;&quot;;(LN(10)/LN(2))*[.E8])" office:value-type="float" office:value="0.0779216613534364" calcext:value-type="float">
            <text:p>0.078</text:p>
          </table:table-cell>
          <table:table-cell table:style-name="ce6" office:value-type="float" office:value="0.2528" calcext:value-type="float">
            <text:p>0.2528</text:p>
          </table:table-cell>
          <table:table-cell table:style-name="ce6" office:value-type="float" office:value="1.807" calcext:value-type="float">
            <text:p>1.807</text:p>
          </table:table-cell>
          <table:table-cell table:style-name="ce6" office:value-type="float" office:value="0.4648" calcext:value-type="float">
            <text:p>0.4648</text:p>
          </table:table-cell>
          <table:table-cell table:style-name="ce14" table:formula="of:=IF([.G8]=&quot;&quot;;&quot;&quot;;LN(2)/[.G8])" office:value-type="float" office:value="2.74187966993649" calcext:value-type="float">
            <text:p>2.742</text:p>
          </table:table-cell>
          <table:table-cell table:style-name="ce14" table:formula="of:=IF([.J8]=&quot;&quot;;&quot;&quot;;(LN(10)/LN(2))*[.J8])" office:value-type="float" office:value="9.10832710836252" calcext:value-type="float">
            <text:p>9.108</text:p>
          </table:table-cell>
          <table:table-cell table:style-name="ce6" office:value-type="float" office:value="0.08878" calcext:value-type="float">
            <text:p>0.08878</text:p>
          </table:table-cell>
          <table:table-cell table:style-name="ce6" office:value-type="float" office:value="0.6988" calcext:value-type="float">
            <text:p>0.6988</text:p>
          </table:table-cell>
          <table:table-cell table:style-name="ce6" office:value-type="float" office:value="0.4245" calcext:value-type="float">
            <text:p>0.4245</text:p>
          </table:table-cell>
          <table:table-cell table:style-name="ce14" table:formula="of:=IF([.L8]=&quot;&quot;;&quot;&quot;;LN(2)/[.L8])" office:value-type="float" office:value="7.80746993196604" calcext:value-type="float">
            <text:p>7.807</text:p>
          </table:table-cell>
          <table:table-cell table:style-name="ce14" table:formula="of:=IF([.O8]=&quot;&quot;;&quot;&quot;;(LN(10)/LN(2))*[.O8])" office:value-type="float" office:value="25.9358537169863" calcext:value-type="float">
            <text:p>25.936</text:p>
          </table:table-cell>
          <table:table-cell table:style-name="ce6" office:value-type="float" office:value="5.716" calcext:value-type="float">
            <text:p>5.716</text:p>
          </table:table-cell>
          <table:table-cell table:style-name="ce6" office:value-type="float" office:value="43.41" calcext:value-type="float">
            <text:p>43.41</text:p>
          </table:table-cell>
          <table:table-cell table:style-name="ce6" office:value-type="float" office:value="0.4857" calcext:value-type="float">
            <text:p>0.4857</text:p>
          </table:table-cell>
          <table:table-cell table:style-name="ce14" table:formula="of:=IF([.Q8]=&quot;&quot;;&quot;&quot;;LN(2)/[.Q8])" office:value-type="float" office:value="0.121264377284805" calcext:value-type="float">
            <text:p>0.121</text:p>
          </table:table-cell>
          <table:table-cell table:style-name="ce14" table:formula="of:=IF([.T8]=&quot;&quot;;&quot;&quot;;(LN(10)/LN(2))*[.T8])" office:value-type="float" office:value="0.402831541811415" calcext:value-type="float">
            <text:p>0.403</text:p>
          </table:table-cell>
          <table:table-cell table:style-name="ce6" office:value-type="float" office:value="0.2396" calcext:value-type="float">
            <text:p>0.2396</text:p>
          </table:table-cell>
          <table:table-cell table:style-name="ce6" office:value-type="float" office:value="1.694" calcext:value-type="float">
            <text:p>1.694</text:p>
          </table:table-cell>
          <table:table-cell table:style-name="ce6" office:value-type="float" office:value="0.4683" calcext:value-type="float">
            <text:p>0.4683</text:p>
          </table:table-cell>
          <table:table-cell table:style-name="ce14" table:formula="of:=IF([.V8]=&quot;&quot;;&quot;&quot;;LN(2)/[.V8])" office:value-type="float" office:value="2.89293481035036" calcext:value-type="float">
            <text:p>2.893</text:p>
          </table:table-cell>
          <table:table-cell table:style-name="ce14" table:formula="of:=IF([.Y8]=&quot;&quot;;&quot;&quot;;(LN(10)/LN(2))*[.Y8])" office:value-type="float" office:value="9.61012142318049" calcext:value-type="float">
            <text:p>9.610</text:p>
          </table:table-cell>
          <table:table-cell table:style-name="ce6" office:value-type="float" office:value="0.01901" calcext:value-type="float">
            <text:p>0.01901</text:p>
          </table:table-cell>
          <table:table-cell table:style-name="ce6" office:value-type="float" office:value="0.03873" calcext:value-type="float">
            <text:p>0.03873</text:p>
          </table:table-cell>
          <table:table-cell table:style-name="ce6" office:value-type="float" office:value="0.3732" calcext:value-type="float">
            <text:p>0.3732</text:p>
          </table:table-cell>
          <table:table-cell table:style-name="ce14" table:formula="of:=IF([.AA8]=&quot;&quot;;&quot;&quot;;LN(2)/[.AA8])" office:value-type="float" office:value="36.462239903206" calcext:value-type="float">
            <text:p>36.462</text:p>
          </table:table-cell>
          <table:table-cell table:style-name="ce14" table:formula="of:=IF([.AD8]=&quot;&quot;;&quot;&quot;;(LN(10)/LN(2))*[.AD8])" office:value-type="float" office:value="121.124939136983" calcext:value-type="float">
            <text:p>121.125</text:p>
          </table:table-cell>
          <table:table-cell table:number-columns-repeated="993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table:number-columns-repeated="3"/>
          <table:table-cell table:style-name="ce14" table:formula="of:=IF([.B9]=&quot;&quot;;&quot;&quot;;LN(2)/[.B9])">
            <text:p/>
          </table:table-cell>
          <table:table-cell table:style-name="ce14" table:formula="of:=IF([.E9]=&quot;&quot;;&quot;&quot;;(LN(10)/LN(2))*[.E9])">
            <text:p/>
          </table:table-cell>
          <table:table-cell table:style-name="ce6" office:value-type="float" office:value="0.1297" calcext:value-type="float">
            <text:p>0.1297</text:p>
          </table:table-cell>
          <table:table-cell table:style-name="ce6" office:value-type="float" office:value="0.178" calcext:value-type="float">
            <text:p>0.178</text:p>
          </table:table-cell>
          <table:table-cell table:style-name="ce6" office:value-type="float" office:value="0.2189" calcext:value-type="float">
            <text:p>0.2189</text:p>
          </table:table-cell>
          <table:table-cell table:style-name="ce14" table:formula="of:=IF([.G9]=&quot;&quot;;&quot;&quot;;LN(2)/[.G9])" office:value-type="float" office:value="5.34423423716226" calcext:value-type="float">
            <text:p>5.344</text:p>
          </table:table-cell>
          <table:table-cell table:style-name="ce14" table:formula="of:=IF([.J9]=&quot;&quot;;&quot;&quot;;(LN(10)/LN(2))*[.J9])" office:value-type="float" office:value="17.7531618580882" calcext:value-type="float">
            <text:p>17.753</text:p>
          </table:table-cell>
          <table:table-cell table:style-name="ce6" table:number-columns-repeated="3"/>
          <table:table-cell table:style-name="ce14" table:formula="of:=IF([.L9]=&quot;&quot;;&quot;&quot;;LN(2)/[.L9])">
            <text:p/>
          </table:table-cell>
          <table:table-cell table:style-name="ce14" table:formula="of:=IF([.O9]=&quot;&quot;;&quot;&quot;;(LN(10)/LN(2))*[.O9])">
            <text:p/>
          </table:table-cell>
          <table:table-cell table:style-name="ce6" table:number-columns-repeated="3"/>
          <table:table-cell table:style-name="ce14" table:formula="of:=IF([.Q9]=&quot;&quot;;&quot;&quot;;LN(2)/[.Q9])">
            <text:p/>
          </table:table-cell>
          <table:table-cell table:style-name="ce14" table:formula="of:=IF([.T9]=&quot;&quot;;&quot;&quot;;(LN(10)/LN(2))*[.T9])">
            <text:p/>
          </table:table-cell>
          <table:table-cell table:style-name="ce6" table:number-columns-repeated="3"/>
          <table:table-cell table:style-name="ce14" table:formula="of:=IF([.V9]=&quot;&quot;;&quot;&quot;;LN(2)/[.V9])">
            <text:p/>
          </table:table-cell>
          <table:table-cell table:style-name="ce14" table:formula="of:=IF([.Y9]=&quot;&quot;;&quot;&quot;;(LN(10)/LN(2))*[.Y9])">
            <text:p/>
          </table:table-cell>
          <table:table-cell table:style-name="ce6" table:number-columns-repeated="3"/>
          <table:table-cell table:style-name="ce14" table:formula="of:=IF([.AA9]=&quot;&quot;;&quot;&quot;;LN(2)/[.AA9])">
            <text:p/>
          </table:table-cell>
          <table:table-cell table:style-name="ce14" table:formula="of:=IF([.AD9]=&quot;&quot;;&quot;&quot;;(LN(10)/LN(2))*[.AD9])">
            <text:p/>
          </table:table-cell>
          <table:table-cell table:number-columns-repeated="993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table:number-columns-repeated="3"/>
          <table:table-cell table:style-name="ce14" table:formula="of:=IF([.B10]=&quot;&quot;;&quot;&quot;;LN(2)/[.B10])">
            <text:p/>
          </table:table-cell>
          <table:table-cell table:style-name="ce14" table:formula="of:=IF([.E10]=&quot;&quot;;&quot;&quot;;(LN(10)/LN(2))*[.E10])">
            <text:p/>
          </table:table-cell>
          <table:table-cell table:style-name="ce6" office:value-type="float" office:value="0.1095" calcext:value-type="float">
            <text:p>0.1095</text:p>
          </table:table-cell>
          <table:table-cell table:style-name="ce6" office:value-type="float" office:value="0.1741" calcext:value-type="float">
            <text:p>0.1741</text:p>
          </table:table-cell>
          <table:table-cell table:style-name="ce6" office:value-type="float" office:value="0.2269" calcext:value-type="float">
            <text:p>0.2269</text:p>
          </table:table-cell>
          <table:table-cell table:style-name="ce14" table:formula="of:=IF([.G10]=&quot;&quot;;&quot;&quot;;LN(2)/[.G10])" office:value-type="float" office:value="6.33011123799037" calcext:value-type="float">
            <text:p>6.330</text:p>
          </table:table-cell>
          <table:table-cell table:style-name="ce14" table:formula="of:=IF([.J10]=&quot;&quot;;&quot;&quot;;(LN(10)/LN(2))*[.J10])" office:value-type="float" office:value="21.0281743652424" calcext:value-type="float">
            <text:p>21.028</text:p>
          </table:table-cell>
          <table:table-cell table:style-name="ce6" table:number-columns-repeated="3"/>
          <table:table-cell table:style-name="ce14" table:formula="of:=IF([.L10]=&quot;&quot;;&quot;&quot;;LN(2)/[.L10])">
            <text:p/>
          </table:table-cell>
          <table:table-cell table:style-name="ce14" table:formula="of:=IF([.O10]=&quot;&quot;;&quot;&quot;;(LN(10)/LN(2))*[.O10])">
            <text:p/>
          </table:table-cell>
          <table:table-cell table:style-name="ce6" table:number-columns-repeated="3"/>
          <table:table-cell table:style-name="ce14" table:formula="of:=IF([.Q10]=&quot;&quot;;&quot;&quot;;LN(2)/[.Q10])">
            <text:p/>
          </table:table-cell>
          <table:table-cell table:style-name="ce14" table:formula="of:=IF([.T10]=&quot;&quot;;&quot;&quot;;(LN(10)/LN(2))*[.T10])">
            <text:p/>
          </table:table-cell>
          <table:table-cell table:style-name="ce6" table:number-columns-repeated="3"/>
          <table:table-cell table:style-name="ce14" table:formula="of:=IF([.V10]=&quot;&quot;;&quot;&quot;;LN(2)/[.V10])">
            <text:p/>
          </table:table-cell>
          <table:table-cell table:style-name="ce14" table:formula="of:=IF([.Y10]=&quot;&quot;;&quot;&quot;;(LN(10)/LN(2))*[.Y10])">
            <text:p/>
          </table:table-cell>
          <table:table-cell table:style-name="ce6" table:number-columns-repeated="3"/>
          <table:table-cell table:style-name="ce14" table:formula="of:=IF([.AA10]=&quot;&quot;;&quot;&quot;;LN(2)/[.AA10])">
            <text:p/>
          </table:table-cell>
          <table:table-cell table:style-name="ce14" table:formula="of:=IF([.AD10]=&quot;&quot;;&quot;&quot;;(LN(10)/LN(2))*[.AD10])">
            <text:p/>
          </table:table-cell>
          <table:table-cell table:number-columns-repeated="993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8.801" calcext:value-type="float">
            <text:p>8.801</text:p>
          </table:table-cell>
          <table:table-cell table:style-name="ce6" office:value-type="float" office:value="27.28" calcext:value-type="float">
            <text:p>27.28</text:p>
          </table:table-cell>
          <table:table-cell table:style-name="ce6" office:value-type="float" office:value="0.2957" calcext:value-type="float">
            <text:p>0.2957</text:p>
          </table:table-cell>
          <table:table-cell table:style-name="ce14" table:formula="of:=IF([.B11]=&quot;&quot;;&quot;&quot;;LN(2)/[.B11])" office:value-type="float" office:value="0.0787577753164351" calcext:value-type="float">
            <text:p>0.079</text:p>
          </table:table-cell>
          <table:table-cell table:style-name="ce14" table:formula="of:=IF([.E11]=&quot;&quot;;&quot;&quot;;(LN(10)/LN(2))*[.E11])" office:value-type="float" office:value="0.261627666514492" calcext:value-type="float">
            <text:p>0.262</text:p>
          </table:table-cell>
          <table:table-cell table:style-name="ce6" office:value-type="float" office:value="0.0932" calcext:value-type="float">
            <text:p>0.0932</text:p>
          </table:table-cell>
          <table:table-cell table:style-name="ce6" office:value-type="float" office:value="0.1712" calcext:value-type="float">
            <text:p>0.1712</text:p>
          </table:table-cell>
          <table:table-cell table:style-name="ce6" office:value-type="float" office:value="0.2324" calcext:value-type="float">
            <text:p>0.2324</text:p>
          </table:table-cell>
          <table:table-cell table:style-name="ce14" table:formula="of:=IF([.G11]=&quot;&quot;;&quot;&quot;;LN(2)/[.G11])" office:value-type="float" office:value="7.43720150815392" calcext:value-type="float">
            <text:p>7.437</text:p>
          </table:table-cell>
          <table:table-cell table:style-name="ce14" table:formula="of:=IF([.J11]=&quot;&quot;;&quot;&quot;;(LN(10)/LN(2))*[.J11])" office:value-type="float" office:value="24.7058486372752" calcext:value-type="float">
            <text:p>24.706</text:p>
          </table:table-cell>
          <table:table-cell table:style-name="ce6" office:value-type="float" office:value="0.03883" calcext:value-type="float">
            <text:p>0.03883</text:p>
          </table:table-cell>
          <table:table-cell table:style-name="ce6" office:value-type="float" office:value="0.0873" calcext:value-type="float">
            <text:p>0.0873</text:p>
          </table:table-cell>
          <table:table-cell table:style-name="ce6" office:value-type="float" office:value="0.5105" calcext:value-type="float">
            <text:p>0.5105</text:p>
          </table:table-cell>
          <table:table-cell table:style-name="ce14" table:formula="of:=IF([.L11]=&quot;&quot;;&quot;&quot;;LN(2)/[.L11])" office:value-type="float" office:value="17.8508158784431" calcext:value-type="float">
            <text:p>17.851</text:p>
          </table:table-cell>
          <table:table-cell table:style-name="ce14" table:formula="of:=IF([.O11]=&quot;&quot;;&quot;&quot;;(LN(10)/LN(2))*[.O11])" office:value-type="float" office:value="59.2991267832615" calcext:value-type="float">
            <text:p>59.299</text:p>
          </table:table-cell>
          <table:table-cell table:style-name="ce6" office:value-type="float" office:value="1.817" calcext:value-type="float">
            <text:p>1.817</text:p>
          </table:table-cell>
          <table:table-cell table:style-name="ce6" office:value-type="float" office:value="4.84" calcext:value-type="float">
            <text:p>4.84</text:p>
          </table:table-cell>
          <table:table-cell table:style-name="ce6" office:value-type="float" office:value="0.4021" calcext:value-type="float">
            <text:p>0.4021</text:p>
          </table:table-cell>
          <table:table-cell table:style-name="ce14" table:formula="of:=IF([.Q11]=&quot;&quot;;&quot;&quot;;LN(2)/[.Q11])" office:value-type="float" office:value="0.38147891059986" calcext:value-type="float">
            <text:p>0.381</text:p>
          </table:table-cell>
          <table:table-cell table:style-name="ce14" table:formula="of:=IF([.T11]=&quot;&quot;;&quot;&quot;;(LN(10)/LN(2))*[.T11])" office:value-type="float" office:value="1.2672455107287" calcext:value-type="float">
            <text:p>1.267</text:p>
          </table:table-cell>
          <table:table-cell table:style-name="ce6" office:value-type="float" office:value="0.09721" calcext:value-type="float">
            <text:p>0.09721</text:p>
          </table:table-cell>
          <table:table-cell table:style-name="ce6" office:value-type="float" office:value="0.1799" calcext:value-type="float">
            <text:p>0.1799</text:p>
          </table:table-cell>
          <table:table-cell table:style-name="ce6" office:value-type="float" office:value="0.4912" calcext:value-type="float">
            <text:p>0.4912</text:p>
          </table:table-cell>
          <table:table-cell table:style-name="ce14" table:formula="of:=IF([.V11]=&quot;&quot;;&quot;&quot;;LN(2)/[.V11])" office:value-type="float" office:value="7.13041025161964" calcext:value-type="float">
            <text:p>7.130</text:p>
          </table:table-cell>
          <table:table-cell table:style-name="ce14" table:formula="of:=IF([.Y11]=&quot;&quot;;&quot;&quot;;(LN(10)/LN(2))*[.Y11])" office:value-type="float" office:value="23.6867101429282" calcext:value-type="float">
            <text:p>23.687</text:p>
          </table:table-cell>
          <table:table-cell table:style-name="ce6" office:value-type="float" office:value="0.01076" calcext:value-type="float">
            <text:p>0.01076</text:p>
          </table:table-cell>
          <table:table-cell table:style-name="ce6" office:value-type="float" office:value="0.001862" calcext:value-type="float">
            <text:p>0.001862</text:p>
          </table:table-cell>
          <table:table-cell table:style-name="ce6" office:value-type="float" office:value="1.17" calcext:value-type="float">
            <text:p>1.17</text:p>
          </table:table-cell>
          <table:table-cell table:style-name="ce14" table:formula="of:=IF([.AA11]=&quot;&quot;;&quot;&quot;;LN(2)/[.AA11])" office:value-type="float" office:value="64.4188829516678" calcext:value-type="float">
            <text:p>64.419</text:p>
          </table:table-cell>
          <table:table-cell table:style-name="ce14" table:formula="of:=IF([.AD11]=&quot;&quot;;&quot;&quot;;(LN(10)/LN(2))*[.AD11])" office:value-type="float" office:value="213.994897118406" calcext:value-type="float">
            <text:p>213.995</text:p>
          </table:table-cell>
          <table:table-cell table:number-columns-repeated="993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7.839" calcext:value-type="float">
            <text:p>7.839</text:p>
          </table:table-cell>
          <table:table-cell table:style-name="ce6" office:value-type="float" office:value="25.92" calcext:value-type="float">
            <text:p>25.92</text:p>
          </table:table-cell>
          <table:table-cell table:style-name="ce6" office:value-type="float" office:value="0.3499" calcext:value-type="float">
            <text:p>0.3499</text:p>
          </table:table-cell>
          <table:table-cell table:style-name="ce14" table:formula="of:=IF([.B12]=&quot;&quot;;&quot;&quot;;LN(2)/[.B12])" office:value-type="float" office:value="0.0884229086056825" calcext:value-type="float">
            <text:p>0.088</text:p>
          </table:table-cell>
          <table:table-cell table:style-name="ce14" table:formula="of:=IF([.E12]=&quot;&quot;;&quot;&quot;;(LN(10)/LN(2))*[.E12])" office:value-type="float" office:value="0.293734544328874" calcext:value-type="float">
            <text:p>0.294</text:p>
          </table:table-cell>
          <table:table-cell table:style-name="ce6" office:value-type="float" office:value="0.07422" calcext:value-type="float">
            <text:p>0.07422</text:p>
          </table:table-cell>
          <table:table-cell table:style-name="ce6" office:value-type="float" office:value="0.1697" calcext:value-type="float">
            <text:p>0.1697</text:p>
          </table:table-cell>
          <table:table-cell table:style-name="ce6" office:value-type="float" office:value="0.2454" calcext:value-type="float">
            <text:p>0.2454</text:p>
          </table:table-cell>
          <table:table-cell table:style-name="ce14" table:formula="of:=IF([.G12]=&quot;&quot;;&quot;&quot;;LN(2)/[.G12])" office:value-type="float" office:value="9.33908893236251" calcext:value-type="float">
            <text:p>9.339</text:p>
          </table:table-cell>
          <table:table-cell table:style-name="ce14" table:formula="of:=IF([.J12]=&quot;&quot;;&quot;&quot;;(LN(10)/LN(2))*[.J12])" office:value-type="float" office:value="31.0237819050666" calcext:value-type="float">
            <text:p>31.024</text:p>
          </table:table-cell>
          <table:table-cell table:style-name="ce6" office:value-type="float" office:value="0.03419" calcext:value-type="float">
            <text:p>0.03419</text:p>
          </table:table-cell>
          <table:table-cell table:style-name="ce6" office:value-type="float" office:value="0.08315" calcext:value-type="float">
            <text:p>0.08315</text:p>
          </table:table-cell>
          <table:table-cell table:style-name="ce6" office:value-type="float" office:value="0.5606" calcext:value-type="float">
            <text:p>0.5606</text:p>
          </table:table-cell>
          <table:table-cell table:style-name="ce14" table:formula="of:=IF([.L12]=&quot;&quot;;&quot;&quot;;LN(2)/[.L12])" office:value-type="float" office:value="20.273389311493" calcext:value-type="float">
            <text:p>20.273</text:p>
          </table:table-cell>
          <table:table-cell table:style-name="ce14" table:formula="of:=IF([.O12]=&quot;&quot;;&quot;&quot;;(LN(10)/LN(2))*[.O12])" office:value-type="float" office:value="67.3467415324377" calcext:value-type="float">
            <text:p>67.347</text:p>
          </table:table-cell>
          <table:table-cell table:style-name="ce6" office:value-type="float" office:value="1.493" calcext:value-type="float">
            <text:p>1.493</text:p>
          </table:table-cell>
          <table:table-cell table:style-name="ce6" office:value-type="float" office:value="4.515" calcext:value-type="float">
            <text:p>4.515</text:p>
          </table:table-cell>
          <table:table-cell table:style-name="ce6" office:value-type="float" office:value="0.4293" calcext:value-type="float">
            <text:p>0.4293</text:p>
          </table:table-cell>
          <table:table-cell table:style-name="ce14" table:formula="of:=IF([.Q12]=&quot;&quot;;&quot;&quot;;LN(2)/[.Q12])" office:value-type="float" office:value="0.464264688921598" calcext:value-type="float">
            <text:p>0.464</text:p>
          </table:table-cell>
          <table:table-cell table:style-name="ce14" table:formula="of:=IF([.T12]=&quot;&quot;;&quot;&quot;;(LN(10)/LN(2))*[.T12])" office:value-type="float" office:value="1.5422539135928" calcext:value-type="float">
            <text:p>1.542</text:p>
          </table:table-cell>
          <table:table-cell table:style-name="ce6" office:value-type="float" office:value="0.08552" calcext:value-type="float">
            <text:p>0.08552</text:p>
          </table:table-cell>
          <table:table-cell table:style-name="ce6" office:value-type="float" office:value="0.1661" calcext:value-type="float">
            <text:p>0.1661</text:p>
          </table:table-cell>
          <table:table-cell table:style-name="ce6" office:value-type="float" office:value="0.5112" calcext:value-type="float">
            <text:p>0.5112</text:p>
          </table:table-cell>
          <table:table-cell table:style-name="ce14" table:formula="of:=IF([.V12]=&quot;&quot;;&quot;&quot;;LN(2)/[.V12])" office:value-type="float" office:value="8.10508864078514" calcext:value-type="float">
            <text:p>8.105</text:p>
          </table:table-cell>
          <table:table-cell table:style-name="ce14" table:formula="of:=IF([.Y12]=&quot;&quot;;&quot;&quot;;(LN(10)/LN(2))*[.Y12])" office:value-type="float" office:value="26.9245216673766" calcext:value-type="float">
            <text:p>26.925</text:p>
          </table:table-cell>
          <table:table-cell table:style-name="ce6" office:value-type="float" office:value="0.01012" calcext:value-type="float">
            <text:p>0.01012</text:p>
          </table:table-cell>
          <table:table-cell table:style-name="ce6" office:value-type="float" office:value="0.001404" calcext:value-type="float">
            <text:p>0.001404</text:p>
          </table:table-cell>
          <table:table-cell table:style-name="ce6" office:value-type="float" office:value="1.269" calcext:value-type="float">
            <text:p>1.269</text:p>
          </table:table-cell>
          <table:table-cell table:style-name="ce14" table:formula="of:=IF([.AA12]=&quot;&quot;;&quot;&quot;;LN(2)/[.AA12])" office:value-type="float" office:value="68.4928044031566" calcext:value-type="float">
            <text:p>68.493</text:p>
          </table:table-cell>
          <table:table-cell table:style-name="ce14" table:formula="of:=IF([.AD12]=&quot;&quot;;&quot;&quot;;(LN(10)/LN(2))*[.AD12])" office:value-type="float" office:value="227.528171244471" calcext:value-type="float">
            <text:p>227.528</text:p>
          </table:table-cell>
          <table:table-cell table:number-columns-repeated="993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6.951" calcext:value-type="float">
            <text:p>6.951</text:p>
          </table:table-cell>
          <table:table-cell table:style-name="ce6" office:value-type="float" office:value="24.89" calcext:value-type="float">
            <text:p>24.89</text:p>
          </table:table-cell>
          <table:table-cell table:style-name="ce6" office:value-type="float" office:value="0.4198" calcext:value-type="float">
            <text:p>0.4198</text:p>
          </table:table-cell>
          <table:table-cell table:style-name="ce14" table:formula="of:=IF([.B13]=&quot;&quot;;&quot;&quot;;LN(2)/[.B13])" office:value-type="float" office:value="0.0997190592087391" calcext:value-type="float">
            <text:p>0.100</text:p>
          </table:table-cell>
          <table:table-cell table:style-name="ce14" table:formula="of:=IF([.E13]=&quot;&quot;;&quot;&quot;;(LN(10)/LN(2))*[.E13])" office:value-type="float" office:value="0.331259544381247" calcext:value-type="float">
            <text:p>0.331</text:p>
          </table:table-cell>
          <table:table-cell table:style-name="ce6" office:value-type="float" office:value="0.06251" calcext:value-type="float">
            <text:p>0.06251</text:p>
          </table:table-cell>
          <table:table-cell table:style-name="ce6" office:value-type="float" office:value="0.1692" calcext:value-type="float">
            <text:p>0.1692</text:p>
          </table:table-cell>
          <table:table-cell table:style-name="ce6" office:value-type="float" office:value="0.2733" calcext:value-type="float">
            <text:p>0.2733</text:p>
          </table:table-cell>
          <table:table-cell table:style-name="ce14" table:formula="of:=IF([.G13]=&quot;&quot;;&quot;&quot;;LN(2)/[.G13])" office:value-type="float" office:value="11.0885807160446" calcext:value-type="float">
            <text:p>11.089</text:p>
          </table:table-cell>
          <table:table-cell table:style-name="ce14" table:formula="of:=IF([.J13]=&quot;&quot;;&quot;&quot;;(LN(10)/LN(2))*[.J13])" office:value-type="float" office:value="36.8354678130546" calcext:value-type="float">
            <text:p>36.835</text:p>
          </table:table-cell>
          <table:table-cell table:style-name="ce6" office:value-type="float" office:value="0.02985" calcext:value-type="float">
            <text:p>0.02985</text:p>
          </table:table-cell>
          <table:table-cell table:style-name="ce6" office:value-type="float" office:value="0.07961" calcext:value-type="float">
            <text:p>0.07961</text:p>
          </table:table-cell>
          <table:table-cell table:style-name="ce6" office:value-type="float" office:value="0.6169" calcext:value-type="float">
            <text:p>0.6169</text:p>
          </table:table-cell>
          <table:table-cell table:style-name="ce14" table:formula="of:=IF([.L13]=&quot;&quot;;&quot;&quot;;LN(2)/[.L13])" office:value-type="float" office:value="23.221011074035" calcext:value-type="float">
            <text:p>23.221</text:p>
          </table:table-cell>
          <table:table-cell table:style-name="ce14" table:formula="of:=IF([.O13]=&quot;&quot;;&quot;&quot;;(LN(10)/LN(2))*[.O13])" office:value-type="float" office:value="77.1385290785275" calcext:value-type="float">
            <text:p>77.139</text:p>
          </table:table-cell>
          <table:table-cell table:style-name="ce6" office:value-type="float" office:value="1.183" calcext:value-type="float">
            <text:p>1.183</text:p>
          </table:table-cell>
          <table:table-cell table:style-name="ce6" office:value-type="float" office:value="4.219" calcext:value-type="float">
            <text:p>4.219</text:p>
          </table:table-cell>
          <table:table-cell table:style-name="ce6" office:value-type="float" office:value="0.4571" calcext:value-type="float">
            <text:p>0.4571</text:p>
          </table:table-cell>
          <table:table-cell table:style-name="ce14" table:formula="of:=IF([.Q13]=&quot;&quot;;&quot;&quot;;LN(2)/[.Q13])" office:value-type="float" office:value="0.58592322955194" calcext:value-type="float">
            <text:p>0.586</text:p>
          </table:table-cell>
          <table:table-cell table:style-name="ce14" table:formula="of:=IF([.T13]=&quot;&quot;;&quot;&quot;;(LN(10)/LN(2))*[.T13])" office:value-type="float" office:value="1.94639483769573" calcext:value-type="float">
            <text:p>1.946</text:p>
          </table:table-cell>
          <table:table-cell table:style-name="ce6" office:value-type="float" office:value="0.07452" calcext:value-type="float">
            <text:p>0.07452</text:p>
          </table:table-cell>
          <table:table-cell table:style-name="ce6" office:value-type="float" office:value="0.1539" calcext:value-type="float">
            <text:p>0.1539</text:p>
          </table:table-cell>
          <table:table-cell table:style-name="ce6" office:value-type="float" office:value="0.5304" calcext:value-type="float">
            <text:p>0.5304</text:p>
          </table:table-cell>
          <table:table-cell table:style-name="ce14" table:formula="of:=IF([.V13]=&quot;&quot;;&quot;&quot;;LN(2)/[.V13])" office:value-type="float" office:value="9.30149195598424" calcext:value-type="float">
            <text:p>9.301</text:p>
          </table:table-cell>
          <table:table-cell table:style-name="ce14" table:formula="of:=IF([.Y13]=&quot;&quot;;&quot;&quot;;(LN(10)/LN(2))*[.Y13])" office:value-type="float" office:value="30.8988874529528" calcext:value-type="float">
            <text:p>30.899</text:p>
          </table:table-cell>
          <table:table-cell table:style-name="ce6" office:value-type="float" office:value="0.009512" calcext:value-type="float">
            <text:p>0.009512</text:p>
          </table:table-cell>
          <table:table-cell table:style-name="ce6" office:value-type="float" office:value="0.0009672" calcext:value-type="float">
            <text:p>0.0009672</text:p>
          </table:table-cell>
          <table:table-cell table:style-name="ce6" office:value-type="float" office:value="1.333" calcext:value-type="float">
            <text:p>1.333</text:p>
          </table:table-cell>
          <table:table-cell table:style-name="ce14" table:formula="of:=IF([.AA13]=&quot;&quot;;&quot;&quot;;LN(2)/[.AA13])" office:value-type="float" office:value="72.8708137678664" calcext:value-type="float">
            <text:p>72.871</text:p>
          </table:table-cell>
          <table:table-cell table:style-name="ce14" table:formula="of:=IF([.AD13]=&quot;&quot;;&quot;&quot;;(LN(10)/LN(2))*[.AD13])" office:value-type="float" office:value="242.07160355278" calcext:value-type="float">
            <text:p>242.072</text:p>
          </table:table-cell>
          <table:table-cell table:number-columns-repeated="993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6.13" calcext:value-type="float">
            <text:p>6.13</text:p>
          </table:table-cell>
          <table:table-cell table:style-name="ce6" office:value-type="float" office:value="24.09" calcext:value-type="float">
            <text:p>24.09</text:p>
          </table:table-cell>
          <table:table-cell table:style-name="ce6" office:value-type="float" office:value="0.5019" calcext:value-type="float">
            <text:p>0.5019</text:p>
          </table:table-cell>
          <table:table-cell table:style-name="ce14" table:formula="of:=IF([.B14]=&quot;&quot;;&quot;&quot;;LN(2)/[.B14])" office:value-type="float" office:value="0.113074580841753" calcext:value-type="float">
            <text:p>0.113</text:p>
          </table:table-cell>
          <table:table-cell table:style-name="ce14" table:formula="of:=IF([.E14]=&quot;&quot;;&quot;&quot;;(LN(10)/LN(2))*[.E14])" office:value-type="float" office:value="0.375625626915831" calcext:value-type="float">
            <text:p>0.376</text:p>
          </table:table-cell>
          <table:table-cell table:style-name="ce6" office:value-type="float" office:value="0.05528" calcext:value-type="float">
            <text:p>0.05528</text:p>
          </table:table-cell>
          <table:table-cell table:style-name="ce6" office:value-type="float" office:value="0.1696" calcext:value-type="float">
            <text:p>0.1696</text:p>
          </table:table-cell>
          <table:table-cell table:style-name="ce6" office:value-type="float" office:value="0.3217" calcext:value-type="float">
            <text:p>0.3217</text:p>
          </table:table-cell>
          <table:table-cell table:style-name="ce14" table:formula="of:=IF([.G14]=&quot;&quot;;&quot;&quot;;LN(2)/[.G14])" office:value-type="float" office:value="12.5388419059324" calcext:value-type="float">
            <text:p>12.539</text:p>
          </table:table-cell>
          <table:table-cell table:style-name="ce14" table:formula="of:=IF([.J14]=&quot;&quot;;&quot;&quot;;(LN(10)/LN(2))*[.J14])" office:value-type="float" office:value="41.653131204668" calcext:value-type="float">
            <text:p>41.653</text:p>
          </table:table-cell>
          <table:table-cell table:style-name="ce6" office:value-type="float" office:value="0.02609" calcext:value-type="float">
            <text:p>0.02609</text:p>
          </table:table-cell>
          <table:table-cell table:style-name="ce6" office:value-type="float" office:value="0.07597" calcext:value-type="float">
            <text:p>0.07597</text:p>
          </table:table-cell>
          <table:table-cell table:style-name="ce6" office:value-type="float" office:value="0.6756" calcext:value-type="float">
            <text:p>0.6756</text:p>
          </table:table-cell>
          <table:table-cell table:style-name="ce14" table:formula="of:=IF([.L14]=&quot;&quot;;&quot;&quot;;LN(2)/[.L14])" office:value-type="float" office:value="26.5675423748542" calcext:value-type="float">
            <text:p>26.568</text:p>
          </table:table-cell>
          <table:table-cell table:style-name="ce14" table:formula="of:=IF([.O14]=&quot;&quot;;&quot;&quot;;(LN(10)/LN(2))*[.O14])" office:value-type="float" office:value="88.2554654271386" calcext:value-type="float">
            <text:p>88.255</text:p>
          </table:table-cell>
          <table:table-cell table:style-name="ce6" office:value-type="float" office:value="0.9172" calcext:value-type="float">
            <text:p>0.9172</text:p>
          </table:table-cell>
          <table:table-cell table:style-name="ce6" office:value-type="float" office:value="3.982" calcext:value-type="float">
            <text:p>3.982</text:p>
          </table:table-cell>
          <table:table-cell table:style-name="ce6" office:value-type="float" office:value="0.4922" calcext:value-type="float">
            <text:p>0.4922</text:p>
          </table:table-cell>
          <table:table-cell table:style-name="ce14" table:formula="of:=IF([.Q14]=&quot;&quot;;&quot;&quot;;LN(2)/[.Q14])" office:value-type="float" office:value="0.755720868469195" calcext:value-type="float">
            <text:p>0.756</text:p>
          </table:table-cell>
          <table:table-cell table:style-name="ce14" table:formula="of:=IF([.T14]=&quot;&quot;;&quot;&quot;;(LN(10)/LN(2))*[.T14])" office:value-type="float" office:value="2.51045038486049" calcext:value-type="float">
            <text:p>2.510</text:p>
          </table:table-cell>
          <table:table-cell table:style-name="ce6" office:value-type="float" office:value="0.06514" calcext:value-type="float">
            <text:p>0.06514</text:p>
          </table:table-cell>
          <table:table-cell table:style-name="ce6" office:value-type="float" office:value="0.1443" calcext:value-type="float">
            <text:p>0.1443</text:p>
          </table:table-cell>
          <table:table-cell table:style-name="ce6" office:value-type="float" office:value="0.5582" calcext:value-type="float">
            <text:p>0.5582</text:p>
          </table:table-cell>
          <table:table-cell table:style-name="ce14" table:formula="of:=IF([.V14]=&quot;&quot;;&quot;&quot;;LN(2)/[.V14])" office:value-type="float" office:value="10.6408839508742" calcext:value-type="float">
            <text:p>10.641</text:p>
          </table:table-cell>
          <table:table-cell table:style-name="ce14" table:formula="of:=IF([.Y14]=&quot;&quot;;&quot;&quot;;(LN(10)/LN(2))*[.Y14])" office:value-type="float" office:value="35.348251350845" calcext:value-type="float">
            <text:p>35.348</text:p>
          </table:table-cell>
          <table:table-cell table:style-name="ce6" office:value-type="float" office:value="0.00899" calcext:value-type="float">
            <text:p>0.00899</text:p>
          </table:table-cell>
          <table:table-cell table:style-name="ce6" office:value-type="float" office:value="0.000647" calcext:value-type="float">
            <text:p>0.000647</text:p>
          </table:table-cell>
          <table:table-cell table:style-name="ce6" office:value-type="float" office:value="1.353" calcext:value-type="float">
            <text:p>1.353</text:p>
          </table:table-cell>
          <table:table-cell table:style-name="ce14" table:formula="of:=IF([.AA14]=&quot;&quot;;&quot;&quot;;LN(2)/[.AA14])" office:value-type="float" office:value="77.1020223092264" calcext:value-type="float">
            <text:p>77.102</text:p>
          </table:table-cell>
          <table:table-cell table:style-name="ce14" table:formula="of:=IF([.AD14]=&quot;&quot;;&quot;&quot;;(LN(10)/LN(2))*[.AD14])" office:value-type="float" office:value="256.127374081651" calcext:value-type="float">
            <text:p>256.127</text:p>
          </table:table-cell>
          <table:table-cell table:number-columns-repeated="993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5.369" calcext:value-type="float">
            <text:p>5.369</text:p>
          </table:table-cell>
          <table:table-cell table:style-name="ce6" office:value-type="float" office:value="23.49" calcext:value-type="float">
            <text:p>23.49</text:p>
          </table:table-cell>
          <table:table-cell table:style-name="ce6" office:value-type="float" office:value="0.5881" calcext:value-type="float">
            <text:p>0.5881</text:p>
          </table:table-cell>
          <table:table-cell table:style-name="ce14" table:formula="of:=IF([.B15]=&quot;&quot;;&quot;&quot;;LN(2)/[.B15])" office:value-type="float" office:value="0.129101728545343" calcext:value-type="float">
            <text:p>0.129</text:p>
          </table:table-cell>
          <table:table-cell table:style-name="ce14" table:formula="of:=IF([.E15]=&quot;&quot;;&quot;&quot;;(LN(10)/LN(2))*[.E15])" office:value-type="float" office:value="0.428866659153296" calcext:value-type="float">
            <text:p>0.429</text:p>
          </table:table-cell>
          <table:table-cell table:style-name="ce6" office:value-type="float" office:value="0.05087" calcext:value-type="float">
            <text:p>0.05087</text:p>
          </table:table-cell>
          <table:table-cell table:style-name="ce6" office:value-type="float" office:value="0.1696" calcext:value-type="float">
            <text:p>0.1696</text:p>
          </table:table-cell>
          <table:table-cell table:style-name="ce6" office:value-type="float" office:value="0.3847" calcext:value-type="float">
            <text:p>0.3847</text:p>
          </table:table-cell>
          <table:table-cell table:style-name="ce14" table:formula="of:=IF([.G15]=&quot;&quot;;&quot;&quot;;LN(2)/[.G15])" office:value-type="float" office:value="13.6258537558472" calcext:value-type="float">
            <text:p>13.626</text:p>
          </table:table-cell>
          <table:table-cell table:style-name="ce14" table:formula="of:=IF([.J15]=&quot;&quot;;&quot;&quot;;(LN(10)/LN(2))*[.J15])" office:value-type="float" office:value="45.2641064083752" calcext:value-type="float">
            <text:p>45.264</text:p>
          </table:table-cell>
          <table:table-cell table:style-name="ce6" office:value-type="float" office:value="0.02302" calcext:value-type="float">
            <text:p>0.02302</text:p>
          </table:table-cell>
          <table:table-cell table:style-name="ce6" office:value-type="float" office:value="0.07163" calcext:value-type="float">
            <text:p>0.07163</text:p>
          </table:table-cell>
          <table:table-cell table:style-name="ce6" office:value-type="float" office:value="0.7299" calcext:value-type="float">
            <text:p>0.7299</text:p>
          </table:table-cell>
          <table:table-cell table:style-name="ce14" table:formula="of:=IF([.L15]=&quot;&quot;;&quot;&quot;;LN(2)/[.L15])" office:value-type="float" office:value="30.1106507628126" calcext:value-type="float">
            <text:p>30.111</text:p>
          </table:table-cell>
          <table:table-cell table:style-name="ce14" table:formula="of:=IF([.O15]=&quot;&quot;;&quot;&quot;;(LN(10)/LN(2))*[.O15])" office:value-type="float" office:value="100.025416724329" calcext:value-type="float">
            <text:p>100.025</text:p>
          </table:table-cell>
          <table:table-cell table:style-name="ce6" office:value-type="float" office:value="0.7149" calcext:value-type="float">
            <text:p>0.7149</text:p>
          </table:table-cell>
          <table:table-cell table:style-name="ce6" office:value-type="float" office:value="3.798" calcext:value-type="float">
            <text:p>3.798</text:p>
          </table:table-cell>
          <table:table-cell table:style-name="ce6" office:value-type="float" office:value="0.5378" calcext:value-type="float">
            <text:p>0.5378</text:p>
          </table:table-cell>
          <table:table-cell table:style-name="ce14" table:formula="of:=IF([.Q15]=&quot;&quot;;&quot;&quot;;LN(2)/[.Q15])" office:value-type="float" office:value="0.969572220674144" calcext:value-type="float">
            <text:p>0.970</text:p>
          </table:table-cell>
          <table:table-cell table:style-name="ce14" table:formula="of:=IF([.T15]=&quot;&quot;;&quot;&quot;;(LN(10)/LN(2))*[.T15])" office:value-type="float" office:value="3.22084919987977" calcext:value-type="float">
            <text:p>3.221</text:p>
          </table:table-cell>
          <table:table-cell table:style-name="ce6" office:value-type="float" office:value="0.05791" calcext:value-type="float">
            <text:p>0.05791</text:p>
          </table:table-cell>
          <table:table-cell table:style-name="ce6" office:value-type="float" office:value="0.1357" calcext:value-type="float">
            <text:p>0.1357</text:p>
          </table:table-cell>
          <table:table-cell table:style-name="ce6" office:value-type="float" office:value="0.5967" calcext:value-type="float">
            <text:p>0.5967</text:p>
          </table:table-cell>
          <table:table-cell table:style-name="ce14" table:formula="of:=IF([.V15]=&quot;&quot;;&quot;&quot;;LN(2)/[.V15])" office:value-type="float" office:value="11.969386644102" calcext:value-type="float">
            <text:p>11.969</text:p>
          </table:table-cell>
          <table:table-cell table:style-name="ce14" table:formula="of:=IF([.Y15]=&quot;&quot;;&quot;&quot;;(LN(10)/LN(2))*[.Y15])" office:value-type="float" office:value="39.7614417716119" calcext:value-type="float">
            <text:p>39.761</text:p>
          </table:table-cell>
          <table:table-cell table:style-name="ce6" office:value-type="float" office:value="0.00855" calcext:value-type="float">
            <text:p>0.00855</text:p>
          </table:table-cell>
          <table:table-cell table:style-name="ce6" office:value-type="float" office:value="0.000539" calcext:value-type="float">
            <text:p>0.000539</text:p>
          </table:table-cell>
          <table:table-cell table:style-name="ce6" office:value-type="float" office:value="1.194" calcext:value-type="float">
            <text:p>1.194</text:p>
          </table:table-cell>
          <table:table-cell table:style-name="ce14" table:formula="of:=IF([.AA15]=&quot;&quot;;&quot;&quot;;LN(2)/[.AA15])" office:value-type="float" office:value="81.0698456795258" calcext:value-type="float">
            <text:p>81.070</text:p>
          </table:table-cell>
          <table:table-cell table:style-name="ce14" table:formula="of:=IF([.AD15]=&quot;&quot;;&quot;&quot;;(LN(10)/LN(2))*[.AD15])" office:value-type="float" office:value="269.308198010999" calcext:value-type="float">
            <text:p>269.308</text:p>
          </table:table-cell>
          <table:table-cell table:number-columns-repeated="993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4.666" calcext:value-type="float">
            <text:p>4.666</text:p>
          </table:table-cell>
          <table:table-cell table:style-name="ce6" office:value-type="float" office:value="22.69" calcext:value-type="float">
            <text:p>22.69</text:p>
          </table:table-cell>
          <table:table-cell table:style-name="ce6" office:value-type="float" office:value="0.6618" calcext:value-type="float">
            <text:p>0.6618</text:p>
          </table:table-cell>
          <table:table-cell table:style-name="ce14" table:formula="of:=IF([.B16]=&quot;&quot;;&quot;&quot;;LN(2)/[.B16])" office:value-type="float" office:value="0.148552760514347" calcext:value-type="float">
            <text:p>0.149</text:p>
          </table:table-cell>
          <table:table-cell table:style-name="ce14" table:formula="of:=IF([.E16]=&quot;&quot;;&quot;&quot;;(LN(10)/LN(2))*[.E16])" office:value-type="float" office:value="0.493481588725685" calcext:value-type="float">
            <text:p>0.493</text:p>
          </table:table-cell>
          <table:table-cell table:style-name="ce6" office:value-type="float" office:value="0.04797" calcext:value-type="float">
            <text:p>0.04797</text:p>
          </table:table-cell>
          <table:table-cell table:style-name="ce6" office:value-type="float" office:value="0.1663" calcext:value-type="float">
            <text:p>0.1663</text:p>
          </table:table-cell>
          <table:table-cell table:style-name="ce6" office:value-type="float" office:value="0.4492" calcext:value-type="float">
            <text:p>0.4492</text:p>
          </table:table-cell>
          <table:table-cell table:style-name="ce14" table:formula="of:=IF([.G16]=&quot;&quot;;&quot;&quot;;LN(2)/[.G16])" office:value-type="float" office:value="14.449597259953" calcext:value-type="float">
            <text:p>14.450</text:p>
          </table:table-cell>
          <table:table-cell table:style-name="ce14" table:formula="of:=IF([.J16]=&quot;&quot;;&quot;&quot;;(LN(10)/LN(2))*[.J16])" office:value-type="float" office:value="48.0005230976453" calcext:value-type="float">
            <text:p>48.001</text:p>
          </table:table-cell>
          <table:table-cell table:style-name="ce6" office:value-type="float" office:value="0.02066" calcext:value-type="float">
            <text:p>0.02066</text:p>
          </table:table-cell>
          <table:table-cell table:style-name="ce6" office:value-type="float" office:value="0.06649" calcext:value-type="float">
            <text:p>0.06649</text:p>
          </table:table-cell>
          <table:table-cell table:style-name="ce6" office:value-type="float" office:value="0.775" calcext:value-type="float">
            <text:p>0.775</text:p>
          </table:table-cell>
          <table:table-cell table:style-name="ce14" table:formula="of:=IF([.L16]=&quot;&quot;;&quot;&quot;;LN(2)/[.L16])" office:value-type="float" office:value="33.550202350433" calcext:value-type="float">
            <text:p>33.550</text:p>
          </table:table-cell>
          <table:table-cell table:style-name="ce14" table:formula="of:=IF([.O16]=&quot;&quot;;&quot;&quot;;(LN(10)/LN(2))*[.O16])" office:value-type="float" office:value="111.451359777059" calcext:value-type="float">
            <text:p>111.451</text:p>
          </table:table-cell>
          <table:table-cell table:style-name="ce6" office:value-type="float" office:value="0.5793" calcext:value-type="float">
            <text:p>0.5793</text:p>
          </table:table-cell>
          <table:table-cell table:style-name="ce6" office:value-type="float" office:value="3.629" calcext:value-type="float">
            <text:p>3.629</text:p>
          </table:table-cell>
          <table:table-cell table:style-name="ce6" office:value-type="float" office:value="0.5908" calcext:value-type="float">
            <text:p>0.5908</text:p>
          </table:table-cell>
          <table:table-cell table:style-name="ce14" table:formula="of:=IF([.Q16]=&quot;&quot;;&quot;&quot;;LN(2)/[.Q16])" office:value-type="float" office:value="1.19652542820636" calcext:value-type="float">
            <text:p>1.197</text:p>
          </table:table-cell>
          <table:table-cell table:style-name="ce14" table:formula="of:=IF([.T16]=&quot;&quot;;&quot;&quot;;(LN(10)/LN(2))*[.T16])" office:value-type="float" office:value="3.97477143620584" calcext:value-type="float">
            <text:p>3.975</text:p>
          </table:table-cell>
          <table:table-cell table:style-name="ce6" office:value-type="float" office:value="0.05291" calcext:value-type="float">
            <text:p>0.05291</text:p>
          </table:table-cell>
          <table:table-cell table:style-name="ce6" office:value-type="float" office:value="0.128" calcext:value-type="float">
            <text:p>0.128</text:p>
          </table:table-cell>
          <table:table-cell table:style-name="ce6" office:value-type="float" office:value="0.6478" calcext:value-type="float">
            <text:p>0.6478</text:p>
          </table:table-cell>
          <table:table-cell table:style-name="ce14" table:formula="of:=IF([.V16]=&quot;&quot;;&quot;&quot;;LN(2)/[.V16])" office:value-type="float" office:value="13.1004948130778" calcext:value-type="float">
            <text:p>13.100</text:p>
          </table:table-cell>
          <table:table-cell table:style-name="ce14" table:formula="of:=IF([.Y16]=&quot;&quot;;&quot;&quot;;(LN(10)/LN(2))*[.Y16])" office:value-type="float" office:value="43.5189017764892" calcext:value-type="float">
            <text:p>43.519</text:p>
          </table:table-cell>
          <table:table-cell table:style-name="ce6" office:value-type="float" office:value="0.005203" calcext:value-type="float">
            <text:p>0.005203</text:p>
          </table:table-cell>
          <table:table-cell table:style-name="ce6" office:value-type="float" office:value="0.0006421" calcext:value-type="float">
            <text:p>0.0006421</text:p>
          </table:table-cell>
          <table:table-cell table:style-name="ce6" office:value-type="float" office:value="1.062" calcext:value-type="float">
            <text:p>1.062</text:p>
          </table:table-cell>
          <table:table-cell table:style-name="ce14" table:formula="of:=IF([.AA16]=&quot;&quot;;&quot;&quot;;LN(2)/[.AA16])" office:value-type="float" office:value="133.220676640389" calcext:value-type="float">
            <text:p>133.221</text:p>
          </table:table-cell>
          <table:table-cell table:style-name="ce14" table:formula="of:=IF([.AD16]=&quot;&quot;;&quot;&quot;;(LN(10)/LN(2))*[.AD16])" office:value-type="float" office:value="442.549508551614" calcext:value-type="float">
            <text:p>442.550</text:p>
          </table:table-cell>
          <table:table-cell table:number-columns-repeated="993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4.04" calcext:value-type="float">
            <text:p>4.04</text:p>
          </table:table-cell>
          <table:table-cell table:style-name="ce6" office:value-type="float" office:value="21.69" calcext:value-type="float">
            <text:p>21.69</text:p>
          </table:table-cell>
          <table:table-cell table:style-name="ce6" office:value-type="float" office:value="0.7187" calcext:value-type="float">
            <text:p>0.7187</text:p>
          </table:table-cell>
          <table:table-cell table:style-name="ce14" table:formula="of:=IF([.B17]=&quot;&quot;;&quot;&quot;;LN(2)/[.B17])" office:value-type="float" office:value="0.171571084297016" calcext:value-type="float">
            <text:p>0.172</text:p>
          </table:table-cell>
          <table:table-cell table:style-name="ce14" table:formula="of:=IF([.E17]=&quot;&quot;;&quot;&quot;;(LN(10)/LN(2))*[.E17])" office:value-type="float" office:value="0.569946805196546" calcext:value-type="float">
            <text:p>0.570</text:p>
          </table:table-cell>
          <table:table-cell table:style-name="ce6" office:value-type="float" office:value="0.04583" calcext:value-type="float">
            <text:p>0.04583</text:p>
          </table:table-cell>
          <table:table-cell table:style-name="ce6" office:value-type="float" office:value="0.1549" calcext:value-type="float">
            <text:p>0.1549</text:p>
          </table:table-cell>
          <table:table-cell table:style-name="ce6" office:value-type="float" office:value="0.4926" calcext:value-type="float">
            <text:p>0.4926</text:p>
          </table:table-cell>
          <table:table-cell table:style-name="ce14" table:formula="of:=IF([.G17]=&quot;&quot;;&quot;&quot;;LN(2)/[.G17])" office:value-type="float" office:value="15.1243111621197" calcext:value-type="float">
            <text:p>15.124</text:p>
          </table:table-cell>
          <table:table-cell table:style-name="ce14" table:formula="of:=IF([.J17]=&quot;&quot;;&quot;&quot;;(LN(10)/LN(2))*[.J17])" office:value-type="float" office:value="50.2418741652639" calcext:value-type="float">
            <text:p>50.242</text:p>
          </table:table-cell>
          <table:table-cell table:style-name="ce6" office:value-type="float" office:value="0.01886" calcext:value-type="float">
            <text:p>0.01886</text:p>
          </table:table-cell>
          <table:table-cell table:style-name="ce6" office:value-type="float" office:value="0.06093" calcext:value-type="float">
            <text:p>0.06093</text:p>
          </table:table-cell>
          <table:table-cell table:style-name="ce6" office:value-type="float" office:value="0.8103" calcext:value-type="float">
            <text:p>0.8103</text:p>
          </table:table-cell>
          <table:table-cell table:style-name="ce14" table:formula="of:=IF([.L17]=&quot;&quot;;&quot;&quot;;LN(2)/[.L17])" office:value-type="float" office:value="36.7522365090109" calcext:value-type="float">
            <text:p>36.752</text:p>
          </table:table-cell>
          <table:table-cell table:style-name="ce14" table:formula="of:=IF([.O17]=&quot;&quot;;&quot;&quot;;(LN(10)/LN(2))*[.O17])" office:value-type="float" office:value="122.088287009228" calcext:value-type="float">
            <text:p>122.088</text:p>
          </table:table-cell>
          <table:table-cell table:style-name="ce6" office:value-type="float" office:value="0.4921" calcext:value-type="float">
            <text:p>0.4921</text:p>
          </table:table-cell>
          <table:table-cell table:style-name="ce6" office:value-type="float" office:value="3.428" calcext:value-type="float">
            <text:p>3.428</text:p>
          </table:table-cell>
          <table:table-cell table:style-name="ce6" office:value-type="float" office:value="0.6427" calcext:value-type="float">
            <text:p>0.6427</text:p>
          </table:table-cell>
          <table:table-cell table:style-name="ce14" table:formula="of:=IF([.Q17]=&quot;&quot;;&quot;&quot;;LN(2)/[.Q17])" office:value-type="float" office:value="1.40854944230836" calcext:value-type="float">
            <text:p>1.409</text:p>
          </table:table-cell>
          <table:table-cell table:style-name="ce14" table:formula="of:=IF([.T17]=&quot;&quot;;&quot;&quot;;(LN(10)/LN(2))*[.T17])" office:value-type="float" office:value="4.67909996544208" calcext:value-type="float">
            <text:p>4.679</text:p>
          </table:table-cell>
          <table:table-cell table:style-name="ce6" office:value-type="float" office:value="0.04955" calcext:value-type="float">
            <text:p>0.04955</text:p>
          </table:table-cell>
          <table:table-cell table:style-name="ce6" office:value-type="float" office:value="0.1208" calcext:value-type="float">
            <text:p>0.1208</text:p>
          </table:table-cell>
          <table:table-cell table:style-name="ce6" office:value-type="float" office:value="0.7097" calcext:value-type="float">
            <text:p>0.7097</text:p>
          </table:table-cell>
          <table:table-cell table:style-name="ce14" table:formula="of:=IF([.V17]=&quot;&quot;;&quot;&quot;;LN(2)/[.V17])" office:value-type="float" office:value="13.9888431999989" calcext:value-type="float">
            <text:p>13.989</text:p>
          </table:table-cell>
          <table:table-cell table:style-name="ce14" table:formula="of:=IF([.Y17]=&quot;&quot;;&quot;&quot;;(LN(10)/LN(2))*[.Y17])" office:value-type="float" office:value="46.4699312410504" calcext:value-type="float">
            <text:p>46.470</text:p>
          </table:table-cell>
          <table:table-cell table:style-name="ce6" office:value-type="float" office:value="0.007903" calcext:value-type="float">
            <text:p>0.007903</text:p>
          </table:table-cell>
          <table:table-cell table:style-name="ce6" office:value-type="float" office:value="0.000864" calcext:value-type="float">
            <text:p>0.000864</text:p>
          </table:table-cell>
          <table:table-cell table:style-name="ce6" office:value-type="float" office:value="0.9703" calcext:value-type="float">
            <text:p>0.9703</text:p>
          </table:table-cell>
          <table:table-cell table:style-name="ce14" table:formula="of:=IF([.AA17]=&quot;&quot;;&quot;&quot;;LN(2)/[.AA17])" office:value-type="float" office:value="87.7068430418759" calcext:value-type="float">
            <text:p>87.707</text:p>
          </table:table-cell>
          <table:table-cell table:style-name="ce14" table:formula="of:=IF([.AD17]=&quot;&quot;;&quot;&quot;;(LN(10)/LN(2))*[.AD17])" office:value-type="float" office:value="291.355826014684" calcext:value-type="float">
            <text:p>291.356</text:p>
          </table:table-cell>
          <table:table-cell table:number-columns-repeated="993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3.504" calcext:value-type="float">
            <text:p>3.504</text:p>
          </table:table-cell>
          <table:table-cell table:style-name="ce6" office:value-type="float" office:value="20.37" calcext:value-type="float">
            <text:p>20.37</text:p>
          </table:table-cell>
          <table:table-cell table:style-name="ce6" office:value-type="float" office:value="0.755" calcext:value-type="float">
            <text:p>0.755</text:p>
          </table:table-cell>
          <table:table-cell table:style-name="ce14" table:formula="of:=IF([.B18]=&quot;&quot;;&quot;&quot;;LN(2)/[.B18])" office:value-type="float" office:value="0.197815976187199" calcext:value-type="float">
            <text:p>0.198</text:p>
          </table:table-cell>
          <table:table-cell table:style-name="ce14" table:formula="of:=IF([.E18]=&quot;&quot;;&quot;&quot;;(LN(10)/LN(2))*[.E18])" office:value-type="float" office:value="0.657130448913826" calcext:value-type="float">
            <text:p>0.657</text:p>
          </table:table-cell>
          <table:table-cell table:style-name="ce6" office:value-type="float" office:value="0.04398" calcext:value-type="float">
            <text:p>0.04398</text:p>
          </table:table-cell>
          <table:table-cell table:style-name="ce6" office:value-type="float" office:value="0.1348" calcext:value-type="float">
            <text:p>0.1348</text:p>
          </table:table-cell>
          <table:table-cell table:style-name="ce6" office:value-type="float" office:value="0.4943" calcext:value-type="float">
            <text:p>0.4943</text:p>
          </table:table-cell>
          <table:table-cell table:style-name="ce14" table:formula="of:=IF([.G18]=&quot;&quot;;&quot;&quot;;LN(2)/[.G18])" office:value-type="float" office:value="15.7605088803989" calcext:value-type="float">
            <text:p>15.761</text:p>
          </table:table-cell>
          <table:table-cell table:style-name="ce14" table:formula="of:=IF([.J18]=&quot;&quot;;&quot;&quot;;(LN(10)/LN(2))*[.J18])" office:value-type="float" office:value="52.355277239519" calcext:value-type="float">
            <text:p>52.355</text:p>
          </table:table-cell>
          <table:table-cell table:style-name="ce6" office:value-type="float" office:value="0.01746" calcext:value-type="float">
            <text:p>0.01746</text:p>
          </table:table-cell>
          <table:table-cell table:style-name="ce6" office:value-type="float" office:value="0.05558" calcext:value-type="float">
            <text:p>0.05558</text:p>
          </table:table-cell>
          <table:table-cell table:style-name="ce6" office:value-type="float" office:value="0.8392" calcext:value-type="float">
            <text:p>0.8392</text:p>
          </table:table-cell>
          <table:table-cell table:style-name="ce14" table:formula="of:=IF([.L18]=&quot;&quot;;&quot;&quot;;LN(2)/[.L18])" office:value-type="float" office:value="39.6991512348193" calcext:value-type="float">
            <text:p>39.699</text:p>
          </table:table-cell>
          <table:table-cell table:style-name="ce14" table:formula="of:=IF([.O18]=&quot;&quot;;&quot;&quot;;(LN(10)/LN(2))*[.O18])" office:value-type="float" office:value="131.877725830129" calcext:value-type="float">
            <text:p>131.878</text:p>
          </table:table-cell>
          <table:table-cell table:style-name="ce6" office:value-type="float" office:value="0.4355" calcext:value-type="float">
            <text:p>0.4355</text:p>
          </table:table-cell>
          <table:table-cell table:style-name="ce6" office:value-type="float" office:value="3.178" calcext:value-type="float">
            <text:p>3.178</text:p>
          </table:table-cell>
          <table:table-cell table:style-name="ce6" office:value-type="float" office:value="0.6861" calcext:value-type="float">
            <text:p>0.6861</text:p>
          </table:table-cell>
          <table:table-cell table:style-name="ce14" table:formula="of:=IF([.Q18]=&quot;&quot;;&quot;&quot;;LN(2)/[.Q18])" office:value-type="float" office:value="1.59161235490229" calcext:value-type="float">
            <text:p>1.592</text:p>
          </table:table-cell>
          <table:table-cell table:style-name="ce14" table:formula="of:=IF([.T18]=&quot;&quot;;&quot;&quot;;(LN(10)/LN(2))*[.T18])" office:value-type="float" office:value="5.28722179791974" calcext:value-type="float">
            <text:p>5.287</text:p>
          </table:table-cell>
          <table:table-cell table:style-name="ce6" office:value-type="float" office:value="0.04721" calcext:value-type="float">
            <text:p>0.04721</text:p>
          </table:table-cell>
          <table:table-cell table:style-name="ce6" office:value-type="float" office:value="0.114" calcext:value-type="float">
            <text:p>0.114</text:p>
          </table:table-cell>
          <table:table-cell table:style-name="ce6" office:value-type="float" office:value="0.7786" calcext:value-type="float">
            <text:p>0.7786</text:p>
          </table:table-cell>
          <table:table-cell table:style-name="ce14" table:formula="of:=IF([.V18]=&quot;&quot;;&quot;&quot;;LN(2)/[.V18])" office:value-type="float" office:value="14.6822109841124" calcext:value-type="float">
            <text:p>14.682</text:p>
          </table:table-cell>
          <table:table-cell table:style-name="ce14" table:formula="of:=IF([.Y18]=&quot;&quot;;&quot;&quot;;(LN(10)/LN(2))*[.Y18])" office:value-type="float" office:value="48.7732491631867" calcext:value-type="float">
            <text:p>48.773</text:p>
          </table:table-cell>
          <table:table-cell table:style-name="ce6" office:value-type="float" office:value="0.007686" calcext:value-type="float">
            <text:p>0.007686</text:p>
          </table:table-cell>
          <table:table-cell table:style-name="ce6" office:value-type="float" office:value="0.001056" calcext:value-type="float">
            <text:p>0.001056</text:p>
          </table:table-cell>
          <table:table-cell table:style-name="ce6" office:value-type="float" office:value="1.015" calcext:value-type="float">
            <text:p>1.015</text:p>
          </table:table-cell>
          <table:table-cell table:style-name="ce14" table:formula="of:=IF([.AA18]=&quot;&quot;;&quot;&quot;;LN(2)/[.AA18])" office:value-type="float" office:value="90.183083601346" calcext:value-type="float">
            <text:p>90.183</text:p>
          </table:table-cell>
          <table:table-cell table:style-name="ce14" table:formula="of:=IF([.AD18]=&quot;&quot;;&quot;&quot;;(LN(10)/LN(2))*[.AD18])" office:value-type="float" office:value="299.581719098887" calcext:value-type="float">
            <text:p>299.582</text:p>
          </table:table-cell>
          <table:table-cell table:number-columns-repeated="993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.067" calcext:value-type="float">
            <text:p>3.067</text:p>
          </table:table-cell>
          <table:table-cell table:style-name="ce6" office:value-type="float" office:value="18.83" calcext:value-type="float">
            <text:p>18.83</text:p>
          </table:table-cell>
          <table:table-cell table:style-name="ce6" office:value-type="float" office:value="0.7726" calcext:value-type="float">
            <text:p>0.7726</text:p>
          </table:table-cell>
          <table:table-cell table:style-name="ce14" table:formula="of:=IF([.B19]=&quot;&quot;;&quot;&quot;;LN(2)/[.B19])" office:value-type="float" office:value="0.226001689129425" calcext:value-type="float">
            <text:p>0.226</text:p>
          </table:table-cell>
          <table:table-cell table:style-name="ce14" table:formula="of:=IF([.E19]=&quot;&quot;;&quot;&quot;;(LN(10)/LN(2))*[.E19])" office:value-type="float" office:value="0.750761360611035" calcext:value-type="float">
            <text:p>0.751</text:p>
          </table:table-cell>
          <table:table-cell table:style-name="ce6" office:value-type="float" office:value="0.04228" calcext:value-type="float">
            <text:p>0.04228</text:p>
          </table:table-cell>
          <table:table-cell table:style-name="ce6" office:value-type="float" office:value="0.1137" calcext:value-type="float">
            <text:p>0.1137</text:p>
          </table:table-cell>
          <table:table-cell table:style-name="ce6" office:value-type="float" office:value="0.469" calcext:value-type="float">
            <text:p>0.469</text:p>
          </table:table-cell>
          <table:table-cell table:style-name="ce14" table:formula="of:=IF([.G19]=&quot;&quot;;&quot;&quot;;LN(2)/[.G19])" office:value-type="float" office:value="16.3942095685891" calcext:value-type="float">
            <text:p>16.394</text:p>
          </table:table-cell>
          <table:table-cell table:style-name="ce14" table:formula="of:=IF([.J19]=&quot;&quot;;&quot;&quot;;(LN(10)/LN(2))*[.J19])" office:value-type="float" office:value="54.4603853593672" calcext:value-type="float">
            <text:p>54.460</text:p>
          </table:table-cell>
          <table:table-cell table:style-name="ce6" office:value-type="float" office:value="0.01663" calcext:value-type="float">
            <text:p>0.01663</text:p>
          </table:table-cell>
          <table:table-cell table:style-name="ce6" office:value-type="float" office:value="0.05039" calcext:value-type="float">
            <text:p>0.05039</text:p>
          </table:table-cell>
          <table:table-cell table:style-name="ce6" office:value-type="float" office:value="0.8585" calcext:value-type="float">
            <text:p>0.8585</text:p>
          </table:table-cell>
          <table:table-cell table:style-name="ce14" table:formula="of:=IF([.L19]=&quot;&quot;;&quot;&quot;;LN(2)/[.L19])" office:value-type="float" office:value="41.6805279951861" calcext:value-type="float">
            <text:p>41.681</text:p>
          </table:table-cell>
          <table:table-cell table:style-name="ce14" table:formula="of:=IF([.O19]=&quot;&quot;;&quot;&quot;;(LN(10)/LN(2))*[.O19])" office:value-type="float" office:value="138.459716956948" calcext:value-type="float">
            <text:p>138.460</text:p>
          </table:table-cell>
          <table:table-cell table:style-name="ce6" office:value-type="float" office:value="0.3971" calcext:value-type="float">
            <text:p>0.3971</text:p>
          </table:table-cell>
          <table:table-cell table:style-name="ce6" office:value-type="float" office:value="2.913" calcext:value-type="float">
            <text:p>2.913</text:p>
          </table:table-cell>
          <table:table-cell table:style-name="ce6" office:value-type="float" office:value="0.7204" calcext:value-type="float">
            <text:p>0.7204</text:p>
          </table:table-cell>
          <table:table-cell table:style-name="ce14" table:formula="of:=IF([.Q19]=&quot;&quot;;&quot;&quot;;LN(2)/[.Q19])" office:value-type="float" office:value="1.74552299309984" calcext:value-type="float">
            <text:p>1.746</text:p>
          </table:table-cell>
          <table:table-cell table:style-name="ce14" table:formula="of:=IF([.T19]=&quot;&quot;;&quot;&quot;;(LN(10)/LN(2))*[.T19])" office:value-type="float" office:value="5.79850187105023" calcext:value-type="float">
            <text:p>5.799</text:p>
          </table:table-cell>
          <table:table-cell table:style-name="ce6" office:value-type="float" office:value="0.0455" calcext:value-type="float">
            <text:p>0.0455</text:p>
          </table:table-cell>
          <table:table-cell table:style-name="ce6" office:value-type="float" office:value="0.1077" calcext:value-type="float">
            <text:p>0.1077</text:p>
          </table:table-cell>
          <table:table-cell table:style-name="ce6" office:value-type="float" office:value="0.8522" calcext:value-type="float">
            <text:p>0.8522</text:p>
          </table:table-cell>
          <table:table-cell table:style-name="ce14" table:formula="of:=IF([.V19]=&quot;&quot;;&quot;&quot;;LN(2)/[.V19])" office:value-type="float" office:value="15.2340039683504" calcext:value-type="float">
            <text:p>15.234</text:p>
          </table:table-cell>
          <table:table-cell table:style-name="ce14" table:formula="of:=IF([.Y19]=&quot;&quot;;&quot;&quot;;(LN(10)/LN(2))*[.Y19])" office:value-type="float" office:value="50.6062657800889" calcext:value-type="float">
            <text:p>50.606</text:p>
          </table:table-cell>
          <table:table-cell table:style-name="ce6" office:value-type="float" office:value="0.007511" calcext:value-type="float">
            <text:p>0.007511</text:p>
          </table:table-cell>
          <table:table-cell table:style-name="ce6" office:value-type="float" office:value="0.001159" calcext:value-type="float">
            <text:p>0.001159</text:p>
          </table:table-cell>
          <table:table-cell table:style-name="ce6" office:value-type="float" office:value="1.081" calcext:value-type="float">
            <text:p>1.081</text:p>
          </table:table-cell>
          <table:table-cell table:style-name="ce14" table:formula="of:=IF([.AA19]=&quot;&quot;;&quot;&quot;;LN(2)/[.AA19])" office:value-type="float" office:value="92.28427380641" calcext:value-type="float">
            <text:p>92.284</text:p>
          </table:table-cell>
          <table:table-cell table:style-name="ce14" table:formula="of:=IF([.AD19]=&quot;&quot;;&quot;&quot;;(LN(10)/LN(2))*[.AD19])" office:value-type="float" office:value="306.561721873791" calcext:value-type="float">
            <text:p>306.562</text:p>
          </table:table-cell>
          <table:table-cell table:number-columns-repeated="993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2.731" calcext:value-type="float">
            <text:p>2.731</text:p>
          </table:table-cell>
          <table:table-cell table:style-name="ce6" office:value-type="float" office:value="17.07" calcext:value-type="float">
            <text:p>17.07</text:p>
          </table:table-cell>
          <table:table-cell table:style-name="ce6" office:value-type="float" office:value="0.7714" calcext:value-type="float">
            <text:p>0.7714</text:p>
          </table:table-cell>
          <table:table-cell table:style-name="ce14" table:formula="of:=IF([.B20]=&quot;&quot;;&quot;&quot;;LN(2)/[.B20])" office:value-type="float" office:value="0.253807096506754" calcext:value-type="float">
            <text:p>0.254</text:p>
          </table:table-cell>
          <table:table-cell table:style-name="ce14" table:formula="of:=IF([.E20]=&quot;&quot;;&quot;&quot;;(LN(10)/LN(2))*[.E20])" office:value-type="float" office:value="0.843128924567574" calcext:value-type="float">
            <text:p>0.843</text:p>
          </table:table-cell>
          <table:table-cell table:style-name="ce6" office:value-type="float" office:value="0.04068" calcext:value-type="float">
            <text:p>0.04068</text:p>
          </table:table-cell>
          <table:table-cell table:style-name="ce6" office:value-type="float" office:value="0.09705" calcext:value-type="float">
            <text:p>0.09705</text:p>
          </table:table-cell>
          <table:table-cell table:style-name="ce6" office:value-type="float" office:value="0.4406" calcext:value-type="float">
            <text:p>0.4406</text:p>
          </table:table-cell>
          <table:table-cell table:style-name="ce14" table:formula="of:=IF([.G20]=&quot;&quot;;&quot;&quot;;LN(2)/[.G20])" office:value-type="float" office:value="17.0390162379534" calcext:value-type="float">
            <text:p>17.039</text:p>
          </table:table-cell>
          <table:table-cell table:style-name="ce14" table:formula="of:=IF([.J20]=&quot;&quot;;&quot;&quot;;(LN(10)/LN(2))*[.J20])" office:value-type="float" office:value="56.6023867500994" calcext:value-type="float">
            <text:p>56.602</text:p>
          </table:table-cell>
          <table:table-cell table:style-name="ce6" office:value-type="float" office:value="0.01543" calcext:value-type="float">
            <text:p>0.01543</text:p>
          </table:table-cell>
          <table:table-cell table:style-name="ce6" office:value-type="float" office:value="0.04571" calcext:value-type="float">
            <text:p>0.04571</text:p>
          </table:table-cell>
          <table:table-cell table:style-name="ce6" office:value-type="float" office:value="0.8763" calcext:value-type="float">
            <text:p>0.8763</text:p>
          </table:table-cell>
          <table:table-cell table:style-name="ce14" table:formula="of:=IF([.L20]=&quot;&quot;;&quot;&quot;;LN(2)/[.L20])" office:value-type="float" office:value="44.9220466986355" calcext:value-type="float">
            <text:p>44.922</text:p>
          </table:table-cell>
          <table:table-cell table:style-name="ce14" table:formula="of:=IF([.O20]=&quot;&quot;;&quot;&quot;;(LN(10)/LN(2))*[.O20])" office:value-type="float" office:value="149.227809008039" calcext:value-type="float">
            <text:p>149.228</text:p>
          </table:table-cell>
          <table:table-cell table:style-name="ce6" office:value-type="float" office:value="0.3681" calcext:value-type="float">
            <text:p>0.3681</text:p>
          </table:table-cell>
          <table:table-cell table:style-name="ce6" office:value-type="float" office:value="2.654" calcext:value-type="float">
            <text:p>2.654</text:p>
          </table:table-cell>
          <table:table-cell table:style-name="ce6" office:value-type="float" office:value="0.7461" calcext:value-type="float">
            <text:p>0.7461</text:p>
          </table:table-cell>
          <table:table-cell table:style-name="ce14" table:formula="of:=IF([.Q20]=&quot;&quot;;&quot;&quot;;LN(2)/[.Q20])" office:value-type="float" office:value="1.88304042531906" calcext:value-type="float">
            <text:p>1.883</text:p>
          </table:table-cell>
          <table:table-cell table:style-name="ce14" table:formula="of:=IF([.T20]=&quot;&quot;;&quot;&quot;;(LN(10)/LN(2))*[.T20])" office:value-type="float" office:value="6.25532489267603" calcext:value-type="float">
            <text:p>6.255</text:p>
          </table:table-cell>
          <table:table-cell table:style-name="ce6" office:value-type="float" office:value="0.0441" calcext:value-type="float">
            <text:p>0.0441</text:p>
          </table:table-cell>
          <table:table-cell table:style-name="ce6" office:value-type="float" office:value="0.1013" calcext:value-type="float">
            <text:p>0.1013</text:p>
          </table:table-cell>
          <table:table-cell table:style-name="ce6" office:value-type="float" office:value="0.9222" calcext:value-type="float">
            <text:p>0.9222</text:p>
          </table:table-cell>
          <table:table-cell table:style-name="ce14" table:formula="of:=IF([.V20]=&quot;&quot;;&quot;&quot;;LN(2)/[.V20])" office:value-type="float" office:value="15.7176231419489" calcext:value-type="float">
            <text:p>15.718</text:p>
          </table:table-cell>
          <table:table-cell table:style-name="ce14" table:formula="of:=IF([.Y20]=&quot;&quot;;&quot;&quot;;(LN(10)/LN(2))*[.Y20])" office:value-type="float" office:value="52.2128139000917" calcext:value-type="float">
            <text:p>52.213</text:p>
          </table:table-cell>
          <table:table-cell table:style-name="ce6" office:value-type="float" office:value="0.007345" calcext:value-type="float">
            <text:p>0.007345</text:p>
          </table:table-cell>
          <table:table-cell table:style-name="ce6" office:value-type="float" office:value="0.001133" calcext:value-type="float">
            <text:p>0.001133</text:p>
          </table:table-cell>
          <table:table-cell table:style-name="ce6" office:value-type="float" office:value="1.116" calcext:value-type="float">
            <text:p>1.116</text:p>
          </table:table-cell>
          <table:table-cell table:style-name="ce14" table:formula="of:=IF([.AA20]=&quot;&quot;;&quot;&quot;;LN(2)/[.AA20])" office:value-type="float" office:value="94.3699360871267" calcext:value-type="float">
            <text:p>94.370</text:p>
          </table:table-cell>
          <table:table-cell table:style-name="ce14" table:formula="of:=IF([.AD20]=&quot;&quot;;&quot;&quot;;(LN(10)/LN(2))*[.AD20])" office:value-type="float" office:value="313.490142000551" calcext:value-type="float">
            <text:p>313.490</text:p>
          </table:table-cell>
          <table:table-cell table:number-columns-repeated="993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15.28" calcext:value-type="float">
            <text:p>15.28</text:p>
          </table:table-cell>
          <table:table-cell table:style-name="ce6" office:value-type="float" office:value="0.7557" calcext:value-type="float">
            <text:p>0.7557</text:p>
          </table:table-cell>
          <table:table-cell table:style-name="ce14" table:formula="of:=IF([.B21]=&quot;&quot;;&quot;&quot;;LN(2)/[.B21])" office:value-type="float" office:value="0.277258872223978" calcext:value-type="float">
            <text:p>0.277</text:p>
          </table:table-cell>
          <table:table-cell table:style-name="ce14" table:formula="of:=IF([.E21]=&quot;&quot;;&quot;&quot;;(LN(10)/LN(2))*[.E21])" office:value-type="float" office:value="0.921034037197618" calcext:value-type="float">
            <text:p>0.921</text:p>
          </table:table-cell>
          <table:table-cell table:style-name="ce6" office:value-type="float" office:value="0.03925" calcext:value-type="float">
            <text:p>0.03925</text:p>
          </table:table-cell>
          <table:table-cell table:style-name="ce6" office:value-type="float" office:value="0.08567" calcext:value-type="float">
            <text:p>0.08567</text:p>
          </table:table-cell>
          <table:table-cell table:style-name="ce6" office:value-type="float" office:value="0.4273" calcext:value-type="float">
            <text:p>0.4273</text:p>
          </table:table-cell>
          <table:table-cell table:style-name="ce14" table:formula="of:=IF([.G21]=&quot;&quot;;&quot;&quot;;LN(2)/[.G21])" office:value-type="float" office:value="17.6598007785973" calcext:value-type="float">
            <text:p>17.660</text:p>
          </table:table-cell>
          <table:table-cell table:style-name="ce14" table:formula="of:=IF([.J21]=&quot;&quot;;&quot;&quot;;(LN(10)/LN(2))*[.J21])" office:value-type="float" office:value="58.6645883565362" calcext:value-type="float">
            <text:p>58.665</text:p>
          </table:table-cell>
          <table:table-cell table:style-name="ce6" office:value-type="float" office:value="0.01466" calcext:value-type="float">
            <text:p>0.01466</text:p>
          </table:table-cell>
          <table:table-cell table:style-name="ce6" office:value-type="float" office:value="0.04171" calcext:value-type="float">
            <text:p>0.04171</text:p>
          </table:table-cell>
          <table:table-cell table:style-name="ce6" office:value-type="float" office:value="0.8939" calcext:value-type="float">
            <text:p>0.8939</text:p>
          </table:table-cell>
          <table:table-cell table:style-name="ce14" table:formula="of:=IF([.L21]=&quot;&quot;;&quot;&quot;;LN(2)/[.L21])" office:value-type="float" office:value="47.2815266411968" calcext:value-type="float">
            <text:p>47.282</text:p>
          </table:table-cell>
          <table:table-cell table:style-name="ce14" table:formula="of:=IF([.O21]=&quot;&quot;;&quot;&quot;;(LN(10)/LN(2))*[.O21])" office:value-type="float" office:value="157.065831718557" calcext:value-type="float">
            <text:p>157.066</text:p>
          </table:table-cell>
          <table:table-cell table:style-name="ce6" office:value-type="float" office:value="0.3415" calcext:value-type="float">
            <text:p>0.3415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0.7645" calcext:value-type="float">
            <text:p>0.7645</text:p>
          </table:table-cell>
          <table:table-cell table:style-name="ce14" table:formula="of:=IF([.Q21]=&quot;&quot;;&quot;&quot;;LN(2)/[.Q21])" office:value-type="float" office:value="2.02971355947275" calcext:value-type="float">
            <text:p>2.030</text:p>
          </table:table-cell>
          <table:table-cell table:style-name="ce14" table:formula="of:=IF([.T21]=&quot;&quot;;&quot;&quot;;(LN(10)/LN(2))*[.T21])" office:value-type="float" office:value="6.74256249778637" calcext:value-type="float">
            <text:p>6.743</text:p>
          </table:table-cell>
          <table:table-cell table:style-name="ce6" office:value-type="float" office:value="0.04278" calcext:value-type="float">
            <text:p>0.04278</text:p>
          </table:table-cell>
          <table:table-cell table:style-name="ce6" office:value-type="float" office:value="0.09466" calcext:value-type="float">
            <text:p>0.09466</text:p>
          </table:table-cell>
          <table:table-cell table:style-name="ce6" office:value-type="float" office:value="0.9791" calcext:value-type="float">
            <text:p>0.9791</text:p>
          </table:table-cell>
          <table:table-cell table:style-name="ce14" table:formula="of:=IF([.V21]=&quot;&quot;;&quot;&quot;;LN(2)/[.V21])" office:value-type="float" office:value="16.2025988910693" calcext:value-type="float">
            <text:p>16.203</text:p>
          </table:table-cell>
          <table:table-cell table:style-name="ce14" table:formula="of:=IF([.Y21]=&quot;&quot;;&quot;&quot;;(LN(10)/LN(2))*[.Y21])" office:value-type="float" office:value="53.823868466434" calcext:value-type="float">
            <text:p>53.824</text:p>
          </table:table-cell>
          <table:table-cell table:style-name="ce6" office:value-type="float" office:value="0.00723" calcext:value-type="float">
            <text:p>0.00723</text:p>
          </table:table-cell>
          <table:table-cell table:style-name="ce6" office:value-type="float" office:value="0.0009343" calcext:value-type="float">
            <text:p>0.0009343</text:p>
          </table:table-cell>
          <table:table-cell table:style-name="ce6" office:value-type="float" office:value="1.309" calcext:value-type="float">
            <text:p>1.309</text:p>
          </table:table-cell>
          <table:table-cell table:style-name="ce14" table:formula="of:=IF([.AA21]=&quot;&quot;;&quot;&quot;;LN(2)/[.AA21])" office:value-type="float" office:value="95.8709793305595" calcext:value-type="float">
            <text:p>95.871</text:p>
          </table:table-cell>
          <table:table-cell table:style-name="ce14" table:formula="of:=IF([.AD21]=&quot;&quot;;&quot;&quot;;(LN(10)/LN(2))*[.AD21])" office:value-type="float" office:value="318.476499722551" calcext:value-type="float">
            <text:p>318.476</text:p>
          </table:table-cell>
          <table:table-cell table:number-columns-repeated="993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.364" calcext:value-type="float">
            <text:p>2.364</text:p>
          </table:table-cell>
          <table:table-cell table:style-name="ce6" office:value-type="float" office:value="13.41" calcext:value-type="float">
            <text:p>13.41</text:p>
          </table:table-cell>
          <table:table-cell table:style-name="ce6" office:value-type="float" office:value="0.7239" calcext:value-type="float">
            <text:p>0.7239</text:p>
          </table:table-cell>
          <table:table-cell table:style-name="ce14" table:formula="of:=IF([.B22]=&quot;&quot;;&quot;&quot;;LN(2)/[.B22])" office:value-type="float" office:value="0.29320946724194" calcext:value-type="float">
            <text:p>0.293</text:p>
          </table:table-cell>
          <table:table-cell table:style-name="ce14" table:formula="of:=IF([.E22]=&quot;&quot;;&quot;&quot;;(LN(10)/LN(2))*[.E22])" office:value-type="float" office:value="0.974020766917955" calcext:value-type="float">
            <text:p>0.974</text:p>
          </table:table-cell>
          <table:table-cell table:style-name="ce6" office:value-type="float" office:value="0.03808" calcext:value-type="float">
            <text:p>0.03808</text:p>
          </table:table-cell>
          <table:table-cell table:style-name="ce6" office:value-type="float" office:value="0.07862" calcext:value-type="float">
            <text:p>0.07862</text:p>
          </table:table-cell>
          <table:table-cell table:style-name="ce6" office:value-type="float" office:value="0.4394" calcext:value-type="float">
            <text:p>0.4394</text:p>
          </table:table-cell>
          <table:table-cell table:style-name="ce14" table:formula="of:=IF([.G22]=&quot;&quot;;&quot;&quot;;LN(2)/[.G22])" office:value-type="float" office:value="18.2023944474776" calcext:value-type="float">
            <text:p>18.202</text:p>
          </table:table-cell>
          <table:table-cell table:style-name="ce14" table:formula="of:=IF([.J22]=&quot;&quot;;&quot;&quot;;(LN(10)/LN(2))*[.J22])" office:value-type="float" office:value="60.4670455092974" calcext:value-type="float">
            <text:p>60.467</text:p>
          </table:table-cell>
          <table:table-cell table:style-name="ce6" office:value-type="float" office:value="0.01397" calcext:value-type="float">
            <text:p>0.01397</text:p>
          </table:table-cell>
          <table:table-cell table:style-name="ce6" office:value-type="float" office:value="0.03815" calcext:value-type="float">
            <text:p>0.03815</text:p>
          </table:table-cell>
          <table:table-cell table:style-name="ce6" office:value-type="float" office:value="0.908" calcext:value-type="float">
            <text:p>0.908</text:p>
          </table:table-cell>
          <table:table-cell table:style-name="ce14" table:formula="of:=IF([.L22]=&quot;&quot;;&quot;&quot;;LN(2)/[.L22])" office:value-type="float" office:value="49.6168346857513" calcext:value-type="float">
            <text:p>49.617</text:p>
          </table:table-cell>
          <table:table-cell table:style-name="ce14" table:formula="of:=IF([.O22]=&quot;&quot;;&quot;&quot;;(LN(10)/LN(2))*[.O22])" office:value-type="float" office:value="164.823557121979" calcext:value-type="float">
            <text:p>164.824</text:p>
          </table:table-cell>
          <table:table-cell table:style-name="ce6" office:value-type="float" office:value="0.3135" calcext:value-type="float">
            <text:p>0.3135</text:p>
          </table:table-cell>
          <table:table-cell table:style-name="ce6" office:value-type="float" office:value="2.227" calcext:value-type="float">
            <text:p>2.227</text:p>
          </table:table-cell>
          <table:table-cell table:style-name="ce6" office:value-type="float" office:value="0.7788" calcext:value-type="float">
            <text:p>0.7788</text:p>
          </table:table-cell>
          <table:table-cell table:style-name="ce14" table:formula="of:=IF([.Q22]=&quot;&quot;;&quot;&quot;;LN(2)/[.Q22])" office:value-type="float" office:value="2.21099579125979" calcext:value-type="float">
            <text:p>2.211</text:p>
          </table:table-cell>
          <table:table-cell table:style-name="ce14" table:formula="of:=IF([.T22]=&quot;&quot;;&quot;&quot;;(LN(10)/LN(2))*[.T22])" office:value-type="float" office:value="7.34476903666362" calcext:value-type="float">
            <text:p>7.345</text:p>
          </table:table-cell>
          <table:table-cell table:style-name="ce6" office:value-type="float" office:value="0.04143" calcext:value-type="float">
            <text:p>0.04143</text:p>
          </table:table-cell>
          <table:table-cell table:style-name="ce6" office:value-type="float" office:value="0.08751" calcext:value-type="float">
            <text:p>0.08751</text:p>
          </table:table-cell>
          <table:table-cell table:style-name="ce6" office:value-type="float" office:value="1.014" calcext:value-type="float">
            <text:p>1.014</text:p>
          </table:table-cell>
          <table:table-cell table:style-name="ce14" table:formula="of:=IF([.V22]=&quot;&quot;;&quot;&quot;;LN(2)/[.V22])" office:value-type="float" office:value="16.7305619251737" calcext:value-type="float">
            <text:p>16.731</text:p>
          </table:table-cell>
          <table:table-cell table:style-name="ce14" table:formula="of:=IF([.Y22]=&quot;&quot;;&quot;&quot;;(LN(10)/LN(2))*[.Y22])" office:value-type="float" office:value="55.5777237024872" calcext:value-type="float">
            <text:p>55.578</text:p>
          </table:table-cell>
          <table:table-cell table:style-name="ce6" office:value-type="float" office:value="0.00705" calcext:value-type="float">
            <text:p>0.00705</text:p>
          </table:table-cell>
          <table:table-cell table:style-name="ce6" office:value-type="float" office:value="0.0006199" calcext:value-type="float">
            <text:p>0.0006199</text:p>
          </table:table-cell>
          <table:table-cell table:style-name="ce6" office:value-type="float" office:value="1.365" calcext:value-type="float">
            <text:p>1.365</text:p>
          </table:table-cell>
          <table:table-cell table:style-name="ce14" table:formula="of:=IF([.AA22]=&quot;&quot;;&quot;&quot;;LN(2)/[.AA22])" office:value-type="float" office:value="98.3187490155951" calcext:value-type="float">
            <text:p>98.319</text:p>
          </table:table-cell>
          <table:table-cell table:style-name="ce14" table:formula="of:=IF([.AD22]=&quot;&quot;;&quot;&quot;;(LN(10)/LN(2))*[.AD22])" office:value-type="float" office:value="326.607814609084" calcext:value-type="float">
            <text:p>326.608</text:p>
          </table:table-cell>
          <table:table-cell table:number-columns-repeated="993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.296" calcext:value-type="float">
            <text:p>2.296</text:p>
          </table:table-cell>
          <table:table-cell table:style-name="ce6" office:value-type="float" office:value="11.7" calcext:value-type="float">
            <text:p>11.7</text:p>
          </table:table-cell>
          <table:table-cell table:style-name="ce6" office:value-type="float" office:value="0.6827" calcext:value-type="float">
            <text:p>0.6827</text:p>
          </table:table-cell>
          <table:table-cell table:style-name="ce14" table:formula="of:=IF([.B23]=&quot;&quot;;&quot;&quot;;LN(2)/[.B23])" office:value-type="float" office:value="0.301893371324018" calcext:value-type="float">
            <text:p>0.302</text:p>
          </table:table-cell>
          <table:table-cell table:style-name="ce14" table:formula="of:=IF([.E23]=&quot;&quot;;&quot;&quot;;(LN(10)/LN(2))*[.E23])" office:value-type="float" office:value="1.00286807186152" calcext:value-type="float">
            <text:p>1.003</text:p>
          </table:table-cell>
          <table:table-cell table:style-name="ce6" office:value-type="float" office:value="0.03715" calcext:value-type="float">
            <text:p>0.03715</text:p>
          </table:table-cell>
          <table:table-cell table:style-name="ce6" office:value-type="float" office:value="0.07436" calcext:value-type="float">
            <text:p>0.07436</text:p>
          </table:table-cell>
          <table:table-cell table:style-name="ce6" office:value-type="float" office:value="0.4752" calcext:value-type="float">
            <text:p>0.4752</text:p>
          </table:table-cell>
          <table:table-cell table:style-name="ce14" table:formula="of:=IF([.G23]=&quot;&quot;;&quot;&quot;;LN(2)/[.G23])" office:value-type="float" office:value="18.6580667714656" calcext:value-type="float">
            <text:p>18.658</text:p>
          </table:table-cell>
          <table:table-cell table:style-name="ce14" table:formula="of:=IF([.J23]=&quot;&quot;;&quot;&quot;;(LN(10)/LN(2))*[.J23])" office:value-type="float" office:value="61.9807562044158" calcext:value-type="float">
            <text:p>61.981</text:p>
          </table:table-cell>
          <table:table-cell table:style-name="ce6" office:value-type="float" office:value="0.01336" calcext:value-type="float">
            <text:p>0.01336</text:p>
          </table:table-cell>
          <table:table-cell table:style-name="ce6" office:value-type="float" office:value="0.03521" calcext:value-type="float">
            <text:p>0.03521</text:p>
          </table:table-cell>
          <table:table-cell table:style-name="ce6" office:value-type="float" office:value="0.9244" calcext:value-type="float">
            <text:p>0.9244</text:p>
          </table:table-cell>
          <table:table-cell table:style-name="ce14" table:formula="of:=IF([.L23]=&quot;&quot;;&quot;&quot;;LN(2)/[.L23])" office:value-type="float" office:value="51.8822739940079" calcext:value-type="float">
            <text:p>51.882</text:p>
          </table:table-cell>
          <table:table-cell table:style-name="ce14" table:formula="of:=IF([.O23]=&quot;&quot;;&quot;&quot;;(LN(10)/LN(2))*[.O23])" office:value-type="float" office:value="172.349183607339" calcext:value-type="float">
            <text:p>172.349</text:p>
          </table:table-cell>
          <table:table-cell table:style-name="ce6" office:value-type="float" office:value="0.2849" calcext:value-type="float">
            <text:p>0.2849</text:p>
          </table:table-cell>
          <table:table-cell table:style-name="ce6" office:value-type="float" office:value="2.061" calcext:value-type="float">
            <text:p>2.061</text:p>
          </table:table-cell>
          <table:table-cell table:style-name="ce6" office:value-type="float" office:value="0.7897" calcext:value-type="float">
            <text:p>0.7897</text:p>
          </table:table-cell>
          <table:table-cell table:style-name="ce14" table:formula="of:=IF([.Q23]=&quot;&quot;;&quot;&quot;;LN(2)/[.Q23])" office:value-type="float" office:value="2.43294903671444" calcext:value-type="float">
            <text:p>2.433</text:p>
          </table:table-cell>
          <table:table-cell table:style-name="ce14" table:formula="of:=IF([.T23]=&quot;&quot;;&quot;&quot;;(LN(10)/LN(2))*[.T23])" office:value-type="float" office:value="8.08208175849086" calcext:value-type="float">
            <text:p>8.082</text:p>
          </table:table-cell>
          <table:table-cell table:style-name="ce6" office:value-type="float" office:value="0.04008" calcext:value-type="float">
            <text:p>0.04008</text:p>
          </table:table-cell>
          <table:table-cell table:style-name="ce6" office:value-type="float" office:value="0.08047" calcext:value-type="float">
            <text:p>0.08047</text:p>
          </table:table-cell>
          <table:table-cell table:style-name="ce6" office:value-type="float" office:value="1.03" calcext:value-type="float">
            <text:p>1.03</text:p>
          </table:table-cell>
          <table:table-cell table:style-name="ce14" table:formula="of:=IF([.V23]=&quot;&quot;;&quot;&quot;;LN(2)/[.V23])" office:value-type="float" office:value="17.294091331336" calcext:value-type="float">
            <text:p>17.294</text:p>
          </table:table-cell>
          <table:table-cell table:style-name="ce14" table:formula="of:=IF([.Y23]=&quot;&quot;;&quot;&quot;;(LN(10)/LN(2))*[.Y23])" office:value-type="float" office:value="57.4497278691129" calcext:value-type="float">
            <text:p>57.450</text:p>
          </table:table-cell>
          <table:table-cell table:style-name="ce6" office:value-type="float" office:value="0.006921" calcext:value-type="float">
            <text:p>0.006921</text:p>
          </table:table-cell>
          <table:table-cell table:style-name="ce6" office:value-type="float" office:value="0.0001976" calcext:value-type="float">
            <text:p>0.0001976</text:p>
          </table:table-cell>
          <table:table-cell table:style-name="ce6" office:value-type="float" office:value="3.309" calcext:value-type="float">
            <text:p>3.309</text:p>
          </table:table-cell>
          <table:table-cell table:style-name="ce14" table:formula="of:=IF([.AA23]=&quot;&quot;;&quot;&quot;;LN(2)/[.AA23])" office:value-type="float" office:value="100.151304805656" calcext:value-type="float">
            <text:p>100.151</text:p>
          </table:table-cell>
          <table:table-cell table:style-name="ce14" table:formula="of:=IF([.AD23]=&quot;&quot;;&quot;&quot;;(LN(10)/LN(2))*[.AD23])" office:value-type="float" office:value="332.695433173536" calcext:value-type="float">
            <text:p>332.695</text:p>
          </table:table-cell>
          <table:table-cell table:number-columns-repeated="993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2.265" calcext:value-type="float">
            <text:p>2.265</text:p>
          </table:table-cell>
          <table:table-cell table:style-name="ce6" office:value-type="float" office:value="10.21" calcext:value-type="float">
            <text:p>10.21</text:p>
          </table:table-cell>
          <table:table-cell table:style-name="ce6" office:value-type="float" office:value="0.6363" calcext:value-type="float">
            <text:p>0.6363</text:p>
          </table:table-cell>
          <table:table-cell table:style-name="ce14" table:formula="of:=IF([.B24]=&quot;&quot;;&quot;&quot;;LN(2)/[.B24])" office:value-type="float" office:value="0.306025245280329" calcext:value-type="float">
            <text:p>0.306</text:p>
          </table:table-cell>
          <table:table-cell table:style-name="ce14" table:formula="of:=IF([.E24]=&quot;&quot;;&quot;&quot;;(LN(10)/LN(2))*[.E24])" office:value-type="float" office:value="1.01659386004152" calcext:value-type="float">
            <text:p>1.017</text:p>
          </table:table-cell>
          <table:table-cell table:style-name="ce6" office:value-type="float" office:value="0.03636" calcext:value-type="float">
            <text:p>0.03636</text:p>
          </table:table-cell>
          <table:table-cell table:style-name="ce6" office:value-type="float" office:value="0.07201" calcext:value-type="float">
            <text:p>0.07201</text:p>
          </table:table-cell>
          <table:table-cell table:style-name="ce6" office:value-type="float" office:value="0.5319" calcext:value-type="float">
            <text:p>0.5319</text:p>
          </table:table-cell>
          <table:table-cell table:style-name="ce14" table:formula="of:=IF([.G24]=&quot;&quot;;&quot;&quot;;LN(2)/[.G24])" office:value-type="float" office:value="19.0634538107796" calcext:value-type="float">
            <text:p>19.063</text:p>
          </table:table-cell>
          <table:table-cell table:style-name="ce14" table:formula="of:=IF([.J24]=&quot;&quot;;&quot;&quot;;(LN(10)/LN(2))*[.J24])" office:value-type="float" office:value="63.3274227996162" calcext:value-type="float">
            <text:p>63.327</text:p>
          </table:table-cell>
          <table:table-cell table:style-name="ce6" office:value-type="float" office:value="0.01283" calcext:value-type="float">
            <text:p>0.01283</text:p>
          </table:table-cell>
          <table:table-cell table:style-name="ce6" office:value-type="float" office:value="0.06271" calcext:value-type="float">
            <text:p>0.06271</text:p>
          </table:table-cell>
          <table:table-cell table:style-name="ce6" office:value-type="float" office:value="0.9423" calcext:value-type="float">
            <text:p>0.9423</text:p>
          </table:table-cell>
          <table:table-cell table:style-name="ce14" table:formula="of:=IF([.L24]=&quot;&quot;;&quot;&quot;;LN(2)/[.L24])" office:value-type="float" office:value="54.0255012127783" calcext:value-type="float">
            <text:p>54.026</text:p>
          </table:table-cell>
          <table:table-cell table:style-name="ce14" table:formula="of:=IF([.O24]=&quot;&quot;;&quot;&quot;;(LN(10)/LN(2))*[.O24])" office:value-type="float" office:value="179.468830319099" calcext:value-type="float">
            <text:p>179.469</text:p>
          </table:table-cell>
          <table:table-cell table:style-name="ce6" office:value-type="float" office:value="0.2579" calcext:value-type="float">
            <text:p>0.2579</text:p>
          </table:table-cell>
          <table:table-cell table:style-name="ce6" office:value-type="float" office:value="1.922" calcext:value-type="float">
            <text:p>1.922</text:p>
          </table:table-cell>
          <table:table-cell table:style-name="ce6" office:value-type="float" office:value="0.8008" calcext:value-type="float">
            <text:p>0.8008</text:p>
          </table:table-cell>
          <table:table-cell table:style-name="ce14" table:formula="of:=IF([.Q24]=&quot;&quot;;&quot;&quot;;LN(2)/[.Q24])" office:value-type="float" office:value="2.68765870709556" calcext:value-type="float">
            <text:p>2.688</text:p>
          </table:table-cell>
          <table:table-cell table:style-name="ce14" table:formula="of:=IF([.T24]=&quot;&quot;;&quot;&quot;;(LN(10)/LN(2))*[.T24])" office:value-type="float" office:value="8.92820896856939" calcext:value-type="float">
            <text:p>8.928</text:p>
          </table:table-cell>
          <table:table-cell table:style-name="ce6" office:value-type="float" office:value="0.03878" calcext:value-type="float">
            <text:p>0.03878</text:p>
          </table:table-cell>
          <table:table-cell table:style-name="ce6" office:value-type="float" office:value="0.07394" calcext:value-type="float">
            <text:p>0.07394</text:p>
          </table:table-cell>
          <table:table-cell table:style-name="ce6" office:value-type="float" office:value="1.033" calcext:value-type="float">
            <text:p>1.033</text:p>
          </table:table-cell>
          <table:table-cell table:style-name="ce14" table:formula="of:=IF([.V24]=&quot;&quot;;&quot;&quot;;LN(2)/[.V24])" office:value-type="float" office:value="17.8738313708083" calcext:value-type="float">
            <text:p>17.874</text:p>
          </table:table-cell>
          <table:table-cell table:style-name="ce14" table:formula="of:=IF([.Y24]=&quot;&quot;;&quot;&quot;;(LN(10)/LN(2))*[.Y24])" office:value-type="float" office:value="59.3755825939671" calcext:value-type="float">
            <text:p>59.376</text:p>
          </table:table-cell>
          <table:table-cell table:style-name="ce6" office:value-type="float" office:value="0.006864" calcext:value-type="float">
            <text:p>0.006864</text:p>
          </table:table-cell>
          <table:table-cell table:style-name="ce6" office:value-type="float" office:value="-0.0003908" calcext:value-type="float">
            <text:p>-0.0003908</text:p>
          </table:table-cell>
          <table:table-cell table:style-name="ce6" office:value-type="float" office:value="0.6469" calcext:value-type="float">
            <text:p>0.6469</text:p>
          </table:table-cell>
          <table:table-cell table:style-name="ce14" table:formula="of:=IF([.AA24]=&quot;&quot;;&quot;&quot;;LN(2)/[.AA24])" office:value-type="float" office:value="100.982980850808" calcext:value-type="float">
            <text:p>100.983</text:p>
          </table:table-cell>
          <table:table-cell table:style-name="ce14" table:formula="of:=IF([.AD24]=&quot;&quot;;&quot;&quot;;(LN(10)/LN(2))*[.AD24])" office:value-type="float" office:value="335.458201193771" calcext:value-type="float">
            <text:p>335.458</text:p>
          </table:table-cell>
          <table:table-cell table:number-columns-repeated="993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.246" calcext:value-type="float">
            <text:p>2.246</text:p>
          </table:table-cell>
          <table:table-cell table:style-name="ce6" office:value-type="float" office:value="8.95" calcext:value-type="float">
            <text:p>8.95</text:p>
          </table:table-cell>
          <table:table-cell table:style-name="ce6" office:value-type="float" office:value="0.5873" calcext:value-type="float">
            <text:p>0.5873</text:p>
          </table:table-cell>
          <table:table-cell table:style-name="ce14" table:formula="of:=IF([.B25]=&quot;&quot;;&quot;&quot;;LN(2)/[.B25])" office:value-type="float" office:value="0.3086140608014" calcext:value-type="float">
            <text:p>0.309</text:p>
          </table:table-cell>
          <table:table-cell table:style-name="ce14" table:formula="of:=IF([.E25]=&quot;&quot;;&quot;&quot;;(LN(10)/LN(2))*[.E25])" office:value-type="float" office:value="1.02519371905345" calcext:value-type="float">
            <text:p>1.025</text:p>
          </table:table-cell>
          <table:table-cell table:style-name="ce6" office:value-type="float" office:value="0.03566" calcext:value-type="float">
            <text:p>0.03566</text:p>
          </table:table-cell>
          <table:table-cell table:style-name="ce6" office:value-type="float" office:value="0.07109" calcext:value-type="float">
            <text:p>0.07109</text:p>
          </table:table-cell>
          <table:table-cell table:style-name="ce6" office:value-type="float" office:value="0.6073" calcext:value-type="float">
            <text:p>0.6073</text:p>
          </table:table-cell>
          <table:table-cell table:style-name="ce14" table:formula="of:=IF([.G25]=&quot;&quot;;&quot;&quot;;LN(2)/[.G25])" office:value-type="float" office:value="19.4376663084673" calcext:value-type="float">
            <text:p>19.438</text:p>
          </table:table-cell>
          <table:table-cell table:style-name="ce14" table:formula="of:=IF([.J25]=&quot;&quot;;&quot;&quot;;(LN(10)/LN(2))*[.J25])" office:value-type="float" office:value="64.5705298091432" calcext:value-type="float">
            <text:p>64.571</text:p>
          </table:table-cell>
          <table:table-cell table:style-name="ce6" office:value-type="float" office:value="0.01235" calcext:value-type="float">
            <text:p>0.01235</text:p>
          </table:table-cell>
          <table:table-cell table:style-name="ce6" office:value-type="float" office:value="0.03047" calcext:value-type="float">
            <text:p>0.03047</text:p>
          </table:table-cell>
          <table:table-cell table:style-name="ce6" office:value-type="float" office:value="0.9566" calcext:value-type="float">
            <text:p>0.9566</text:p>
          </table:table-cell>
          <table:table-cell table:style-name="ce14" table:formula="of:=IF([.L25]=&quot;&quot;;&quot;&quot;;LN(2)/[.L25])" office:value-type="float" office:value="56.1252777781332" calcext:value-type="float">
            <text:p>56.125</text:p>
          </table:table-cell>
          <table:table-cell table:style-name="ce14" table:formula="of:=IF([.O25]=&quot;&quot;;&quot;&quot;;(LN(10)/LN(2))*[.O25])" office:value-type="float" office:value="186.444137084538" calcext:value-type="float">
            <text:p>186.444</text:p>
          </table:table-cell>
          <table:table-cell table:style-name="ce6" office:value-type="float" office:value="0.2336" calcext:value-type="float">
            <text:p>0.2336</text:p>
          </table:table-cell>
          <table:table-cell table:style-name="ce6" office:value-type="float" office:value="1.797" calcext:value-type="float">
            <text:p>1.797</text:p>
          </table:table-cell>
          <table:table-cell table:style-name="ce6" office:value-type="float" office:value="0.8116" calcext:value-type="float">
            <text:p>0.8116</text:p>
          </table:table-cell>
          <table:table-cell table:style-name="ce14" table:formula="of:=IF([.Q25]=&quot;&quot;;&quot;&quot;;LN(2)/[.Q25])" office:value-type="float" office:value="2.96723964280798" calcext:value-type="float">
            <text:p>2.967</text:p>
          </table:table-cell>
          <table:table-cell table:style-name="ce14" table:formula="of:=IF([.T25]=&quot;&quot;;&quot;&quot;;(LN(10)/LN(2))*[.T25])" office:value-type="float" office:value="9.85695673370739" calcext:value-type="float">
            <text:p>9.857</text:p>
          </table:table-cell>
          <table:table-cell table:style-name="ce6" office:value-type="float" office:value="0.03758" calcext:value-type="float">
            <text:p>0.03758</text:p>
          </table:table-cell>
          <table:table-cell table:style-name="ce6" office:value-type="float" office:value="0.06808" calcext:value-type="float">
            <text:p>0.06808</text:p>
          </table:table-cell>
          <table:table-cell table:style-name="ce6" office:value-type="float" office:value="1.031" calcext:value-type="float">
            <text:p>1.031</text:p>
          </table:table-cell>
          <table:table-cell table:style-name="ce14" table:formula="of:=IF([.V25]=&quot;&quot;;&quot;&quot;;LN(2)/[.V25])" office:value-type="float" office:value="18.4445763853099" calcext:value-type="float">
            <text:p>18.445</text:p>
          </table:table-cell>
          <table:table-cell table:style-name="ce14" table:formula="of:=IF([.Y25]=&quot;&quot;;&quot;&quot;;(LN(10)/LN(2))*[.Y25])" office:value-type="float" office:value="61.2715564926569" calcext:value-type="float">
            <text:p>61.272</text:p>
          </table:table-cell>
          <table:table-cell table:style-name="ce6" office:value-type="float" office:value="0.006726" calcext:value-type="float">
            <text:p>0.006726</text:p>
          </table:table-cell>
          <table:table-cell table:style-name="ce6" office:value-type="float" office:value="-0.0008308" calcext:value-type="float">
            <text:p>-0.0008308</text:p>
          </table:table-cell>
          <table:table-cell table:style-name="ce6" office:value-type="float" office:value="1.006" calcext:value-type="float">
            <text:p>1.006</text:p>
          </table:table-cell>
          <table:table-cell table:style-name="ce14" table:formula="of:=IF([.AA25]=&quot;&quot;;&quot;&quot;;LN(2)/[.AA25])" office:value-type="float" office:value="103.054888575668" calcext:value-type="float">
            <text:p>103.055</text:p>
          </table:table-cell>
          <table:table-cell table:style-name="ce14" table:formula="of:=IF([.AD25]=&quot;&quot;;&quot;&quot;;(LN(10)/LN(2))*[.AD25])" office:value-type="float" office:value="342.340929674999" calcext:value-type="float">
            <text:p>342.341</text:p>
          </table:table-cell>
          <table:table-cell table:number-columns-repeated="993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2.219" calcext:value-type="float">
            <text:p>2.219</text:p>
          </table:table-cell>
          <table:table-cell table:style-name="ce6" office:value-type="float" office:value="7.923" calcext:value-type="float">
            <text:p>7.923</text:p>
          </table:table-cell>
          <table:table-cell table:style-name="ce6" office:value-type="float" office:value="0.5386" calcext:value-type="float">
            <text:p>0.5386</text:p>
          </table:table-cell>
          <table:table-cell table:style-name="ce14" table:formula="of:=IF([.B26]=&quot;&quot;;&quot;&quot;;LN(2)/[.B26])" office:value-type="float" office:value="0.312369166543463" calcext:value-type="float">
            <text:p>0.312</text:p>
          </table:table-cell>
          <table:table-cell table:style-name="ce14" table:formula="of:=IF([.E26]=&quot;&quot;;&quot;&quot;;(LN(10)/LN(2))*[.E26])" office:value-type="float" office:value="1.03766791031728" calcext:value-type="float">
            <text:p>1.038</text:p>
          </table:table-cell>
          <table:table-cell table:style-name="ce6" office:value-type="float" office:value="0.03502" calcext:value-type="float">
            <text:p>0.03502</text:p>
          </table:table-cell>
          <table:table-cell table:style-name="ce6" office:value-type="float" office:value="0.07113" calcext:value-type="float">
            <text:p>0.07113</text:p>
          </table:table-cell>
          <table:table-cell table:style-name="ce6" office:value-type="float" office:value="0.6974" calcext:value-type="float">
            <text:p>0.6974</text:p>
          </table:table-cell>
          <table:table-cell table:style-name="ce14" table:formula="of:=IF([.G26]=&quot;&quot;;&quot;&quot;;LN(2)/[.G26])" office:value-type="float" office:value="19.7928949331795" calcext:value-type="float">
            <text:p>19.793</text:p>
          </table:table-cell>
          <table:table-cell table:style-name="ce14" table:formula="of:=IF([.J26]=&quot;&quot;;&quot;&quot;;(LN(10)/LN(2))*[.J26])" office:value-type="float" office:value="65.7505737576826" calcext:value-type="float">
            <text:p>65.751</text:p>
          </table:table-cell>
          <table:table-cell table:style-name="ce6" office:value-type="float" office:value="0.01192" calcext:value-type="float">
            <text:p>0.01192</text:p>
          </table:table-cell>
          <table:table-cell table:style-name="ce6" office:value-type="float" office:value="0.02863" calcext:value-type="float">
            <text:p>0.02863</text:p>
          </table:table-cell>
          <table:table-cell table:style-name="ce6" office:value-type="float" office:value="0.9684" calcext:value-type="float">
            <text:p>0.9684</text:p>
          </table:table-cell>
          <table:table-cell table:style-name="ce14" table:formula="of:=IF([.L26]=&quot;&quot;;&quot;&quot;;LN(2)/[.L26])" office:value-type="float" office:value="58.149931255029" calcext:value-type="float">
            <text:p>58.150</text:p>
          </table:table-cell>
          <table:table-cell table:style-name="ce14" table:formula="of:=IF([.O26]=&quot;&quot;;&quot;&quot;;(LN(10)/LN(2))*[.O26])" office:value-type="float" office:value="193.169890351849" calcext:value-type="float">
            <text:p>193.170</text:p>
          </table:table-cell>
          <table:table-cell table:style-name="ce6" office:value-type="float" office:value="0.213" calcext:value-type="float">
            <text:p>0.213</text:p>
          </table:table-cell>
          <table:table-cell table:style-name="ce6" office:value-type="float" office:value="1.677" calcext:value-type="float">
            <text:p>1.677</text:p>
          </table:table-cell>
          <table:table-cell table:style-name="ce6" office:value-type="float" office:value="0.8217" calcext:value-type="float">
            <text:p>0.8217</text:p>
          </table:table-cell>
          <table:table-cell table:style-name="ce14" table:formula="of:=IF([.Q26]=&quot;&quot;;&quot;&quot;;LN(2)/[.Q26])" office:value-type="float" office:value="3.25421211530491" calcext:value-type="float">
            <text:p>3.254</text:p>
          </table:table-cell>
          <table:table-cell table:style-name="ce14" table:formula="of:=IF([.T26]=&quot;&quot;;&quot;&quot;;(LN(10)/LN(2))*[.T26])" office:value-type="float" office:value="10.8102586525542" calcext:value-type="float">
            <text:p>10.810</text:p>
          </table:table-cell>
          <table:table-cell table:style-name="ce6" office:value-type="float" office:value="0.03652" calcext:value-type="float">
            <text:p>0.03652</text:p>
          </table:table-cell>
          <table:table-cell table:style-name="ce6" office:value-type="float" office:value="0.06304" calcext:value-type="float">
            <text:p>0.06304</text:p>
          </table:table-cell>
          <table:table-cell table:style-name="ce6" office:value-type="float" office:value="1.031" calcext:value-type="float">
            <text:p>1.031</text:p>
          </table:table-cell>
          <table:table-cell table:style-name="ce14" table:formula="of:=IF([.V26]=&quot;&quot;;&quot;&quot;;LN(2)/[.V26])" office:value-type="float" office:value="18.9799337502723" calcext:value-type="float">
            <text:p>18.980</text:p>
          </table:table-cell>
          <table:table-cell table:style-name="ce14" table:formula="of:=IF([.Y26]=&quot;&quot;;&quot;&quot;;(LN(10)/LN(2))*[.Y26])" office:value-type="float" office:value="63.0499751641305" calcext:value-type="float">
            <text:p>63.050</text:p>
          </table:table-cell>
          <table:table-cell table:style-name="ce6" office:value-type="float" office:value="0.006584" calcext:value-type="float">
            <text:p>0.006584</text:p>
          </table:table-cell>
          <table:table-cell table:style-name="ce6" office:value-type="float" office:value="-0.001214" calcext:value-type="float">
            <text:p>-0.001214</text:p>
          </table:table-cell>
          <table:table-cell table:style-name="ce6" office:value-type="float" office:value="1.192" calcext:value-type="float">
            <text:p>1.192</text:p>
          </table:table-cell>
          <table:table-cell table:style-name="ce14" table:formula="of:=IF([.AA26]=&quot;&quot;;&quot;&quot;;LN(2)/[.AA26])" office:value-type="float" office:value="105.277518311049" calcext:value-type="float">
            <text:p>105.278</text:p>
          </table:table-cell>
          <table:table-cell table:style-name="ce14" table:formula="of:=IF([.AD26]=&quot;&quot;;&quot;&quot;;(LN(10)/LN(2))*[.AD26])" office:value-type="float" office:value="349.724345837492" calcext:value-type="float">
            <text:p>349.724</text:p>
          </table:table-cell>
          <table:table-cell table:number-columns-repeated="993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2.17" calcext:value-type="float">
            <text:p>2.17</text:p>
          </table:table-cell>
          <table:table-cell table:style-name="ce6" office:value-type="float" office:value="7.094" calcext:value-type="float">
            <text:p>7.094</text:p>
          </table:table-cell>
          <table:table-cell table:style-name="ce6" office:value-type="float" office:value="0.4909" calcext:value-type="float">
            <text:p>0.4909</text:p>
          </table:table-cell>
          <table:table-cell table:style-name="ce14" table:formula="of:=IF([.B27]=&quot;&quot;;&quot;&quot;;LN(2)/[.B27])" office:value-type="float" office:value="0.319422663852509" calcext:value-type="float">
            <text:p>0.319</text:p>
          </table:table-cell>
          <table:table-cell table:style-name="ce14" table:formula="of:=IF([.E27]=&quot;&quot;;&quot;&quot;;(LN(10)/LN(2))*[.E27])" office:value-type="float" office:value="1.06109912119541" calcext:value-type="float">
            <text:p>1.061</text:p>
          </table:table-cell>
          <table:table-cell table:style-name="ce6" office:value-type="float" office:value="0.03445" calcext:value-type="float">
            <text:p>0.03445</text:p>
          </table:table-cell>
          <table:table-cell table:style-name="ce6" office:value-type="float" office:value="0.0716" calcext:value-type="float">
            <text:p>0.0716</text:p>
          </table:table-cell>
          <table:table-cell table:style-name="ce6" office:value-type="float" office:value="0.7969" calcext:value-type="float">
            <text:p>0.7969</text:p>
          </table:table-cell>
          <table:table-cell table:style-name="ce14" table:formula="of:=IF([.G27]=&quot;&quot;;&quot;&quot;;LN(2)/[.G27])" office:value-type="float" office:value="20.1203825997081" calcext:value-type="float">
            <text:p>20.120</text:p>
          </table:table-cell>
          <table:table-cell table:style-name="ce14" table:formula="of:=IF([.J27]=&quot;&quot;;&quot;&quot;;(LN(10)/LN(2))*[.J27])" office:value-type="float" office:value="66.8384642378533" calcext:value-type="float">
            <text:p>66.838</text:p>
          </table:table-cell>
          <table:table-cell table:style-name="ce6" office:value-type="float" office:value="0.01155" calcext:value-type="float">
            <text:p>0.01155</text:p>
          </table:table-cell>
          <table:table-cell table:style-name="ce6" office:value-type="float" office:value="0.02702" calcext:value-type="float">
            <text:p>0.02702</text:p>
          </table:table-cell>
          <table:table-cell table:style-name="ce6" office:value-type="float" office:value="0.9802" calcext:value-type="float">
            <text:p>0.9802</text:p>
          </table:table-cell>
          <table:table-cell table:style-name="ce14" table:formula="of:=IF([.L27]=&quot;&quot;;&quot;&quot;;LN(2)/[.L27])" office:value-type="float" office:value="60.012742905623" calcext:value-type="float">
            <text:p>60.013</text:p>
          </table:table-cell>
          <table:table-cell table:style-name="ce14" table:formula="of:=IF([.O27]=&quot;&quot;;&quot;&quot;;(LN(10)/LN(2))*[.O27])" office:value-type="float" office:value="199.358016709441" calcext:value-type="float">
            <text:p>199.358</text:p>
          </table:table-cell>
          <table:table-cell table:style-name="ce6" office:value-type="float" office:value="0.1969" calcext:value-type="float">
            <text:p>0.1969</text:p>
          </table:table-cell>
          <table:table-cell table:style-name="ce6" office:value-type="float" office:value="1.557" calcext:value-type="float">
            <text:p>1.557</text:p>
          </table:table-cell>
          <table:table-cell table:style-name="ce6" office:value-type="float" office:value="0.8309" calcext:value-type="float">
            <text:p>0.8309</text:p>
          </table:table-cell>
          <table:table-cell table:style-name="ce14" table:formula="of:=IF([.Q27]=&quot;&quot;;&quot;&quot;;LN(2)/[.Q27])" office:value-type="float" office:value="3.52030056150302" calcext:value-type="float">
            <text:p>3.520</text:p>
          </table:table-cell>
          <table:table-cell table:style-name="ce14" table:formula="of:=IF([.T27]=&quot;&quot;;&quot;&quot;;(LN(10)/LN(2))*[.T27])" office:value-type="float" office:value="11.6941853377047" calcext:value-type="float">
            <text:p>11.694</text:p>
          </table:table-cell>
          <table:table-cell table:style-name="ce6" office:value-type="float" office:value="0.03561" calcext:value-type="float">
            <text:p>0.03561</text:p>
          </table:table-cell>
          <table:table-cell table:style-name="ce6" office:value-type="float" office:value="0.05874" calcext:value-type="float">
            <text:p>0.05874</text:p>
          </table:table-cell>
          <table:table-cell table:style-name="ce6" office:value-type="float" office:value="1.037" calcext:value-type="float">
            <text:p>1.037</text:p>
          </table:table-cell>
          <table:table-cell table:style-name="ce14" table:formula="of:=IF([.V27]=&quot;&quot;;&quot;&quot;;LN(2)/[.V27])" office:value-type="float" office:value="19.4649587351852" calcext:value-type="float">
            <text:p>19.465</text:p>
          </table:table-cell>
          <table:table-cell table:style-name="ce14" table:formula="of:=IF([.Y27]=&quot;&quot;;&quot;&quot;;(LN(10)/LN(2))*[.Y27])" office:value-type="float" office:value="64.6611932882349" calcext:value-type="float">
            <text:p>64.661</text:p>
          </table:table-cell>
          <table:table-cell table:style-name="ce6" office:value-type="float" office:value="0.006472" calcext:value-type="float">
            <text:p>0.006472</text:p>
          </table:table-cell>
          <table:table-cell table:style-name="ce6" office:value-type="float" office:value="-0.001539" calcext:value-type="float">
            <text:p>-0.001539</text:p>
          </table:table-cell>
          <table:table-cell table:style-name="ce6" office:value-type="float" office:value="1.285" calcext:value-type="float">
            <text:p>1.285</text:p>
          </table:table-cell>
          <table:table-cell table:style-name="ce14" table:formula="of:=IF([.AA27]=&quot;&quot;;&quot;&quot;;LN(2)/[.AA27])" office:value-type="float" office:value="107.099378949312" calcext:value-type="float">
            <text:p>107.099</text:p>
          </table:table-cell>
          <table:table-cell table:style-name="ce14" table:formula="of:=IF([.AD27]=&quot;&quot;;&quot;&quot;;(LN(10)/LN(2))*[.AD27])" office:value-type="float" office:value="355.776435876707" calcext:value-type="float">
            <text:p>355.776</text:p>
          </table:table-cell>
          <table:table-cell table:number-columns-repeated="993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2.102" calcext:value-type="float">
            <text:p>2.102</text:p>
          </table:table-cell>
          <table:table-cell table:style-name="ce6" office:value-type="float" office:value="6.45" calcext:value-type="float">
            <text:p>6.45</text:p>
          </table:table-cell>
          <table:table-cell table:style-name="ce6" office:value-type="float" office:value="0.4469" calcext:value-type="float">
            <text:p>0.4469</text:p>
          </table:table-cell>
          <table:table-cell table:style-name="ce14" table:formula="of:=IF([.B28]=&quot;&quot;;&quot;&quot;;LN(2)/[.B28])" office:value-type="float" office:value="0.32975603261653" calcext:value-type="float">
            <text:p>0.330</text:p>
          </table:table-cell>
          <table:table-cell table:style-name="ce14" table:formula="of:=IF([.E28]=&quot;&quot;;&quot;&quot;;(LN(10)/LN(2))*[.E28])" office:value-type="float" office:value="1.09542582920744" calcext:value-type="float">
            <text:p>1.095</text:p>
          </table:table-cell>
          <table:table-cell table:style-name="ce6" office:value-type="float" office:value="0.03394" calcext:value-type="float">
            <text:p>0.03394</text:p>
          </table:table-cell>
          <table:table-cell table:style-name="ce6" office:value-type="float" office:value="0.07263" calcext:value-type="float">
            <text:p>0.07263</text:p>
          </table:table-cell>
          <table:table-cell table:style-name="ce6" office:value-type="float" office:value="0.9099" calcext:value-type="float">
            <text:p>0.9099</text:p>
          </table:table-cell>
          <table:table-cell table:style-name="ce14" table:formula="of:=IF([.G28]=&quot;&quot;;&quot;&quot;;LN(2)/[.G28])" office:value-type="float" office:value="20.4227218786077" calcext:value-type="float">
            <text:p>20.423</text:p>
          </table:table-cell>
          <table:table-cell table:style-name="ce14" table:formula="of:=IF([.J28]=&quot;&quot;;&quot;&quot;;(LN(10)/LN(2))*[.J28])" office:value-type="float" office:value="67.8428135826177" calcext:value-type="float">
            <text:p>67.843</text:p>
          </table:table-cell>
          <table:table-cell table:style-name="ce6" office:value-type="float" office:value="0.01122" calcext:value-type="float">
            <text:p>0.01122</text:p>
          </table:table-cell>
          <table:table-cell table:style-name="ce6" office:value-type="float" office:value="0.02561" calcext:value-type="float">
            <text:p>0.02561</text:p>
          </table:table-cell>
          <table:table-cell table:style-name="ce6" office:value-type="float" office:value="0.9901" calcext:value-type="float">
            <text:p>0.9901</text:p>
          </table:table-cell>
          <table:table-cell table:style-name="ce14" table:formula="of:=IF([.L28]=&quot;&quot;;&quot;&quot;;LN(2)/[.L28])" office:value-type="float" office:value="61.7778235793178" calcext:value-type="float">
            <text:p>61.778</text:p>
          </table:table-cell>
          <table:table-cell table:style-name="ce14" table:formula="of:=IF([.O28]=&quot;&quot;;&quot;&quot;;(LN(10)/LN(2))*[.O28])" office:value-type="float" office:value="205.221487789131" calcext:value-type="float">
            <text:p>205.221</text:p>
          </table:table-cell>
          <table:table-cell table:style-name="ce6" office:value-type="float" office:value="0.1838" calcext:value-type="float">
            <text:p>0.1838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float" office:value="0.8391" calcext:value-type="float">
            <text:p>0.8391</text:p>
          </table:table-cell>
          <table:table-cell table:style-name="ce14" table:formula="of:=IF([.Q28]=&quot;&quot;;&quot;&quot;;LN(2)/[.Q28])" office:value-type="float" office:value="3.77120337627827" calcext:value-type="float">
            <text:p>3.771</text:p>
          </table:table-cell>
          <table:table-cell table:style-name="ce14" table:formula="of:=IF([.T28]=&quot;&quot;;&quot;&quot;;(LN(10)/LN(2))*[.T28])" office:value-type="float" office:value="12.5276664471929" calcext:value-type="float">
            <text:p>12.528</text:p>
          </table:table-cell>
          <table:table-cell table:style-name="ce6" office:value-type="float" office:value="0.03481" calcext:value-type="float">
            <text:p>0.03481</text:p>
          </table:table-cell>
          <table:table-cell table:style-name="ce6" office:value-type="float" office:value="0.05519" calcext:value-type="float">
            <text:p>0.05519</text:p>
          </table:table-cell>
          <table:table-cell table:style-name="ce6" office:value-type="float" office:value="1.049" calcext:value-type="float">
            <text:p>1.049</text:p>
          </table:table-cell>
          <table:table-cell table:style-name="ce14" table:formula="of:=IF([.V28]=&quot;&quot;;&quot;&quot;;LN(2)/[.V28])" office:value-type="float" office:value="19.9123005044512" calcext:value-type="float">
            <text:p>19.912</text:p>
          </table:table-cell>
          <table:table-cell table:style-name="ce14" table:formula="of:=IF([.Y28]=&quot;&quot;;&quot;&quot;;(LN(10)/LN(2))*[.Y28])" office:value-type="float" office:value="66.1472304795762" calcext:value-type="float">
            <text:p>66.147</text:p>
          </table:table-cell>
          <table:table-cell table:style-name="ce6" office:value-type="float" office:value="0.006306" calcext:value-type="float">
            <text:p>0.006306</text:p>
          </table:table-cell>
          <table:table-cell table:style-name="ce6" office:value-type="float" office:value="-0.001731" calcext:value-type="float">
            <text:p>-0.001731</text:p>
          </table:table-cell>
          <table:table-cell table:style-name="ce6" office:value-type="float" office:value="1.465" calcext:value-type="float">
            <text:p>1.465</text:p>
          </table:table-cell>
          <table:table-cell table:style-name="ce14" table:formula="of:=IF([.AA28]=&quot;&quot;;&quot;&quot;;LN(2)/[.AA28])" office:value-type="float" office:value="109.918677538843" calcext:value-type="float">
            <text:p>109.919</text:p>
          </table:table-cell>
          <table:table-cell table:style-name="ce14" table:formula="of:=IF([.AD28]=&quot;&quot;;&quot;&quot;;(LN(10)/LN(2))*[.AD28])" office:value-type="float" office:value="365.141943069148" calcext:value-type="float">
            <text:p>365.142</text:p>
          </table:table-cell>
          <table:table-cell table:number-columns-repeated="993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.009" calcext:value-type="float">
            <text:p>2.009</text:p>
          </table:table-cell>
          <table:table-cell table:style-name="ce6" office:value-type="float" office:value="5.916" calcext:value-type="float">
            <text:p>5.916</text:p>
          </table:table-cell>
          <table:table-cell table:style-name="ce6" office:value-type="float" office:value="0.4018" calcext:value-type="float">
            <text:p>0.4018</text:p>
          </table:table-cell>
          <table:table-cell table:style-name="ce14" table:formula="of:=IF([.B29]=&quot;&quot;;&quot;&quot;;LN(2)/[.B29])" office:value-type="float" office:value="0.345020995798878" calcext:value-type="float">
            <text:p>0.345</text:p>
          </table:table-cell>
          <table:table-cell table:style-name="ce14" table:formula="of:=IF([.E29]=&quot;&quot;;&quot;&quot;;(LN(10)/LN(2))*[.E29])" office:value-type="float" office:value="1.14613493927031" calcext:value-type="float">
            <text:p>1.146</text:p>
          </table:table-cell>
          <table:table-cell table:style-name="ce6" office:value-type="float" office:value="0.03345" calcext:value-type="float">
            <text:p>0.03345</text:p>
          </table:table-cell>
          <table:table-cell table:style-name="ce6" office:value-type="float" office:value="0.07476" calcext:value-type="float">
            <text:p>0.07476</text:p>
          </table:table-cell>
          <table:table-cell table:style-name="ce6" office:value-type="float" office:value="1.047" calcext:value-type="float">
            <text:p>1.047</text:p>
          </table:table-cell>
          <table:table-cell table:style-name="ce14" table:formula="of:=IF([.G29]=&quot;&quot;;&quot;&quot;;LN(2)/[.G29])" office:value-type="float" office:value="20.7218888059774" calcext:value-type="float">
            <text:p>20.722</text:p>
          </table:table-cell>
          <table:table-cell table:style-name="ce14" table:formula="of:=IF([.J29]=&quot;&quot;;&quot;&quot;;(LN(10)/LN(2))*[.J29])" office:value-type="float" office:value="68.8366246037084" calcext:value-type="float">
            <text:p>68.837</text:p>
          </table:table-cell>
          <table:table-cell table:style-name="ce6" office:value-type="float" office:value="0.01088" calcext:value-type="float">
            <text:p>0.01088</text:p>
          </table:table-cell>
          <table:table-cell table:style-name="ce6" office:value-type="float" office:value="0.02436" calcext:value-type="float">
            <text:p>0.02436</text:p>
          </table:table-cell>
          <table:table-cell table:style-name="ce6" office:value-type="float" office:value="0.9964" calcext:value-type="float">
            <text:p>0.9964</text:p>
          </table:table-cell>
          <table:table-cell table:style-name="ce14" table:formula="of:=IF([.L29]=&quot;&quot;;&quot;&quot;;LN(2)/[.L29])" office:value-type="float" office:value="63.7083805661714" calcext:value-type="float">
            <text:p>63.708</text:p>
          </table:table-cell>
          <table:table-cell table:style-name="ce14" table:formula="of:=IF([.O29]=&quot;&quot;;&quot;&quot;;(LN(10)/LN(2))*[.O29])" office:value-type="float" office:value="211.634659282541" calcext:value-type="float">
            <text:p>211.635</text:p>
          </table:table-cell>
          <table:table-cell table:style-name="ce6" office:value-type="float" office:value="0.1724" calcext:value-type="float">
            <text:p>0.1724</text:p>
          </table:table-cell>
          <table:table-cell table:style-name="ce6" office:value-type="float" office:value="1.328" calcext:value-type="float">
            <text:p>1.328</text:p>
          </table:table-cell>
          <table:table-cell table:style-name="ce6" office:value-type="float" office:value="0.8458" calcext:value-type="float">
            <text:p>0.8458</text:p>
          </table:table-cell>
          <table:table-cell table:style-name="ce14" table:formula="of:=IF([.Q29]=&quot;&quot;;&quot;&quot;;LN(2)/[.Q29])" office:value-type="float" office:value="4.02057529327114" calcext:value-type="float">
            <text:p>4.021</text:p>
          </table:table-cell>
          <table:table-cell table:style-name="ce14" table:formula="of:=IF([.T29]=&quot;&quot;;&quot;&quot;;(LN(10)/LN(2))*[.T29])" office:value-type="float" office:value="13.3560620243274" calcext:value-type="float">
            <text:p>13.356</text:p>
          </table:table-cell>
          <table:table-cell table:style-name="ce6" office:value-type="float" office:value="0.03407" calcext:value-type="float">
            <text:p>0.03407</text:p>
          </table:table-cell>
          <table:table-cell table:style-name="ce6" office:value-type="float" office:value="0.05145" calcext:value-type="float">
            <text:p>0.05145</text:p>
          </table:table-cell>
          <table:table-cell table:style-name="ce6" office:value-type="float" office:value="1.057" calcext:value-type="float">
            <text:p>1.057</text:p>
          </table:table-cell>
          <table:table-cell table:style-name="ce14" table:formula="of:=IF([.V29]=&quot;&quot;;&quot;&quot;;LN(2)/[.V29])" office:value-type="float" office:value="20.3447954376268" calcext:value-type="float">
            <text:p>20.345</text:p>
          </table:table-cell>
          <table:table-cell table:style-name="ce14" table:formula="of:=IF([.Y29]=&quot;&quot;;&quot;&quot;;(LN(10)/LN(2))*[.Y29])" office:value-type="float" office:value="67.5839475489887" calcext:value-type="float">
            <text:p>67.584</text:p>
          </table:table-cell>
          <table:table-cell table:style-name="ce6" office:value-type="float" office:value="0.006191" calcext:value-type="float">
            <text:p>0.006191</text:p>
          </table:table-cell>
          <table:table-cell table:style-name="ce6" office:value-type="float" office:value="-0.001849" calcext:value-type="float">
            <text:p>-0.001849</text:p>
          </table:table-cell>
          <table:table-cell table:style-name="ce6" office:value-type="float" office:value="1.53" calcext:value-type="float">
            <text:p>1.53</text:p>
          </table:table-cell>
          <table:table-cell table:style-name="ce14" table:formula="of:=IF([.AA29]=&quot;&quot;;&quot;&quot;;LN(2)/[.AA29])" office:value-type="float" office:value="111.960455590364" calcext:value-type="float">
            <text:p>111.960</text:p>
          </table:table-cell>
          <table:table-cell table:style-name="ce14" table:formula="of:=IF([.AD29]=&quot;&quot;;&quot;&quot;;(LN(10)/LN(2))*[.AD29])" office:value-type="float" office:value="371.92458294202" calcext:value-type="float">
            <text:p>371.925</text:p>
          </table:table-cell>
          <table:table-cell table:number-columns-repeated="993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.895" calcext:value-type="float">
            <text:p>1.895</text:p>
          </table:table-cell>
          <table:table-cell table:style-name="ce6" office:value-type="float" office:value="5.498" calcext:value-type="float">
            <text:p>5.498</text:p>
          </table:table-cell>
          <table:table-cell table:style-name="ce6" office:value-type="float" office:value="0.358" calcext:value-type="float">
            <text:p>0.358</text:p>
          </table:table-cell>
          <table:table-cell table:style-name="ce14" table:formula="of:=IF([.B30]=&quot;&quot;;&quot;&quot;;LN(2)/[.B30])" office:value-type="float" office:value="0.365776876284932" calcext:value-type="float">
            <text:p>0.366</text:p>
          </table:table-cell>
          <table:table-cell table:style-name="ce14" table:formula="of:=IF([.E30]=&quot;&quot;;&quot;&quot;;(LN(10)/LN(2))*[.E30])" office:value-type="float" office:value="1.21508448179105" calcext:value-type="float">
            <text:p>1.215</text:p>
          </table:table-cell>
          <table:table-cell table:style-name="ce6" office:value-type="float" office:value="0.03296" calcext:value-type="float">
            <text:p>0.03296</text:p>
          </table:table-cell>
          <table:table-cell table:style-name="ce6" office:value-type="float" office:value="0.07875" calcext:value-type="float">
            <text:p>0.07875</text:p>
          </table:table-cell>
          <table:table-cell table:style-name="ce6" office:value-type="float" office:value="1.224" calcext:value-type="float">
            <text:p>1.224</text:p>
          </table:table-cell>
          <table:table-cell table:style-name="ce14" table:formula="of:=IF([.G30]=&quot;&quot;;&quot;&quot;;LN(2)/[.G30])" office:value-type="float" office:value="21.0299508665032" calcext:value-type="float">
            <text:p>21.030</text:p>
          </table:table-cell>
          <table:table-cell table:style-name="ce14" table:formula="of:=IF([.J30]=&quot;&quot;;&quot;&quot;;(LN(10)/LN(2))*[.J30])" office:value-type="float" office:value="69.8599846175378" calcext:value-type="float">
            <text:p>69.860</text:p>
          </table:table-cell>
          <table:table-cell table:style-name="ce6" office:value-type="float" office:value="0.01056" calcext:value-type="float">
            <text:p>0.01056</text:p>
          </table:table-cell>
          <table:table-cell table:style-name="ce6" office:value-type="float" office:value="0.02313" calcext:value-type="float">
            <text:p>0.02313</text:p>
          </table:table-cell>
          <table:table-cell table:style-name="ce6" office:value-type="float" office:value="0.9987" calcext:value-type="float">
            <text:p>0.9987</text:p>
          </table:table-cell>
          <table:table-cell table:style-name="ce14" table:formula="of:=IF([.L30]=&quot;&quot;;&quot;&quot;;LN(2)/[.L30])" office:value-type="float" office:value="65.6389375530251" calcext:value-type="float">
            <text:p>65.639</text:p>
          </table:table-cell>
          <table:table-cell table:style-name="ce14" table:formula="of:=IF([.O30]=&quot;&quot;;&quot;&quot;;(LN(10)/LN(2))*[.O30])" office:value-type="float" office:value="218.047830775951" calcext:value-type="float">
            <text:p>218.048</text:p>
          </table:table-cell>
          <table:table-cell table:style-name="ce6" office:value-type="float" office:value="0.1616" calcext:value-type="float">
            <text:p>0.1616</text:p>
          </table:table-cell>
          <table:table-cell table:style-name="ce6" office:value-type="float" office:value="1.225" calcext:value-type="float">
            <text:p>1.225</text:p>
          </table:table-cell>
          <table:table-cell table:style-name="ce6" office:value-type="float" office:value="0.8519" calcext:value-type="float">
            <text:p>0.8519</text:p>
          </table:table-cell>
          <table:table-cell table:style-name="ce14" table:formula="of:=IF([.Q30]=&quot;&quot;;&quot;&quot;;LN(2)/[.Q30])" office:value-type="float" office:value="4.2892771074254" calcext:value-type="float">
            <text:p>4.289</text:p>
          </table:table-cell>
          <table:table-cell table:style-name="ce14" table:formula="of:=IF([.T30]=&quot;&quot;;&quot;&quot;;(LN(10)/LN(2))*[.T30])" office:value-type="float" office:value="14.2486701299136" calcext:value-type="float">
            <text:p>14.249</text:p>
          </table:table-cell>
          <table:table-cell table:style-name="ce6" office:value-type="float" office:value="0.03336" calcext:value-type="float">
            <text:p>0.03336</text:p>
          </table:table-cell>
          <table:table-cell table:style-name="ce6" office:value-type="float" office:value="0.04795" calcext:value-type="float">
            <text:p>0.04795</text:p>
          </table:table-cell>
          <table:table-cell table:style-name="ce6" office:value-type="float" office:value="1.063" calcext:value-type="float">
            <text:p>1.063</text:p>
          </table:table-cell>
          <table:table-cell table:style-name="ce14" table:formula="of:=IF([.V30]=&quot;&quot;;&quot;&quot;;LN(2)/[.V30])" office:value-type="float" office:value="20.7777931822526" calcext:value-type="float">
            <text:p>20.778</text:p>
          </table:table-cell>
          <table:table-cell table:style-name="ce14" table:formula="of:=IF([.Y30]=&quot;&quot;;&quot;&quot;;(LN(10)/LN(2))*[.Y30])" office:value-type="float" office:value="69.0223349218839" calcext:value-type="float">
            <text:p>69.022</text:p>
          </table:table-cell>
          <table:table-cell table:style-name="ce6" office:value-type="float" office:value="0.006115" calcext:value-type="float">
            <text:p>0.006115</text:p>
          </table:table-cell>
          <table:table-cell table:style-name="ce6" office:value-type="float" office:value="-0.001869" calcext:value-type="float">
            <text:p>-0.001869</text:p>
          </table:table-cell>
          <table:table-cell table:style-name="ce6" office:value-type="float" office:value="1.498" calcext:value-type="float">
            <text:p>1.498</text:p>
          </table:table-cell>
          <table:table-cell table:style-name="ce14" table:formula="of:=IF([.AA30]=&quot;&quot;;&quot;&quot;;LN(2)/[.AA30])" office:value-type="float" office:value="113.35195103188" calcext:value-type="float">
            <text:p>113.352</text:p>
          </table:table-cell>
          <table:table-cell table:style-name="ce14" table:formula="of:=IF([.AD30]=&quot;&quot;;&quot;&quot;;(LN(10)/LN(2))*[.AD30])" office:value-type="float" office:value="376.547030743098" calcext:value-type="float">
            <text:p>376.547</text:p>
          </table:table-cell>
          <table:table-cell table:number-columns-repeated="993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.757" calcext:value-type="float">
            <text:p>1.757</text:p>
          </table:table-cell>
          <table:table-cell table:style-name="ce6" office:value-type="float" office:value="5.177" calcext:value-type="float">
            <text:p>5.177</text:p>
          </table:table-cell>
          <table:table-cell table:style-name="ce6" office:value-type="float" office:value="0.3156" calcext:value-type="float">
            <text:p>0.3156</text:p>
          </table:table-cell>
          <table:table-cell table:style-name="ce14" table:formula="of:=IF([.B31]=&quot;&quot;;&quot;&quot;;LN(2)/[.B31])" office:value-type="float" office:value="0.394506078861665" calcext:value-type="float">
            <text:p>0.395</text:p>
          </table:table-cell>
          <table:table-cell table:style-name="ce14" table:formula="of:=IF([.E31]=&quot;&quot;;&quot;&quot;;(LN(10)/LN(2))*[.E31])" office:value-type="float" office:value="1.31052082697441" calcext:value-type="float">
            <text:p>1.311</text:p>
          </table:table-cell>
          <table:table-cell table:style-name="ce6" office:value-type="float" office:value="0.03243" calcext:value-type="float">
            <text:p>0.03243</text:p>
          </table:table-cell>
          <table:table-cell table:style-name="ce6" office:value-type="float" office:value="0.08599" calcext:value-type="float">
            <text:p>0.08599</text:p>
          </table:table-cell>
          <table:table-cell table:style-name="ce6" office:value-type="float" office:value="1.467" calcext:value-type="float">
            <text:p>1.467</text:p>
          </table:table-cell>
          <table:table-cell table:style-name="ce14" table:formula="of:=IF([.G31]=&quot;&quot;;&quot;&quot;;LN(2)/[.G31])" office:value-type="float" office:value="21.3736410903468" calcext:value-type="float">
            <text:p>21.374</text:p>
          </table:table-cell>
          <table:table-cell table:style-name="ce14" table:formula="of:=IF([.J31]=&quot;&quot;;&quot;&quot;;(LN(10)/LN(2))*[.J31])" office:value-type="float" office:value="71.0016988280619" calcext:value-type="float">
            <text:p>71.002</text:p>
          </table:table-cell>
          <table:table-cell table:style-name="ce6" office:value-type="float" office:value="0.0103" calcext:value-type="float">
            <text:p>0.0103</text:p>
          </table:table-cell>
          <table:table-cell table:style-name="ce6" office:value-type="float" office:value="0.02198" calcext:value-type="float">
            <text:p>0.02198</text:p>
          </table:table-cell>
          <table:table-cell table:style-name="ce6" office:value-type="float" office:value="1.013" calcext:value-type="float">
            <text:p>1.013</text:p>
          </table:table-cell>
          <table:table-cell table:style-name="ce14" table:formula="of:=IF([.L31]=&quot;&quot;;&quot;&quot;;LN(2)/[.L31])" office:value-type="float" office:value="67.2958427728102" calcext:value-type="float">
            <text:p>67.296</text:p>
          </table:table-cell>
          <table:table-cell table:style-name="ce14" table:formula="of:=IF([.O31]=&quot;&quot;;&quot;&quot;;(LN(10)/LN(2))*[.O31])" office:value-type="float" office:value="223.551950776121" calcext:value-type="float">
            <text:p>223.552</text:p>
          </table:table-cell>
          <table:table-cell table:style-name="ce6" office:value-type="float" office:value="0.1501" calcext:value-type="float">
            <text:p>0.1501</text:p>
          </table:table-cell>
          <table:table-cell table:style-name="ce6" office:value-type="float" office:value="1.132" calcext:value-type="float">
            <text:p>1.132</text:p>
          </table:table-cell>
          <table:table-cell table:style-name="ce6" office:value-type="float" office:value="0.8566" calcext:value-type="float">
            <text:p>0.8566</text:p>
          </table:table-cell>
          <table:table-cell table:style-name="ce14" table:formula="of:=IF([.Q31]=&quot;&quot;;&quot;&quot;;LN(2)/[.Q31])" office:value-type="float" office:value="4.6179026019983" calcext:value-type="float">
            <text:p>4.618</text:p>
          </table:table-cell>
          <table:table-cell table:style-name="ce14" table:formula="of:=IF([.T31]=&quot;&quot;;&quot;&quot;;(LN(10)/LN(2))*[.T31])" office:value-type="float" office:value="15.3403403930316" calcext:value-type="float">
            <text:p>15.340</text:p>
          </table:table-cell>
          <table:table-cell table:style-name="ce6" office:value-type="float" office:value="0.03266" calcext:value-type="float">
            <text:p>0.03266</text:p>
          </table:table-cell>
          <table:table-cell table:style-name="ce6" office:value-type="float" office:value="0.04491" calcext:value-type="float">
            <text:p>0.04491</text:p>
          </table:table-cell>
          <table:table-cell table:style-name="ce6" office:value-type="float" office:value="1.073" calcext:value-type="float">
            <text:p>1.073</text:p>
          </table:table-cell>
          <table:table-cell table:style-name="ce14" table:formula="of:=IF([.V31]=&quot;&quot;;&quot;&quot;;LN(2)/[.V31])" office:value-type="float" office:value="21.223122491119" calcext:value-type="float">
            <text:p>21.223</text:p>
          </table:table-cell>
          <table:table-cell table:style-name="ce14" table:formula="of:=IF([.Y31]=&quot;&quot;;&quot;&quot;;(LN(10)/LN(2))*[.Y31])" office:value-type="float" office:value="70.5016868644839" calcext:value-type="float">
            <text:p>70.502</text:p>
          </table:table-cell>
          <table:table-cell table:style-name="ce6" office:value-type="float" office:value="0.00602" calcext:value-type="float">
            <text:p>0.00602</text:p>
          </table:table-cell>
          <table:table-cell table:style-name="ce6" office:value-type="float" office:value="-0.001752" calcext:value-type="float">
            <text:p>-0.001752</text:p>
          </table:table-cell>
          <table:table-cell table:style-name="ce6" office:value-type="float" office:value="1.483" calcext:value-type="float">
            <text:p>1.483</text:p>
          </table:table-cell>
          <table:table-cell table:style-name="ce14" table:formula="of:=IF([.AA31]=&quot;&quot;;&quot;&quot;;LN(2)/[.AA31])" office:value-type="float" office:value="115.140727667765" calcext:value-type="float">
            <text:p>115.141</text:p>
          </table:table-cell>
          <table:table-cell table:style-name="ce14" table:formula="of:=IF([.AD31]=&quot;&quot;;&quot;&quot;;(LN(10)/LN(2))*[.AD31])" office:value-type="float" office:value="382.489218105323" calcext:value-type="float">
            <text:p>382.489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ir kerma at 1m per unit workload (mGy/mA-min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Ko**</text:p>
          </table:table-cell>
          <table:table-cell table:number-columns-repeated="1022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4" table:formula="of:=0.1965*[.A36]-3.429" office:value-type="float" office:value="1.4835" calcext:value-type="float">
            <text:p>1.484</text:p>
          </table:table-cell>
          <table:table-cell table:number-columns-repeated="102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4" table:formula="of:=0.1965*[.A37]-3.429" office:value-type="float" office:value="2.466" calcext:value-type="float">
            <text:p>2.466</text:p>
          </table:table-cell>
          <table:table-cell table:number-columns-repeated="102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4" table:formula="of:=0.1965*[.A38]-3.429" office:value-type="float" office:value="3.4485" calcext:value-type="float">
            <text:p>3.449</text:p>
          </table:table-cell>
          <table:table-cell table:number-columns-repeated="102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14" table:formula="of:=1.222-0.05664*[.A39]+0.001227*[.A39]^2-0.000003136*[.A39]^3" office:value-type="float" office:value="0.718896" calcext:value-type="float">
            <text:p>0.719</text:p>
          </table:table-cell>
          <table:table-cell table:number-columns-repeated="1022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14" table:formula="of:=1.222-0.05664*[.A40]+0.001227*[.A40]^2-0.000003136*[.A40]^3" office:value-type="float" office:value="0.872107" calcext:value-type="float">
            <text:p>0.872</text:p>
          </table:table-cell>
          <table:table-cell table:number-columns-repeated="1022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14" table:formula="of:=1.222-0.05664*[.A41]+0.001227*[.A41]^2-0.000003136*[.A41]^3" office:value-type="float" office:value="1.0655" calcext:value-type="float">
            <text:p>1.066</text:p>
          </table:table-cell>
          <table:table-cell table:number-columns-repeated="1022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14" table:formula="of:=1.222-0.05664*[.A42]+0.001227*[.A42]^2-0.000003136*[.A42]^3" office:value-type="float" office:value="1.296723" calcext:value-type="float">
            <text:p>1.297</text:p>
          </table:table-cell>
          <table:table-cell table:number-columns-repeated="1022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4" table:formula="of:=1.222-0.05664*[.A43]+0.001227*[.A43]^2-0.000003136*[.A43]^3" office:value-type="float" office:value="1.563424" calcext:value-type="float">
            <text:p>1.563</text:p>
          </table:table-cell>
          <table:table-cell table:number-columns-repeated="1022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14" table:formula="of:=1.222-0.05664*[.A44]+0.001227*[.A44]^2-0.000003136*[.A44]^3" office:value-type="float" office:value="1.863251" calcext:value-type="float">
            <text:p>1.863</text:p>
          </table:table-cell>
          <table:table-cell table:number-columns-repeated="1022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14" table:formula="of:=1.222-0.05664*[.A45]+0.001227*[.A45]^2-0.000003136*[.A45]^3" office:value-type="float" office:value="2.193852" calcext:value-type="float">
            <text:p>2.194</text:p>
          </table:table-cell>
          <table:table-cell table:number-columns-repeated="1022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14" table:formula="of:=1.222-0.05664*[.A46]+0.001227*[.A46]^2-0.000003136*[.A46]^3" office:value-type="float" office:value="2.552875" calcext:value-type="float">
            <text:p>2.553</text:p>
          </table:table-cell>
          <table:table-cell table:number-columns-repeated="1022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14" table:formula="of:=1.222-0.05664*[.A47]+0.001227*[.A47]^2-0.000003136*[.A47]^3" office:value-type="float" office:value="2.937968" calcext:value-type="float">
            <text:p>2.938</text:p>
          </table:table-cell>
          <table:table-cell table:number-columns-repeated="1022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14" table:formula="of:=1.222-0.05664*[.A48]+0.001227*[.A48]^2-0.000003136*[.A48]^3" office:value-type="float" office:value="3.346779" calcext:value-type="float">
            <text:p>3.347</text:p>
          </table:table-cell>
          <table:table-cell table:number-columns-repeated="1022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14" table:formula="of:=1.222-0.05664*[.A49]+0.001227*[.A49]^2-0.000003136*[.A49]^3" office:value-type="float" office:value="3.776956" calcext:value-type="float">
            <text:p>3.777</text:p>
          </table:table-cell>
          <table:table-cell table:number-columns-repeated="1022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14" table:formula="of:=1.222-0.05664*[.A50]+0.001227*[.A50]^2-0.000003136*[.A50]^3" office:value-type="float" office:value="4.226147" calcext:value-type="float">
            <text:p>4.226</text:p>
          </table:table-cell>
          <table:table-cell table:number-columns-repeated="1022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14" table:formula="of:=1.222-0.05664*[.A51]+0.001227*[.A51]^2-0.000003136*[.A51]^3" office:value-type="float" office:value="4.692" calcext:value-type="float">
            <text:p>4.692</text:p>
          </table:table-cell>
          <table:table-cell table:number-columns-repeated="1022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14" table:formula="of:=1.222-0.05664*[.A52]+0.001227*[.A52]^2-0.000003136*[.A52]^3" office:value-type="float" office:value="5.172163" calcext:value-type="float">
            <text:p>5.172</text:p>
          </table:table-cell>
          <table:table-cell table:number-columns-repeated="1022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14" table:formula="of:=1.222-0.05664*[.A53]+0.001227*[.A53]^2-0.000003136*[.A53]^3" office:value-type="float" office:value="5.664284" calcext:value-type="float">
            <text:p>5.664</text:p>
          </table:table-cell>
          <table:table-cell table:number-columns-repeated="1022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14" table:formula="of:=1.222-0.05664*[.A54]+0.001227*[.A54]^2-0.000003136*[.A54]^3" office:value-type="float" office:value="6.166011" calcext:value-type="float">
            <text:p>6.166</text:p>
          </table:table-cell>
          <table:table-cell table:number-columns-repeated="1022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14" table:formula="of:=1.222-0.05664*[.A55]+0.001227*[.A55]^2-0.000003136*[.A55]^3" office:value-type="float" office:value="6.674992" calcext:value-type="float">
            <text:p>6.675</text:p>
          </table:table-cell>
          <table:table-cell table:number-columns-repeated="1022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14" table:formula="of:=1.222-0.05664*[.A56]+0.001227*[.A56]^2-0.000003136*[.A56]^3" office:value-type="float" office:value="7.188875" calcext:value-type="float">
            <text:p>7.189</text:p>
          </table:table-cell>
          <table:table-cell table:number-columns-repeated="1022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14" table:formula="of:=1.222-0.05664*[.A57]+0.001227*[.A57]^2-0.000003136*[.A57]^3" office:value-type="float" office:value="7.705308" calcext:value-type="float">
            <text:p>7.705</text:p>
          </table:table-cell>
          <table:table-cell table:number-columns-repeated="1022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14" table:formula="of:=1.222-0.05664*[.A58]+0.001227*[.A58]^2-0.000003136*[.A58]^3" office:value-type="float" office:value="8.221939" calcext:value-type="float">
            <text:p>8.222</text:p>
          </table:table-cell>
          <table:table-cell table:number-columns-repeated="1022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14" table:formula="of:=1.222-0.05664*[.A59]+0.001227*[.A59]^2-0.000003136*[.A59]^3" office:value-type="float" office:value="8.736416" calcext:value-type="float">
            <text:p>8.736</text:p>
          </table:table-cell>
          <table:table-cell table:number-columns-repeated="1022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14" table:formula="of:=1.222-0.05664*[.A60]+0.001227*[.A60]^2-0.000003136*[.A60]^3" office:value-type="float" office:value="9.246387" calcext:value-type="float">
            <text:p>9.246</text:p>
          </table:table-cell>
          <table:table-cell table:number-columns-repeated="1022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14" table:formula="of:=1.222-0.05664*[.A61]+0.001227*[.A61]^2-0.000003136*[.A61]^3" office:value-type="float" office:value="9.7495" calcext:value-type="float">
            <text:p>9.750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_1" table:style-name="ta2">
        <table:table-column table:style-name="co5" table:default-cell-style-name="ce15"/>
        <table:table-column table:style-name="co6" table:number-columns-repeated="18" table:default-cell-style-name="ce16"/>
        <table:table-row table:style-name="ro7">
          <table:table-cell table:style-name="ce10" office:value-type="string" calcext:value-type="string">
            <text:p>Fitting parameters for transmission of broad primary x-ray beams to Equation A.2 (thickness is input in mm)</text:p>
          </table:table-cell>
          <table:table-cell table:style-name="Default" table:number-columns-repeated="18"/>
        </table:table-row>
        <table:table-row table:style-name="ro7">
          <table:table-cell table:style-name="ce10"/>
          <table:table-cell table:style-name="Default" table:number-columns-repeated="18"/>
        </table:table-row>
        <table:table-row table:style-name="ro7">
          <table:table-cell table:style-name="ce7" office:value-type="string" calcext:value-type="string" table:number-columns-spanned="1" table:number-rows-spanned="2">
            <text:p>Workload Distribution</text:p>
          </table:table-cell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 table:style-name="ce5"/>
        </table:table-row>
        <table:table-row table:style-name="ro7">
          <table:covered-table-cell table:style-name="Default"/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</table:table-row>
        <table:table-row table:style-name="ro7">
          <table:table-cell office:value-type="string" calcext:value-type="string">
            <text:p>Rad Room (all)</text:p>
          </table:table-cell>
          <table:table-cell office:value-type="float" office:value="2.346" calcext:value-type="float">
            <text:p>2.346E+00</text:p>
          </table:table-cell>
          <table:table-cell office:value-type="float" office:value="15.9" calcext:value-type="float">
            <text:p>1.590E+01</text:p>
          </table:table-cell>
          <table:table-cell office:value-type="float" office:value="0.4982" calcext:value-type="float">
            <text:p>4.982E-01</text:p>
          </table:table-cell>
          <table:table-cell office:value-type="float" office:value="0.03626" calcext:value-type="float">
            <text:p>3.626E-02</text:p>
          </table:table-cell>
          <table:table-cell office:value-type="float" office:value="0.1429" calcext:value-type="float">
            <text:p>1.429E-01</text:p>
          </table:table-cell>
          <table:table-cell office:value-type="float" office:value="0.4932" calcext:value-type="float">
            <text:p>4.932E-01</text:p>
          </table:table-cell>
          <table:table-cell office:value-type="float" office:value="0.0142" calcext:value-type="float">
            <text:p>1.420E-02</text:p>
          </table:table-cell>
          <table:table-cell office:value-type="float" office:value="0.05781" calcext:value-type="float">
            <text:p>5.781E-02</text:p>
          </table:table-cell>
          <table:table-cell office:value-type="float" office:value="0.7445" calcext:value-type="float">
            <text:p>7.445E-01</text:p>
          </table:table-cell>
          <table:table-cell office:value-type="float" office:value="0.2163" calcext:value-type="float">
            <text:p>2.163E-01</text:p>
          </table:table-cell>
          <table:table-cell office:value-type="float" office:value="3.101" calcext:value-type="float">
            <text:p>3.101E+00</text:p>
          </table:table-cell>
          <table:table-cell office:value-type="float" office:value="0.5745" calcext:value-type="float">
            <text:p>5.745E-01</text:p>
          </table:table-cell>
          <table:table-cell office:value-type="float" office:value="0.03907" calcext:value-type="float">
            <text:p>3.907E-02</text:p>
          </table:table-cell>
          <table:table-cell office:value-type="float" office:value="0.1069" calcext:value-type="float">
            <text:p>1.069E-01</text:p>
          </table:table-cell>
          <table:table-cell office:value-type="float" office:value="0.594" calcext:value-type="float">
            <text:p>5.940E-01</text:p>
          </table:table-cell>
          <table:table-cell office:value-type="float" office:value="0.007616" calcext:value-type="float">
            <text:p>7.616E-03</text:p>
          </table:table-cell>
          <table:table-cell office:value-type="float" office:value="0.000767" calcext:value-type="float">
            <text:p>7.670E-04</text:p>
          </table:table-cell>
          <table:table-cell office:value-type="float" office:value="1.027" calcext:value-type="float">
            <text:p>1.027E+00</text:p>
          </table:table-cell>
        </table:table-row>
        <table:table-row table:style-name="ro7">
          <table:table-cell office:value-type="string" calcext:value-type="string">
            <text:p>Rad Room (chest bucky)</text:p>
          </table:table-cell>
          <table:table-cell office:value-type="float" office:value="2.264" calcext:value-type="float">
            <text:p>2.264E+00</text:p>
          </table:table-cell>
          <table:table-cell office:value-type="float" office:value="13.08" calcext:value-type="float">
            <text:p>1.308E+01</text:p>
          </table:table-cell>
          <table:table-cell office:value-type="float" office:value="0.56" calcext:value-type="float">
            <text:p>5.600E-01</text:p>
          </table:table-cell>
          <table:table-cell office:value-type="float" office:value="0.03552" calcext:value-type="float">
            <text:p>3.552E-02</text:p>
          </table:table-cell>
          <table:table-cell office:value-type="float" office:value="0.1177" calcext:value-type="float">
            <text:p>1.177E-01</text:p>
          </table:table-cell>
          <table:table-cell office:value-type="float" office:value="0.6007" calcext:value-type="float">
            <text:p>6.007E-01</text:p>
          </table:table-cell>
          <table:table-cell office:value-type="float" office:value="0.01278" calcext:value-type="float">
            <text:p>1.278E-02</text:p>
          </table:table-cell>
          <table:table-cell office:value-type="float" office:value="0.04848" calcext:value-type="float">
            <text:p>4.848E-02</text:p>
          </table:table-cell>
          <table:table-cell office:value-type="float" office:value="0.8609" calcext:value-type="float">
            <text:p>8.609E-01</text:p>
          </table:table-cell>
          <table:table-cell office:value-type="float" office:value="0.2179" calcext:value-type="float">
            <text:p>2.179E-01</text:p>
          </table:table-cell>
          <table:table-cell office:value-type="float" office:value="2.677" calcext:value-type="float">
            <text:p>2.677E+00</text:p>
          </table:table-cell>
          <table:table-cell office:value-type="float" office:value="0.7209" calcext:value-type="float">
            <text:p>7.209E-01</text:p>
          </table:table-cell>
          <table:table-cell office:value-type="float" office:value="0.03762" calcext:value-type="float">
            <text:p>3.762E-02</text:p>
          </table:table-cell>
          <table:table-cell office:value-type="float" office:value="0.09751" calcext:value-type="float">
            <text:p>9.751E-02</text:p>
          </table:table-cell>
          <table:table-cell office:value-type="float" office:value="0.7867" calcext:value-type="float">
            <text:p>7.867E-01</text:p>
          </table:table-cell>
          <table:table-cell office:value-type="float" office:value="0.007142" calcext:value-type="float">
            <text:p>7.142E-03</text:p>
          </table:table-cell>
          <table:table-cell office:value-type="float" office:value="0.000308" calcext:value-type="float">
            <text:p>3.080E-04</text:p>
          </table:table-cell>
          <table:table-cell office:value-type="float" office:value="1.617" calcext:value-type="float">
            <text:p>1.617E+00</text:p>
          </table:table-cell>
        </table:table-row>
        <table:table-row table:style-name="ro7">
          <table:table-cell office:value-type="string" calcext:value-type="string">
            <text:p>Rad Room (floor or other)</text:p>
          </table:table-cell>
          <table:table-cell office:value-type="float" office:value="2.651" calcext:value-type="float">
            <text:p>2.651E+00</text:p>
          </table:table-cell>
          <table:table-cell office:value-type="float" office:value="16.56" calcext:value-type="float">
            <text:p>1.656E+01</text:p>
          </table:table-cell>
          <table:table-cell office:value-type="float" office:value="0.4585" calcext:value-type="float">
            <text:p>4.585E-01</text:p>
          </table:table-cell>
          <table:table-cell office:value-type="float" office:value="0.03994" calcext:value-type="float">
            <text:p>3.994E-02</text:p>
          </table:table-cell>
          <table:table-cell office:value-type="float" office:value="0.1448" calcext:value-type="float">
            <text:p>1.448E-01</text:p>
          </table:table-cell>
          <table:table-cell office:value-type="float" office:value="0.4231" calcext:value-type="float">
            <text:p>4.231E-01</text:p>
          </table:table-cell>
          <table:table-cell office:value-type="float" office:value="0.01679" calcext:value-type="float">
            <text:p>1.679E-02</text:p>
          </table:table-cell>
          <table:table-cell office:value-type="float" office:value="0.06124" calcext:value-type="float">
            <text:p>6.124E-02</text:p>
          </table:table-cell>
          <table:table-cell office:value-type="float" office:value="0.7356" calcext:value-type="float">
            <text:p>7.356E-01</text:p>
          </table:table-cell>
          <table:table-cell office:value-type="float" office:value="2535" calcext:value-type="float">
            <text:p>2.535E+03</text:p>
          </table:table-cell>
          <table:table-cell office:value-type="float" office:value="2.74" calcext:value-type="float">
            <text:p>2.740E+00</text:p>
          </table:table-cell>
          <table:table-cell office:value-type="float" office:value="0.4297" calcext:value-type="float">
            <text:p>4.297E-01</text:p>
          </table:table-cell>
          <table:table-cell office:value-type="float" office:value="0.04361" calcext:value-type="float">
            <text:p>4.361E-02</text:p>
          </table:table-cell>
          <table:table-cell office:value-type="float" office:value="0.1082" calcext:value-type="float">
            <text:p>1.082E-01</text:p>
          </table:table-cell>
          <table:table-cell office:value-type="float" office:value="0.5463" calcext:value-type="float">
            <text:p>5.463E-01</text:p>
          </table:table-cell>
          <table:table-cell office:value-type="float" office:value="0.007915" calcext:value-type="float">
            <text:p>7.915E-03</text:p>
          </table:table-cell>
          <table:table-cell office:value-type="float" office:value="0.00088" calcext:value-type="float">
            <text:p>8.800E-04</text:p>
          </table:table-cell>
          <table:table-cell office:value-type="float" office:value="0.979" calcext:value-type="float">
            <text:p>9.790E-01</text:p>
          </table:table-cell>
        </table:table-row>
        <table:table-row table:style-name="ro7">
          <table:table-cell office:value-type="string" calcext:value-type="string">
            <text:p>Fluoroscopy tube (RF)</text:p>
          </table:table-cell>
          <table:table-cell office:value-type="float" office:value="2.347" calcext:value-type="float">
            <text:p>2.347E+00</text:p>
          </table:table-cell>
          <table:table-cell office:value-type="float" office:value="12.67" calcext:value-type="float">
            <text:p>1.267E+01</text:p>
          </table:table-cell>
          <table:table-cell office:value-type="float" office:value="0.6149" calcext:value-type="float">
            <text:p>6.149E-01</text:p>
          </table:table-cell>
          <table:table-cell office:value-type="float" office:value="0.03616" calcext:value-type="float">
            <text:p>3.616E-02</text:p>
          </table:table-cell>
          <table:table-cell office:value-type="float" office:value="0.09721" calcext:value-type="float">
            <text:p>9.721E-02</text:p>
          </table:table-cell>
          <table:table-cell office:value-type="float" office:value="0.5186" calcext:value-type="float">
            <text:p>5.186E-01</text:p>
          </table:table-cell>
          <table:table-cell office:value-type="float" office:value="0.0134" calcext:value-type="float">
            <text:p>1.340E-02</text:p>
          </table:table-cell>
          <table:table-cell office:value-type="float" office:value="0.04283" calcext:value-type="float">
            <text:p>4.283E-02</text:p>
          </table:table-cell>
          <table:table-cell office:value-type="float" office:value="0.8796" calcext:value-type="float">
            <text:p>8.796E-01</text:p>
          </table:table-cell>
          <table:table-cell office:value-type="float" office:value="0.2323" calcext:value-type="float">
            <text:p>2.323E-01</text:p>
          </table:table-cell>
          <table:table-cell office:value-type="float" office:value="2.19" calcext:value-type="float">
            <text:p>2.190E+00</text:p>
          </table:table-cell>
          <table:table-cell office:value-type="float" office:value="0.6509" calcext:value-type="float">
            <text:p>6.509E-01</text:p>
          </table:table-cell>
          <table:table-cell office:value-type="float" office:value="0.03901" calcext:value-type="float">
            <text:p>3.901E-02</text:p>
          </table:table-cell>
          <table:table-cell office:value-type="float" office:value="0.08588" calcext:value-type="float">
            <text:p>8.588E-02</text:p>
          </table:table-cell>
          <table:table-cell office:value-type="float" office:value="0.8081" calcext:value-type="float">
            <text:p>8.081E-01</text:p>
          </table:table-cell>
          <table:table-cell office:value-type="float" office:value="0.007089" calcext:value-type="float">
            <text:p>7.089E-03</text:p>
          </table:table-cell>
          <table:table-cell office:value-type="float" office:value="0.000474" calcext:value-type="float">
            <text:p>4.740E-04</text:p>
          </table:table-cell>
          <table:table-cell office:value-type="float" office:value="1.58" calcext:value-type="float">
            <text:p>1.580E+00</text:p>
          </table:table-cell>
        </table:table-row>
        <table:table-row table:style-name="ro7">
          <table:table-cell office:value-type="string" calcext:value-type="string">
            <text:p>Rad tube (RF)</text:p>
          </table:table-cell>
          <table:table-cell office:value-type="float" office:value="2.295" calcext:value-type="float">
            <text:p>2.295E+00</text:p>
          </table:table-cell>
          <table:table-cell office:value-type="float" office:value="13" calcext:value-type="float">
            <text:p>1.300E+01</text:p>
          </table:table-cell>
          <table:table-cell office:value-type="float" office:value="0.5573" calcext:value-type="float">
            <text:p>5.573E-01</text:p>
          </table:table-cell>
          <table:table-cell office:value-type="float" office:value="0.03549" calcext:value-type="float">
            <text:p>3.549E-02</text:p>
          </table:table-cell>
          <table:table-cell office:value-type="float" office:value="0.1164" calcext:value-type="float">
            <text:p>1.164E-01</text:p>
          </table:table-cell>
          <table:table-cell office:value-type="float" office:value="0.5774" calcext:value-type="float">
            <text:p>5.774E-01</text:p>
          </table:table-cell>
          <table:table-cell office:value-type="float" office:value="0.013" calcext:value-type="float">
            <text:p>1.300E-02</text:p>
          </table:table-cell>
          <table:table-cell office:value-type="float" office:value="0.04778" calcext:value-type="float">
            <text:p>4.778E-02</text:p>
          </table:table-cell>
          <table:table-cell office:value-type="float" office:value="0.8485" calcext:value-type="float">
            <text:p>8.485E-01</text:p>
          </table:table-cell>
          <table:table-cell office:value-type="float" office:value="0.2126" calcext:value-type="float">
            <text:p>2.126E-01</text:p>
          </table:table-cell>
          <table:table-cell office:value-type="float" office:value="2.568" calcext:value-type="float">
            <text:p>2.568E+00</text:p>
          </table:table-cell>
          <table:table-cell office:value-type="float" office:value="0.6788" calcext:value-type="float">
            <text:p>6.788E-01</text:p>
          </table:table-cell>
          <table:table-cell office:value-type="float" office:value="0.03778" calcext:value-type="float">
            <text:p>3.778E-02</text:p>
          </table:table-cell>
          <table:table-cell office:value-type="float" office:value="0.09365" calcext:value-type="float">
            <text:p>9.365E-02</text:p>
          </table:table-cell>
          <table:table-cell office:value-type="float" office:value="0.7483" calcext:value-type="float">
            <text:p>7.483E-01</text:p>
          </table:table-cell>
          <table:table-cell office:value-type="float" office:value="0.007162" calcext:value-type="float">
            <text:p>7.162E-03</text:p>
          </table:table-cell>
          <table:table-cell office:value-type="float" office:value="0.000411" calcext:value-type="float">
            <text:p>4.110E-04</text:p>
          </table:table-cell>
          <table:table-cell office:value-type="float" office:value="1.541" calcext:value-type="float">
            <text:p>1.541E+00</text:p>
          </table:table-cell>
        </table:table-row>
        <table:table-row table:style-name="ro7">
          <table:table-cell office:value-type="string" calcext:value-type="string">
            <text:p>Chest Room</text:p>
          </table:table-cell>
          <table:table-cell office:value-type="float" office:value="2.283" calcext:value-type="float">
            <text:p>2.283E+00</text:p>
          </table:table-cell>
          <table:table-cell office:value-type="float" office:value="10.74" calcext:value-type="float">
            <text:p>1.074E+01</text:p>
          </table:table-cell>
          <table:table-cell office:value-type="float" office:value="0.637" calcext:value-type="float">
            <text:p>6.370E-01</text:p>
          </table:table-cell>
          <table:table-cell office:value-type="float" office:value="0.03622" calcext:value-type="float">
            <text:p>3.622E-02</text:p>
          </table:table-cell>
          <table:table-cell office:value-type="float" office:value="0.07766" calcext:value-type="float">
            <text:p>7.766E-02</text:p>
          </table:table-cell>
          <table:table-cell office:value-type="float" office:value="0.5404" calcext:value-type="float">
            <text:p>5.404E-01</text:p>
          </table:table-cell>
          <table:table-cell office:value-type="float" office:value="0.01286" calcext:value-type="float">
            <text:p>1.286E-02</text:p>
          </table:table-cell>
          <table:table-cell office:value-type="float" office:value="0.03505" calcext:value-type="float">
            <text:p>3.505E-02</text:p>
          </table:table-cell>
          <table:table-cell office:value-type="float" office:value="0.9356" calcext:value-type="float">
            <text:p>9.356E-01</text:p>
          </table:table-cell>
          <table:table-cell office:value-type="float" office:value="0.25" calcext:value-type="float">
            <text:p>2.500E-01</text:p>
          </table:table-cell>
          <table:table-cell office:value-type="float" office:value="1.989" calcext:value-type="float">
            <text:p>1.989E+00</text:p>
          </table:table-cell>
          <table:table-cell office:value-type="float" office:value="0.7721" calcext:value-type="float">
            <text:p>7.721E-01</text:p>
          </table:table-cell>
          <table:table-cell office:value-type="float" office:value="0.03866" calcext:value-type="float">
            <text:p>3.866E-02</text:p>
          </table:table-cell>
          <table:table-cell office:value-type="float" office:value="0.07721" calcext:value-type="float">
            <text:p>7.721E-02</text:p>
          </table:table-cell>
          <table:table-cell office:value-type="float" office:value="0.9843" calcext:value-type="float">
            <text:p>9.843E-01</text:p>
          </table:table-cell>
          <table:table-cell office:value-type="float" office:value="0.00765" calcext:value-type="float">
            <text:p>7.650E-03</text:p>
          </table:table-cell>
          <table:table-cell office:value-type="float" office:value="-0.00098" calcext:value-type="float">
            <text:p>-9.800E-04</text:p>
          </table:table-cell>
          <table:table-cell office:value-type="float" office:value="0.08083" calcext:value-type="float">
            <text:p>8.083E-02</text:p>
          </table:table-cell>
        </table:table-row>
        <table:table-row table:style-name="ro7">
          <table:table-cell office:value-type="string" calcext:value-type="string">
            <text:p>Mammo Room</text:p>
          </table:table-cell>
          <table:table-cell office:value-type="float" office:value="30.6" calcext:value-type="float">
            <text:p>3.060E+01</text:p>
          </table:table-cell>
          <table:table-cell office:value-type="float" office:value="177.6" calcext:value-type="float">
            <text:p>1.776E+02</text:p>
          </table:table-cell>
          <table:table-cell office:value-type="float" office:value="0.3308" calcext:value-type="float">
            <text:p>3.308E-01</text:p>
          </table:table-cell>
          <table:table-cell office:value-type="float" office:value="0.2577" calcext:value-type="float">
            <text:p>2.577E-01</text:p>
          </table:table-cell>
          <table:table-cell office:value-type="float" office:value="1.765" calcext:value-type="float">
            <text:p>1.765E+00</text:p>
          </table:table-cell>
          <table:table-cell office:value-type="float" office:value="0.3644" calcext:value-type="float">
            <text:p>3.644E-01</text:p>
          </table:table-cell>
          <table:table-cell office:value-type="float" office:value="0.09148" calcext:value-type="float">
            <text:p>9.148E-02</text:p>
          </table:table-cell>
          <table:table-cell office:value-type="float" office:value="0.709" calcext:value-type="float">
            <text:p>7.090E-01</text:p>
          </table:table-cell>
          <table:table-cell office:value-type="float" office:value="0.3459" calcext:value-type="float">
            <text:p>3.459E-01</text:p>
          </table:table-cell>
          <table:table-cell office:value-type="float" office:value="5.998" calcext:value-type="float">
            <text:p>5.998E+00</text:p>
          </table:table-cell>
          <table:table-cell office:value-type="float" office:value="42.91" calcext:value-type="float">
            <text:p>4.291E+01</text:p>
          </table:table-cell>
          <table:table-cell office:value-type="float" office:value="0.3927" calcext:value-type="float">
            <text:p>3.927E-01</text:p>
          </table:table-cell>
          <table:table-cell office:value-type="float" office:value="0.2467" calcext:value-type="float">
            <text:p>2.467E-01</text:p>
          </table:table-cell>
          <table:table-cell office:value-type="float" office:value="1.654" calcext:value-type="float">
            <text:p>1.654E+00</text:p>
          </table:table-cell>
          <table:table-cell office:value-type="float" office:value="0.3694" calcext:value-type="float">
            <text:p>3.694E-01</text:p>
          </table:table-cell>
          <table:table-cell office:value-type="float" office:value="0.01914" calcext:value-type="float">
            <text:p>1.914E-02</text:p>
          </table:table-cell>
          <table:table-cell office:value-type="float" office:value="0.04166" calcext:value-type="float">
            <text:p>4.166E-02</text:p>
          </table:table-cell>
          <table:table-cell office:value-type="float" office:value="0.2858" calcext:value-type="float">
            <text:p>2.858E-01</text:p>
          </table:table-cell>
        </table:table-row>
        <table:table-row table:style-name="ro7">
          <table:table-cell office:value-type="string" calcext:value-type="string">
            <text:p>Cardiac Angiography</text:p>
          </table:table-cell>
          <table:table-cell office:value-type="float" office:value="2.389" calcext:value-type="float">
            <text:p>2.389E+00</text:p>
          </table:table-cell>
          <table:table-cell office:value-type="float" office:value="14.26" calcext:value-type="float">
            <text:p>1.426E+01</text:p>
          </table:table-cell>
          <table:table-cell office:value-type="float" office:value="0.5948" calcext:value-type="float">
            <text:p>5.948E-01</text:p>
          </table:table-cell>
          <table:table-cell office:value-type="float" office:value="0.03717" calcext:value-type="float">
            <text:p>3.717E-02</text:p>
          </table:table-cell>
          <table:table-cell office:value-type="float" office:value="0.1087" calcext:value-type="float">
            <text:p>1.087E-01</text:p>
          </table:table-cell>
          <table:table-cell office:value-type="float" office:value="0.4879" calcext:value-type="float">
            <text:p>4.879E-01</text:p>
          </table:table-cell>
          <table:table-cell office:value-type="float" office:value="0.01409" calcext:value-type="float">
            <text:p>1.409E-02</text:p>
          </table:table-cell>
          <table:table-cell office:value-type="float" office:value="0.04814" calcext:value-type="float">
            <text:p>4.814E-02</text:p>
          </table:table-cell>
          <table:table-cell office:value-type="float" office:value="0.8419" calcext:value-type="float">
            <text:p>8.419E-01</text:p>
          </table:table-cell>
          <table:table-cell office:value-type="float" office:value="0.2533" calcext:value-type="float">
            <text:p>2.533E-01</text:p>
          </table:table-cell>
          <table:table-cell office:value-type="float" office:value="2.461" calcext:value-type="float">
            <text:p>2.461E+00</text:p>
          </table:table-cell>
          <table:table-cell office:value-type="float" office:value="0.6243" calcext:value-type="float">
            <text:p>6.243E-01</text:p>
          </table:table-cell>
          <table:table-cell office:value-type="float" office:value="0.04025" calcext:value-type="float">
            <text:p>4.025E-02</text:p>
          </table:table-cell>
          <table:table-cell office:value-type="float" office:value="0.09482" calcext:value-type="float">
            <text:p>9.482E-02</text:p>
          </table:table-cell>
          <table:table-cell office:value-type="float" office:value="0.7523" calcext:value-type="float">
            <text:p>7.523E-01</text:p>
          </table:table-cell>
          <table:table-cell office:value-type="float" office:value="0.007303" calcext:value-type="float">
            <text:p>7.303E-03</text:p>
          </table:table-cell>
          <table:table-cell office:value-type="float" office:value="0.000722" calcext:value-type="float">
            <text:p>7.220E-04</text:p>
          </table:table-cell>
          <table:table-cell office:value-type="float" office:value="1.204" calcext:value-type="float">
            <text:p>1.204E+00</text:p>
          </table:table-cell>
        </table:table-row>
        <table:table-row table:style-name="ro7">
          <table:table-cell office:value-type="string" calcext:value-type="string">
            <text:p>Peripheral Angiography</text:p>
          </table:table-cell>
          <table:table-cell office:value-type="float" office:value="2.728" calcext:value-type="float">
            <text:p>2.728E+00</text:p>
          </table:table-cell>
          <table:table-cell office:value-type="float" office:value="18.52" calcext:value-type="float">
            <text:p>1.852E+01</text:p>
          </table:table-cell>
          <table:table-cell office:value-type="float" office:value="0.4614" calcext:value-type="float">
            <text:p>4.614E-01</text:p>
          </table:table-cell>
          <table:table-cell office:value-type="float" office:value="0.04292" calcext:value-type="float">
            <text:p>4.292E-02</text:p>
          </table:table-cell>
          <table:table-cell office:value-type="float" office:value="0.1538" calcext:value-type="float">
            <text:p>1.538E-01</text:p>
          </table:table-cell>
          <table:table-cell office:value-type="float" office:value="0.4236" calcext:value-type="float">
            <text:p>4.236E-01</text:p>
          </table:table-cell>
          <table:table-cell office:value-type="float" office:value="0.01774" calcext:value-type="float">
            <text:p>1.774E-02</text:p>
          </table:table-cell>
          <table:table-cell office:value-type="float" office:value="0.06449" calcext:value-type="float">
            <text:p>6.449E-02</text:p>
          </table:table-cell>
          <table:table-cell office:value-type="float" office:value="0.7158" calcext:value-type="float">
            <text:p>7.158E-01</text:p>
          </table:table-cell>
          <table:table-cell office:value-type="float" office:value="0.367" calcext:value-type="float">
            <text:p>3.670E-01</text:p>
          </table:table-cell>
          <table:table-cell office:value-type="float" office:value="3.26" calcext:value-type="float">
            <text:p>3.260E+00</text:p>
          </table:table-cell>
          <table:table-cell office:value-type="float" office:value="0.5036" calcext:value-type="float">
            <text:p>5.036E-01</text:p>
          </table:table-cell>
          <table:table-cell office:value-type="float" office:value="0.04642" calcext:value-type="float">
            <text:p>4.642E-02</text:p>
          </table:table-cell>
          <table:table-cell office:value-type="float" office:value="0.1203" calcext:value-type="float">
            <text:p>1.203E-01</text:p>
          </table:table-cell>
          <table:table-cell office:value-type="float" office:value="0.5763" calcext:value-type="float">
            <text:p>5.763E-01</text:p>
          </table:table-cell>
          <table:table-cell office:value-type="float" office:value="0.008103" calcext:value-type="float">
            <text:p>8.103E-03</text:p>
          </table:table-cell>
          <table:table-cell office:value-type="float" office:value="0.000844" calcext:value-type="float">
            <text:p>8.440E-04</text:p>
          </table:table-cell>
          <table:table-cell office:value-type="float" office:value="0.9754" calcext:value-type="float">
            <text:p>9.754E-01</text:p>
          </table:table-cell>
        </table:table-row>
      </table:table>
      <table:table table:name="C_1" table:style-name="ta2">
        <table:table-column table:style-name="co7" table:default-cell-style-name="Default"/>
        <table:table-column table:style-name="co6" table:number-columns-repeated="1011" table:default-cell-style-name="Default"/>
        <table:table-row table:style-name="ro7">
          <table:table-cell table:style-name="ce10" office:value-type="string" calcext:value-type="string">
            <text:p>Fits of transmission for broad-beam secondary transmission to Equation A.2 (thickness x is input in millimeters)</text:p>
          </table:table-cell>
          <table:table-cell table:number-columns-repeated="1011"/>
        </table:table-row>
        <table:table-row table:style-name="ro7">
          <table:table-cell table:number-columns-repeated="1012"/>
        </table:table-row>
        <table:table-row table:style-name="ro7">
          <table:table-cell table:style-name="ce7" office:value-type="string" calcext:value-type="string" table:number-columns-spanned="1" table:number-rows-spanned="2">
            <text:p>Workload Distribution</text:p>
          </table:table-cell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 table:style-name="ce5"/>
          <table:table-cell table:style-name="ce5" table:number-columns-repeated="993"/>
        </table:table-row>
        <table:table-row table:style-name="ro7">
          <table:covered-table-cell table:style-name="ce6"/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5" table:number-columns-repeated="993"/>
        </table:table-row>
        <table:table-row table:style-name="ro7">
          <table:table-cell table:style-name="ce15" office:value-type="float" office:value="30" calcext:value-type="float">
            <text:p>30</text:p>
          </table:table-cell>
          <table:table-cell office:value-type="float" office:value="38.79" calcext:value-type="float">
            <text:p>38.79</text:p>
          </table:table-cell>
          <table:table-cell office:value-type="float" office:value="180" calcext:value-type="float">
            <text:p>180</text:p>
          </table:table-cell>
          <table:table-cell office:value-type="float" office:value="0.356" calcext:value-type="float">
            <text:p>0.356</text:p>
          </table:table-cell>
          <table:table-cell office:value-type="float" office:value="0.3174" calcext:value-type="float">
            <text:p>0.3174</text:p>
          </table:table-cell>
          <table:table-cell office:value-type="float" office:value="1.724" calcext:value-type="float">
            <text:p>1.724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3703" calcext:value-type="float">
            <text:p>0.3703</text:p>
          </table:table-cell>
          <table:table-cell office:value-type="float" office:value="7.408" calcext:value-type="float">
            <text:p>7.408</text:p>
          </table:table-cell>
          <table:table-cell office:value-type="float" office:value="42.49" calcext:value-type="float">
            <text:p>42.49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306" calcext:value-type="float">
            <text:p>0.306</text:p>
          </table:table-cell>
          <table:table-cell office:value-type="float" office:value="1.62" calcext:value-type="float">
            <text:p>1.62</text:p>
          </table:table-cell>
          <table:table-cell office:value-type="float" office:value="0.3793" calcext:value-type="float">
            <text:p>0.3793</text:p>
          </table:table-cell>
          <table:table-cell office:value-type="float" office:value="0.02158" calcext:value-type="float">
            <text:p>0.02158</text:p>
          </table:table-cell>
          <table:table-cell office:value-type="float" office:value="0.03971" calcext:value-type="float">
            <text:p>0.03971</text:p>
          </table:table-cell>
          <table:table-cell office:value-type="float" office:value="0.2852" calcext:value-type="float">
            <text:p>0.2852</text:p>
          </table:table-cell>
          <table:table-cell table:number-columns-repeated="993"/>
        </table:table-row>
        <table:table-row table:style-name="ro7">
          <table:table-cell table:style-name="ce15" office:value-type="float" office:value="50" calcext:value-type="float">
            <text:p>50</text:p>
          </table:table-cell>
          <table:table-cell office:value-type="float" office:value="8.801" calcext:value-type="float">
            <text:p>8.801</text:p>
          </table:table-cell>
          <table:table-cell office:value-type="float" office:value="27.28" calcext:value-type="float">
            <text:p>27.28</text:p>
          </table:table-cell>
          <table:table-cell office:value-type="float" office:value="0.2957" calcext:value-type="float">
            <text:p>0.2957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5105" calcext:value-type="float">
            <text:p>0.5105</text:p>
          </table:table-cell>
          <table:table-cell office:value-type="float" office:value="1.817" calcext:value-type="float">
            <text:p>1.817</text:p>
          </table:table-cell>
          <table:table-cell office:value-type="float" office:value="4.84" calcext:value-type="float">
            <text:p>4.84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09721" calcext:value-type="float">
            <text:p>0.09721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1.17" calcext:value-type="float">
            <text:p>1.17</text:p>
          </table:table-cell>
          <table:table-cell table:number-columns-repeated="993"/>
        </table:table-row>
        <table:table-row table:style-name="ro7">
          <table:table-cell table:style-name="ce15" office:value-type="float" office:value="70" calcext:value-type="float">
            <text:p>70</text:p>
          </table:table-cell>
          <table:table-cell office:value-type="float" office:value="5.369" calcext:value-type="float">
            <text:p>5.369</text:p>
          </table:table-cell>
          <table:table-cell office:value-type="float" office:value="23.49" calcext:value-type="float">
            <text:p>23.49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73" calcext:value-type="float">
            <text:p>0.73</text:p>
          </table:table-cell>
          <table:table-cell office:value-type="float" office:value="0.7149" calcext:value-type="float">
            <text:p>0.7149</text:p>
          </table:table-cell>
          <table:table-cell office:value-type="float" office:value="3.789" calcext:value-type="float">
            <text:p>3.789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05791" calcext:value-type="float">
            <text:p>0.05791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1.194" calcext:value-type="float">
            <text:p>1.194</text:p>
          </table:table-cell>
          <table:table-cell table:number-columns-repeated="993"/>
        </table:table-row>
        <table:table-row table:style-name="ro7">
          <table:table-cell table:style-name="ce15" office:value-type="float" office:value="100" calcext:value-type="float">
            <text:p>100</text:p>
          </table:table-cell>
          <table:table-cell office:value-type="float" office:value="2.507" calcext:value-type="float">
            <text:p>2.507</text:p>
          </table:table-cell>
          <table:table-cell office:value-type="float" office:value="15.33" calcext:value-type="float">
            <text:p>15.33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5191" calcext:value-type="float">
            <text:p>0.5191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" calcext:value-type="float">
            <text:p>0.04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3424" calcext:value-type="float">
            <text:p>0.3424</text:p>
          </table:table-cell>
          <table:table-cell office:value-type="float" office:value="2.456" calcext:value-type="float">
            <text:p>2.45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04279" calcext:value-type="float">
            <text:p>0.04279</text:p>
          </table:table-cell>
          <table:table-cell office:value-type="float" office:value="0.08948" calcext:value-type="float">
            <text:p>0.08948</text:p>
          </table:table-cell>
          <table:table-cell office:value-type="float" office:value="1.029" calcext:value-type="float">
            <text:p>1.029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1.316" calcext:value-type="float">
            <text:p>1.316</text:p>
          </table:table-cell>
          <table:table-cell table:number-columns-repeated="993"/>
        </table:table-row>
        <table:table-row table:style-name="ro7">
          <table:table-cell table:style-name="ce15" office:value-type="float" office:value="125" calcext:value-type="float">
            <text:p>125</text:p>
          </table:table-cell>
          <table:table-cell office:value-type="float" office:value="2.233" calcext:value-type="float">
            <text:p>2.233</text:p>
          </table:table-cell>
          <table:table-cell office:value-type="float" office:value="7.888" calcext:value-type="float">
            <text:p>7.888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66" calcext:value-type="float">
            <text:p>0.066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10.79" calcext:value-type="float">
            <text:p>10.79</text:p>
          </table:table-cell>
          <table:table-cell office:value-type="float" office:value="0.2138" calcext:value-type="float">
            <text:p>0.2138</text:p>
          </table:table-cell>
          <table:table-cell office:value-type="float" office:value="1.69" calcext:value-type="float">
            <text:p>1.69</text:p>
          </table:table-cell>
          <table:table-cell office:value-type="float" office:value="1.086" calcext:value-type="float">
            <text:p>1.086</text:p>
          </table:table-cell>
          <table:table-cell office:value-type="float" office:value="0.03654" calcext:value-type="float">
            <text:p>0.03654</text:p>
          </table:table-cell>
          <table:table-cell office:value-type="float" office:value="0.0579" calcext:value-type="float">
            <text:p>0.0579</text:p>
          </table:table-cell>
          <table:table-cell office:value-type="float" office:value="1.093" calcext:value-type="float">
            <text:p>1.093</text:p>
          </table:table-cell>
          <table:table-cell office:value-type="float" office:value="0.006587" calcext:value-type="float">
            <text:p>0.006587</text:p>
          </table:table-cell>
          <table:table-cell office:value-type="float" office:value="-0.00114" calcext:value-type="float">
            <text:p>-0.00114</text:p>
          </table:table-cell>
          <table:table-cell office:value-type="float" office:value="1.172" calcext:value-type="float">
            <text:p>1.172</text:p>
          </table:table-cell>
          <table:table-cell table:number-columns-repeated="993"/>
        </table:table-row>
        <table:table-row table:style-name="ro7">
          <table:table-cell table:style-name="ce15" office:value-type="float" office:value="150" calcext:value-type="float">
            <text:p>150</text:p>
          </table:table-cell>
          <table:table-cell office:value-type="float" office:value="1.791" calcext:value-type="float">
            <text:p>1.791</text:p>
          </table:table-cell>
          <table:table-cell office:value-type="float" office:value="5.478" calcext:value-type="float">
            <text:p>5.478</text:p>
          </table:table-cell>
          <table:table-cell office:value-type="float" office:value="0.5678" calcext:value-type="float">
            <text:p>0.567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775" calcext:value-type="float">
            <text:p>0.0775</text:p>
          </table:table-cell>
          <table:table-cell office:value-type="float" office:value="1.566" calcext:value-type="float">
            <text:p>1.566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202" calcext:value-type="float">
            <text:p>0.0202</text:p>
          </table:table-cell>
          <table:table-cell office:value-type="float" office:value="1.135" calcext:value-type="float">
            <text:p>1.135</text:p>
          </table:table-cell>
          <table:table-cell office:value-type="float" office:value="0.1511" calcext:value-type="float">
            <text:p>0.1511</text:p>
          </table:table-cell>
          <table:table-cell office:value-type="float" office:value="1.124" calcext:value-type="float">
            <text:p>1.124</text:p>
          </table:table-cell>
          <table:table-cell office:value-type="float" office:value="1.151" calcext:value-type="float">
            <text:p>1.151</text:p>
          </table:table-cell>
          <table:table-cell office:value-type="float" office:value="0.03267" calcext:value-type="float">
            <text:p>0.03267</text:p>
          </table:table-cell>
          <table:table-cell office:value-type="float" office:value="0.04074" calcext:value-type="float">
            <text:p>0.04074</text:p>
          </table:table-cell>
          <table:table-cell office:value-type="float" office:value="1.134" calcext:value-type="float">
            <text:p>1.134</text:p>
          </table:table-cell>
          <table:table-cell office:value-type="float" office:value="0.006027" calcext:value-type="float">
            <text:p>0.006027</text:p>
          </table:table-cell>
          <table:table-cell office:value-type="float" office:value="-0.00163" calcext:value-type="float">
            <text:p>-0.00163</text:p>
          </table:table-cell>
          <table:table-cell office:value-type="float" office:value="1.44" calcext:value-type="float">
            <text:p>1.44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Rad Room (all)</text:p>
          </table:table-cell>
          <table:table-cell office:value-type="float" office:value="2.298" calcext:value-type="float">
            <text:p>2.298</text:p>
          </table:table-cell>
          <table:table-cell office:value-type="float" office:value="17.38" calcext:value-type="float">
            <text:p>17.3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56" calcext:value-type="float">
            <text:p>0.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57" calcext:value-type="float">
            <text:p>0.057</text:p>
          </table:table-cell>
          <table:table-cell office:value-type="float" office:value="0.7937" calcext:value-type="float">
            <text:p>0.7937</text:p>
          </table:table-cell>
          <table:table-cell office:value-type="float" office:value="0.2191" calcext:value-type="float">
            <text:p>0.2191</text:p>
          </table:table-cell>
          <table:table-cell office:value-type="float" office:value="3.49" calcext:value-type="float">
            <text:p>3.49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03873" calcext:value-type="float">
            <text:p>0.03873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6397" calcext:value-type="float">
            <text:p>0.6397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1.044" calcext:value-type="float">
            <text:p>1.044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Rad Room (chest bucky)</text:p>
          </table:table-cell>
          <table:table-cell office:value-type="float" office:value="2.256" calcext:value-type="float">
            <text:p>2.256</text:p>
          </table:table-cell>
          <table:table-cell office:value-type="float" office:value="13.8" calcext:value-type="float">
            <text:p>13.8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7705" calcext:value-type="float">
            <text:p>0.770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445" calcext:value-type="float">
            <text:p>0.0445</text:p>
          </table:table-cell>
          <table:table-cell office:value-type="float" office:value="1.049" calcext:value-type="float">
            <text:p>1.049</text:p>
          </table:table-cell>
          <table:table-cell office:value-type="float" office:value="0.2211" calcext:value-type="float">
            <text:p>0.2211</text:p>
          </table:table-cell>
          <table:table-cell office:value-type="float" office:value="2.836" calcext:value-type="float">
            <text:p>2.836</text:p>
          </table:table-cell>
          <table:table-cell office:value-type="float" office:value="1.123" calcext:value-type="float">
            <text:p>1.123</text:p>
          </table:table-cell>
          <table:table-cell office:value-type="float" office:value="0.03749" calcext:value-type="float">
            <text:p>0.03749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007058" calcext:value-type="float">
            <text:p>0.007058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1.875" calcext:value-type="float">
            <text:p>1.875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Rad Room (floor or other)</text:p>
          </table:table-cell>
          <table:table-cell office:value-type="float" office:value="2.513" calcext:value-type="float">
            <text:p>2.513</text:p>
          </table:table-cell>
          <table:table-cell office:value-type="float" office:value="17.34" calcext:value-type="float">
            <text:p>17.3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4486" calcext:value-type="float">
            <text:p>0.4486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244" calcext:value-type="float">
            <text:p>0.244</text:p>
          </table:table-cell>
          <table:table-cell office:value-type="float" office:value="3.012" calcext:value-type="float">
            <text:p>3.012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107" calcext:value-type="float">
            <text:p>0.107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007887" calcext:value-type="float">
            <text:p>0.007887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98" calcext:value-type="float">
            <text:p>0.98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Fluoroscopy tube (RF)</text:p>
          </table:table-cell>
          <table:table-cell office:value-type="float" office:value="2.322" calcext:value-type="float">
            <text:p>2.322</text:p>
          </table:table-cell>
          <table:table-cell office:value-type="float" office:value="12.91" calcext:value-type="float">
            <text:p>12.91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41" calcext:value-type="float">
            <text:p>0.041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2331" calcext:value-type="float">
            <text:p>0.2331</text:p>
          </table:table-cell>
          <table:table-cell office:value-type="float" office:value="2.213" calcext:value-type="float">
            <text:p>2.213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03886" calcext:value-type="float">
            <text:p>0.03886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0.852" calcext:value-type="float">
            <text:p>0.852</text:p>
          </table:table-cell>
          <table:table-cell office:value-type="float" office:value="0.007057" calcext:value-type="float">
            <text:p>0.007057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1.664" calcext:value-type="float">
            <text:p>1.664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Rad tube (RF)</text:p>
          </table:table-cell>
          <table:table-cell office:value-type="float" office:value="2.272" calcext:value-type="float">
            <text:p>2.272</text:p>
          </table:table-cell>
          <table:table-cell office:value-type="float" office:value="13.6" calcext:value-type="float">
            <text:p>13.6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662" calcext:value-type="float">
            <text:p>0.66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2149" calcext:value-type="float">
            <text:p>0.2149</text:p>
          </table:table-cell>
          <table:table-cell office:value-type="float" office:value="2.695" calcext:value-type="float">
            <text:p>2.695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8857" calcext:value-type="float">
            <text:p>0.08857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1.698" calcext:value-type="float">
            <text:p>1.698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Chest Room</text:p>
          </table:table-cell>
          <table:table-cell office:value-type="float" office:value="2.288" calcext:value-type="float">
            <text:p>2.288</text:p>
          </table:table-cell>
          <table:table-cell office:value-type="float" office:value="9.848" calcext:value-type="float">
            <text:p>9.848</text:p>
          </table:table-cell>
          <table:table-cell office:value-type="float" office:value="1.054" calcext:value-type="float">
            <text:p>1.054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97" calcext:value-type="float">
            <text:p>0.0297</text:p>
          </table:table-cell>
          <table:table-cell office:value-type="float" office:value="1.195" calcext:value-type="float">
            <text:p>1.195</text:p>
          </table:table-cell>
          <table:table-cell office:value-type="float" office:value="0.2518" calcext:value-type="float">
            <text:p>0.2518</text:p>
          </table:table-cell>
          <table:table-cell office:value-type="float" office:value="1.829" calcext:value-type="float">
            <text:p>1.829</text:p>
          </table:table-cell>
          <table:table-cell office:value-type="float" office:value="1.273" calcext:value-type="float">
            <text:p>1.273</text:p>
          </table:table-cell>
          <table:table-cell office:value-type="float" office:value="0.03866" calcext:value-type="float">
            <text:p>0.03866</text:p>
          </table:table-cell>
          <table:table-cell office:value-type="float" office:value="0.0627" calcext:value-type="float">
            <text:p>0.0627</text:p>
          </table:table-cell>
          <table:table-cell office:value-type="float" office:value="1.128" calcext:value-type="float">
            <text:p>1.128</text:p>
          </table:table-cell>
          <table:table-cell office:value-type="float" office:value="0.007485" calcext:value-type="float">
            <text:p>0.007485</text:p>
          </table:table-cell>
          <table:table-cell office:value-type="float" office:value="-0.00081" calcext:value-type="float">
            <text:p>-0.00081</text:p>
          </table:table-cell>
          <table:table-cell office:value-type="float" office:value="0.09459" calcext:value-type="float">
            <text:p>0.09459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Mammo Room</text:p>
          </table:table-cell>
          <table:table-cell office:value-type="float" office:value="29.91" calcext:value-type="float">
            <text:p>29.91</text:p>
          </table:table-cell>
          <table:table-cell office:value-type="float" office:value="184.4" calcext:value-type="float">
            <text:p>184.4</text:p>
          </table:table-cell>
          <table:table-cell office:value-type="float" office:value="0.355" calcext:value-type="float">
            <text:p>0.355</text:p>
          </table:table-cell>
          <table:table-cell office:value-type="float" office:value="0.2539" calcext:value-type="float">
            <text:p>0.2539</text:p>
          </table:table-cell>
          <table:table-cell office:value-type="float" office:value="1.8411" calcext:value-type="float">
            <text:p>1.8411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3786" calcext:value-type="float">
            <text:p>0.3786</text:p>
          </table:table-cell>
          <table:table-cell office:value-type="float" office:value="5.789" calcext:value-type="float">
            <text:p>5.789</text:p>
          </table:table-cell>
          <table:table-cell office:value-type="float" office:value="44.12" calcext:value-type="float">
            <text:p>44.12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2404" calcext:value-type="float">
            <text:p>0.2404</text:p>
          </table:table-cell>
          <table:table-cell office:value-type="float" office:value="1.709" calcext:value-type="float">
            <text:p>1.709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4172" calcext:value-type="float">
            <text:p>0.04172</text:p>
          </table:table-cell>
          <table:table-cell office:value-type="float" office:value="0.2903" calcext:value-type="float">
            <text:p>0.2903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Cardiac Angiography</text:p>
          </table:table-cell>
          <table:table-cell office:value-type="float" office:value="2.354" calcext:value-type="float">
            <text:p>2.354</text:p>
          </table:table-cell>
          <table:table-cell office:value-type="float" office:value="14.94" calcext:value-type="float">
            <text:p>14.94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253" calcext:value-type="float">
            <text:p>0.253</text:p>
          </table:table-cell>
          <table:table-cell office:value-type="float" office:value="2.592" calcext:value-type="float">
            <text:p>2.592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04001" calcext:value-type="float">
            <text:p>0.04001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007266" calcext:value-type="float">
            <text:p>0.007266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1.2335" calcext:value-type="float">
            <text:p>1.2335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Peripheral Angiography</text:p>
          </table:table-cell>
          <table:table-cell office:value-type="float" office:value="2.661" calcext:value-type="float">
            <text:p>2.661</text:p>
          </table:table-cell>
          <table:table-cell office:value-type="float" office:value="19.54" calcext:value-type="float">
            <text:p>19.54</text:p>
          </table:table-cell>
          <table:table-cell office:value-type="float" office:value="0.5094" calcext:value-type="float">
            <text:p>0.5094</text:p>
          </table:table-cell>
          <table:table-cell office:value-type="float" office:value="0.04219" calcext:value-type="float">
            <text:p>0.04219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3579" calcext:value-type="float">
            <text:p>0.3579</text:p>
          </table:table-cell>
          <table:table-cell office:value-type="float" office:value="3.466" calcext:value-type="float">
            <text:p>3.466</text:p>
          </table:table-cell>
          <table:table-cell office:value-type="float" office:value="0.56" calcext:value-type="float">
            <text:p>0.56</text:p>
          </table:table-cell>
          <table:table-cell office:value-type="float" office:value="0.04612" calcext:value-type="float">
            <text:p>0.04612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008079" calcext:value-type="float">
            <text:p>0.008079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9742" calcext:value-type="float">
            <text:p>0.9742</text:p>
          </table:table-cell>
          <table:table-cell table:number-columns-repeated="993"/>
        </table:table-row>
        <table:table-row table:style-name="ro7" table:number-rows-repeated="1048556">
          <table:table-cell table:number-columns-repeated="1012"/>
        </table:table-row>
        <table:table-row table:style-name="ro7">
          <table:table-cell table:number-columns-repeated="1012"/>
        </table:table-row>
      </table:table>
      <table:table table:name="W_Rh_Al_Ag" table:style-name="ta3">
        <table:table-column table:style-name="co2" table:number-columns-repeated="19" table:default-cell-style-name="ce5"/>
        <table:table-column table:style-name="co3" table:number-columns-repeated="1005" table:default-cell-style-name="ce5"/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Ag x-ray beams (mammography)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number-columns-repeated="100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6" office:value-type="float" office:value="67" calcext:value-type="float">
            <text:p>6.700E+01</text:p>
          </table:table-cell>
          <table:table-cell table:style-name="ce16" office:value-type="float" office:value="21.26" calcext:value-type="float">
            <text:p>2.126E+01</text:p>
          </table:table-cell>
          <table:table-cell table:style-name="ce16" office:value-type="float" office:value="0.2288" calcext:value-type="float">
            <text:p>2.288E-01</text:p>
          </table:table-cell>
          <table:table-cell table:style-name="ce16" office:value-type="float" office:value="0.4288" calcext:value-type="float">
            <text:p>4.288E-01</text:p>
          </table:table-cell>
          <table:table-cell table:style-name="ce16" office:value-type="float" office:value="0.5526" calcext:value-type="float">
            <text:p>5.526E-01</text:p>
          </table:table-cell>
          <table:table-cell table:style-name="ce16" office:value-type="float" office:value="0.4359" calcext:value-type="float">
            <text:p>4.359E-01</text:p>
          </table:table-cell>
          <table:table-cell table:style-name="ce16" office:value-type="float" office:value="0.2174" calcext:value-type="float">
            <text:p>2.174E-01</text:p>
          </table:table-cell>
          <table:table-cell table:style-name="ce16" office:value-type="float" office:value="0.2774" calcext:value-type="float">
            <text:p>2.774E-01</text:p>
          </table:table-cell>
          <table:table-cell table:style-name="ce16" office:value-type="float" office:value="0.3707" calcext:value-type="float">
            <text:p>3.707E-01</text:p>
          </table:table-cell>
          <table:table-cell table:style-name="ce16" office:value-type="float" office:value="11.15" calcext:value-type="float">
            <text:p>1.115E+01</text:p>
          </table:table-cell>
          <table:table-cell table:style-name="ce16" office:value-type="float" office:value="7.133" calcext:value-type="float">
            <text:p>7.133E+00</text:p>
          </table:table-cell>
          <table:table-cell table:style-name="ce16" office:value-type="float" office:value="0.1884" calcext:value-type="float">
            <text:p>1.884E-01</text:p>
          </table:table-cell>
          <table:table-cell table:style-name="ce16" office:value-type="float" office:value="0.4812" calcext:value-type="float">
            <text:p>4.812E-01</text:p>
          </table:table-cell>
          <table:table-cell table:style-name="ce16" office:value-type="float" office:value="0.601" calcext:value-type="float">
            <text:p>6.010E-01</text:p>
          </table:table-cell>
          <table:table-cell table:style-name="ce16" office:value-type="float" office:value="0.472" calcext:value-type="float">
            <text:p>4.720E-01</text:p>
          </table:table-cell>
          <table:table-cell table:style-name="ce16" office:value-type="float" office:value="0.02201" calcext:value-type="float">
            <text:p>2.201E-02</text:p>
          </table:table-cell>
          <table:table-cell table:style-name="ce16" office:value-type="float" office:value="0.01011" calcext:value-type="float">
            <text:p>1.011E-02</text:p>
          </table:table-cell>
          <table:table-cell table:style-name="ce16" office:value-type="float" office:value="0.3083" calcext:value-type="float">
            <text:p>3.083E-01</text:p>
          </table:table-cell>
          <table:table-cell table:number-columns-repeated="100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6" office:value-type="float" office:value="46.95" calcext:value-type="float">
            <text:p>4.695E+01</text:p>
          </table:table-cell>
          <table:table-cell table:style-name="ce16" office:value-type="float" office:value="33.73" calcext:value-type="float">
            <text:p>3.373E+01</text:p>
          </table:table-cell>
          <table:table-cell table:style-name="ce16" office:value-type="float" office:value="0.1923" calcext:value-type="float">
            <text:p>1.923E-01</text:p>
          </table:table-cell>
          <table:table-cell table:style-name="ce16" office:value-type="float" office:value="0.2891" calcext:value-type="float">
            <text:p>2.891E-01</text:p>
          </table:table-cell>
          <table:table-cell table:style-name="ce16" office:value-type="float" office:value="0.4375" calcext:value-type="float">
            <text:p>4.375E-01</text:p>
          </table:table-cell>
          <table:table-cell table:style-name="ce16" office:value-type="float" office:value="0.2742" calcext:value-type="float">
            <text:p>2.742E-01</text:p>
          </table:table-cell>
          <table:table-cell table:style-name="ce16" office:value-type="float" office:value="0.1384" calcext:value-type="float">
            <text:p>1.384E-01</text:p>
          </table:table-cell>
          <table:table-cell table:style-name="ce16" office:value-type="float" office:value="0.2394" calcext:value-type="float">
            <text:p>2.394E-01</text:p>
          </table:table-cell>
          <table:table-cell table:style-name="ce16" office:value-type="float" office:value="0.2387" calcext:value-type="float">
            <text:p>2.387E-01</text:p>
          </table:table-cell>
          <table:table-cell table:style-name="ce16" office:value-type="float" office:value="8.295" calcext:value-type="float">
            <text:p>8.295E+00</text:p>
          </table:table-cell>
          <table:table-cell table:style-name="ce16" office:value-type="float" office:value="8.655" calcext:value-type="float">
            <text:p>8.655E+00</text:p>
          </table:table-cell>
          <table:table-cell table:style-name="ce16" office:value-type="float" office:value="0.2527" calcext:value-type="float">
            <text:p>2.527E-01</text:p>
          </table:table-cell>
          <table:table-cell table:style-name="ce16" office:value-type="float" office:value="0.3197" calcext:value-type="float">
            <text:p>3.197E-01</text:p>
          </table:table-cell>
          <table:table-cell table:style-name="ce16" office:value-type="float" office:value="0.5001" calcext:value-type="float">
            <text:p>5.001E-01</text:p>
          </table:table-cell>
          <table:table-cell table:style-name="ce16" office:value-type="float" office:value="0.2888" calcext:value-type="float">
            <text:p>2.888E-01</text:p>
          </table:table-cell>
          <table:table-cell table:style-name="ce16" office:value-type="float" office:value="0.01756" calcext:value-type="float">
            <text:p>1.756E-02</text:p>
          </table:table-cell>
          <table:table-cell table:style-name="ce16" office:value-type="float" office:value="0.008786" calcext:value-type="float">
            <text:p>8.786E-03</text:p>
          </table:table-cell>
          <table:table-cell table:style-name="ce16" office:value-type="float" office:value="0.1797" calcext:value-type="float">
            <text:p>1.797E-01</text:p>
          </table:table-cell>
          <table:table-cell table:number-columns-repeated="1005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6" office:value-type="float" office:value="28.41" calcext:value-type="float">
            <text:p>2.841E+01</text:p>
          </table:table-cell>
          <table:table-cell table:style-name="ce16" office:value-type="float" office:value="62.94" calcext:value-type="float">
            <text:p>6.294E+01</text:p>
          </table:table-cell>
          <table:table-cell table:style-name="ce16" office:value-type="float" office:value="0.3201" calcext:value-type="float">
            <text:p>3.201E-01</text:p>
          </table:table-cell>
          <table:table-cell table:style-name="ce16" office:value-type="float" office:value="0.1541" calcext:value-type="float">
            <text:p>1.541E-01</text:p>
          </table:table-cell>
          <table:table-cell table:style-name="ce16" office:value-type="float" office:value="0.5974" calcext:value-type="float">
            <text:p>5.974E-01</text:p>
          </table:table-cell>
          <table:table-cell table:style-name="ce16" office:value-type="float" office:value="0.309" calcext:value-type="float">
            <text:p>3.090E-01</text:p>
          </table:table-cell>
          <table:table-cell table:style-name="ce16" office:value-type="float" office:value="0.06557" calcext:value-type="float">
            <text:p>6.557E-02</text:p>
          </table:table-cell>
          <table:table-cell table:style-name="ce16" office:value-type="float" office:value="0.3031" calcext:value-type="float">
            <text:p>3.031E-01</text:p>
          </table:table-cell>
          <table:table-cell table:style-name="ce16" office:value-type="float" office:value="0.2593" calcext:value-type="float">
            <text:p>2.593E-01</text:p>
          </table:table-cell>
          <table:table-cell table:style-name="ce16" office:value-type="float" office:value="5.402" calcext:value-type="float">
            <text:p>5.402E+00</text:p>
          </table:table-cell>
          <table:table-cell table:style-name="ce16" office:value-type="float" office:value="16.81" calcext:value-type="float">
            <text:p>1.681E+01</text:p>
          </table:table-cell>
          <table:table-cell table:style-name="ce16" office:value-type="float" office:value="0.5086" calcext:value-type="float">
            <text:p>5.086E-01</text:p>
          </table:table-cell>
          <table:table-cell table:style-name="ce16" office:value-type="float" office:value="0.1514" calcext:value-type="float">
            <text:p>1.514E-01</text:p>
          </table:table-cell>
          <table:table-cell table:style-name="ce16" office:value-type="float" office:value="0.6343" calcext:value-type="float">
            <text:p>6.343E-01</text:p>
          </table:table-cell>
          <table:table-cell table:style-name="ce16" office:value-type="float" office:value="0.2725" calcext:value-type="float">
            <text:p>2.725E-01</text:p>
          </table:table-cell>
          <table:table-cell table:style-name="ce16" office:value-type="float" office:value="0.01186" calcext:value-type="float">
            <text:p>1.186E-02</text:p>
          </table:table-cell>
          <table:table-cell table:style-name="ce16" office:value-type="float" office:value="0.01312" calcext:value-type="float">
            <text:p>1.312E-02</text:p>
          </table:table-cell>
          <table:table-cell table:style-name="ce16" office:value-type="float" office:value="0.1603" calcext:value-type="float">
            <text:p>1.603E-01</text:p>
          </table:table-cell>
          <table:table-cell table:number-columns-repeated="1005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6" office:value-type="float" office:value="15.44" calcext:value-type="float">
            <text:p>1.544E+01</text:p>
          </table:table-cell>
          <table:table-cell table:style-name="ce16" office:value-type="float" office:value="67.38" calcext:value-type="float">
            <text:p>6.738E+01</text:p>
          </table:table-cell>
          <table:table-cell table:style-name="ce16" office:value-type="float" office:value="0.2861" calcext:value-type="float">
            <text:p>2.861E-01</text:p>
          </table:table-cell>
          <table:table-cell table:style-name="ce16" office:value-type="float" office:value="0.1292" calcext:value-type="float">
            <text:p>1.292E-01</text:p>
          </table:table-cell>
          <table:table-cell table:style-name="ce16" office:value-type="float" office:value="0.6718" calcext:value-type="float">
            <text:p>6.718E-01</text:p>
          </table:table-cell>
          <table:table-cell table:style-name="ce16" office:value-type="float" office:value="0.4475" calcext:value-type="float">
            <text:p>4.475E-01</text:p>
          </table:table-cell>
          <table:table-cell table:style-name="ce16" office:value-type="float" office:value="0.06427" calcext:value-type="float">
            <text:p>6.427E-02</text:p>
          </table:table-cell>
          <table:table-cell table:style-name="ce16" office:value-type="float" office:value="0.3709" calcext:value-type="float">
            <text:p>3.709E-01</text:p>
          </table:table-cell>
          <table:table-cell table:style-name="ce16" office:value-type="float" office:value="0.4628" calcext:value-type="float">
            <text:p>4.628E-01</text:p>
          </table:table-cell>
          <table:table-cell table:style-name="ce16" office:value-type="float" office:value="2.956" calcext:value-type="float">
            <text:p>2.956E+00</text:p>
          </table:table-cell>
          <table:table-cell table:style-name="ce16" office:value-type="float" office:value="14.31" calcext:value-type="float">
            <text:p>1.431E+01</text:p>
          </table:table-cell>
          <table:table-cell table:style-name="ce16" office:value-type="float" office:value="0.3706" calcext:value-type="float">
            <text:p>3.706E-01</text:p>
          </table:table-cell>
          <table:table-cell table:style-name="ce16" office:value-type="float" office:value="0.1443" calcext:value-type="float">
            <text:p>1.443E-01</text:p>
          </table:table-cell>
          <table:table-cell table:style-name="ce16" office:value-type="float" office:value="0.7505" calcext:value-type="float">
            <text:p>7.505E-01</text:p>
          </table:table-cell>
          <table:table-cell table:style-name="ce16" office:value-type="float" office:value="0.4603" calcext:value-type="float">
            <text:p>4.603E-01</text:p>
          </table:table-cell>
          <table:table-cell table:style-name="ce16" office:value-type="float" office:value="0.01071" calcext:value-type="float">
            <text:p>1.071E-02</text:p>
          </table:table-cell>
          <table:table-cell table:style-name="ce16" office:value-type="float" office:value="0.01373" calcext:value-type="float">
            <text:p>1.373E-02</text:p>
          </table:table-cell>
          <table:table-cell table:style-name="ce16" office:value-type="float" office:value="0.2387" calcext:value-type="float">
            <text:p>2.387E-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Workload and transmission data for the installation of a digital breast tomosynthesis system”, MedPhys 40(6) 063901-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Al x-ray beams (mammography)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float" office:value="63.06" calcext:value-type="float">
            <text:p>6.306E+01</text:p>
          </table:table-cell>
          <table:table-cell table:style-name="ce16" office:value-type="float" office:value="27.09" calcext:value-type="float">
            <text:p>2.709E+01</text:p>
          </table:table-cell>
          <table:table-cell table:style-name="ce16" office:value-type="float" office:value="0.149" calcext:value-type="float">
            <text:p>1.490E-01</text:p>
          </table:table-cell>
          <table:table-cell table:style-name="ce16" office:value-type="float" office:value="0.4283" calcext:value-type="float">
            <text:p>4.283E-01</text:p>
          </table:table-cell>
          <table:table-cell table:style-name="ce16" office:value-type="float" office:value="0.645" calcext:value-type="float">
            <text:p>6.450E-01</text:p>
          </table:table-cell>
          <table:table-cell table:style-name="ce16" office:value-type="float" office:value="0.434" calcext:value-type="float">
            <text:p>4.340E-01</text:p>
          </table:table-cell>
          <table:table-cell table:style-name="ce16" office:value-type="float" office:value="0.218" calcext:value-type="float">
            <text:p>2.180E-01</text:p>
          </table:table-cell>
          <table:table-cell table:style-name="ce16" office:value-type="float" office:value="0.3308" calcext:value-type="float">
            <text:p>3.308E-01</text:p>
          </table:table-cell>
          <table:table-cell table:style-name="ce16" office:value-type="float" office:value="0.3798" calcext:value-type="float">
            <text:p>3.798E-01</text:p>
          </table:table-cell>
          <table:table-cell table:style-name="ce16" office:value-type="float" office:value="11.44" calcext:value-type="float">
            <text:p>1.144E+01</text:p>
          </table:table-cell>
          <table:table-cell table:style-name="ce16" office:value-type="float" office:value="8.967" calcext:value-type="float">
            <text:p>8.967E+00</text:p>
          </table:table-cell>
          <table:table-cell table:style-name="ce16" office:value-type="float" office:value="0.2344" calcext:value-type="float">
            <text:p>2.344E-01</text:p>
          </table:table-cell>
          <table:table-cell table:style-name="ce16" office:value-type="float" office:value="0.4733" calcext:value-type="float">
            <text:p>4.733E-01</text:p>
          </table:table-cell>
          <table:table-cell table:style-name="ce16" office:value-type="float" office:value="0.7575" calcext:value-type="float">
            <text:p>7.575E-01</text:p>
          </table:table-cell>
          <table:table-cell table:style-name="ce16" office:value-type="float" office:value="0.4454" calcext:value-type="float">
            <text:p>4.454E-01</text:p>
          </table:table-cell>
          <table:table-cell table:style-name="ce16" office:value-type="float" office:value="0.0219" calcext:value-type="float">
            <text:p>2.190E-02</text:p>
          </table:table-cell>
          <table:table-cell table:style-name="ce16" office:value-type="float" office:value="0.01372" calcext:value-type="float">
            <text:p>1.372E-02</text:p>
          </table:table-cell>
          <table:table-cell table:style-name="ce16" office:value-type="float" office:value="0.3181" calcext:value-type="float">
            <text:p>3.181E-01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 office:value-type="float" office:value="25.72" calcext:value-type="float">
            <text:p>2.572E+01</text:p>
          </table:table-cell>
          <table:table-cell table:style-name="ce16" office:value-type="float" office:value="49.12" calcext:value-type="float">
            <text:p>4.912E+01</text:p>
          </table:table-cell>
          <table:table-cell table:style-name="ce16" office:value-type="float" office:value="0.1217" calcext:value-type="float">
            <text:p>1.217E-01</text:p>
          </table:table-cell>
          <table:table-cell table:style-name="ce16" office:value-type="float" office:value="0.2545" calcext:value-type="float">
            <text:p>2.545E-01</text:p>
          </table:table-cell>
          <table:table-cell table:style-name="ce16" office:value-type="float" office:value="0.4988" calcext:value-type="float">
            <text:p>4.988E-01</text:p>
          </table:table-cell>
          <table:table-cell table:style-name="ce16" office:value-type="float" office:value="0.3782" calcext:value-type="float">
            <text:p>3.782E-01</text:p>
          </table:table-cell>
          <table:table-cell table:style-name="ce16" office:value-type="float" office:value="0.1391" calcext:value-type="float">
            <text:p>1.391E-01</text:p>
          </table:table-cell>
          <table:table-cell table:style-name="ce16" office:value-type="float" office:value="0.2945" calcext:value-type="float">
            <text:p>2.945E-01</text:p>
          </table:table-cell>
          <table:table-cell table:style-name="ce16" office:value-type="float" office:value="0.4519" calcext:value-type="float">
            <text:p>4.519E-01</text:p>
          </table:table-cell>
          <table:table-cell table:style-name="ce16" office:value-type="float" office:value="5.831" calcext:value-type="float">
            <text:p>5.831E+00</text:p>
          </table:table-cell>
          <table:table-cell table:style-name="ce16" office:value-type="float" office:value="9.782" calcext:value-type="float">
            <text:p>9.782E+00</text:p>
          </table:table-cell>
          <table:table-cell table:style-name="ce16" office:value-type="float" office:value="0.2166" calcext:value-type="float">
            <text:p>2.166E-01</text:p>
          </table:table-cell>
          <table:table-cell table:style-name="ce16" office:value-type="float" office:value="0.2919" calcext:value-type="float">
            <text:p>2.919E-01</text:p>
          </table:table-cell>
          <table:table-cell table:style-name="ce16" office:value-type="float" office:value="0.6105" calcext:value-type="float">
            <text:p>6.105E-01</text:p>
          </table:table-cell>
          <table:table-cell table:style-name="ce16" office:value-type="float" office:value="0.4443" calcext:value-type="float">
            <text:p>4.443E-01</text:p>
          </table:table-cell>
          <table:table-cell table:style-name="ce16" office:value-type="float" office:value="0.01723" calcext:value-type="float">
            <text:p>1.723E-02</text:p>
          </table:table-cell>
          <table:table-cell table:style-name="ce16" office:value-type="float" office:value="0.01196" calcext:value-type="float">
            <text:p>1.196E-02</text:p>
          </table:table-cell>
          <table:table-cell table:style-name="ce16" office:value-type="float" office:value="0.4733" calcext:value-type="float">
            <text:p>4.733E-01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6" office:value-type="float" office:value="22.2" calcext:value-type="float">
            <text:p>2.220E+01</text:p>
          </table:table-cell>
          <table:table-cell table:style-name="ce16" office:value-type="float" office:value="42.34" calcext:value-type="float">
            <text:p>4.234E+01</text:p>
          </table:table-cell>
          <table:table-cell table:style-name="ce16" office:value-type="float" office:value="0.2152" calcext:value-type="float">
            <text:p>2.152E-01</text:p>
          </table:table-cell>
          <table:table-cell table:style-name="ce16" office:value-type="float" office:value="0.1826" calcext:value-type="float">
            <text:p>1.826E-01</text:p>
          </table:table-cell>
          <table:table-cell table:style-name="ce16" office:value-type="float" office:value="0.4967" calcext:value-type="float">
            <text:p>4.967E-01</text:p>
          </table:table-cell>
          <table:table-cell table:style-name="ce16" office:value-type="float" office:value="0.4828" calcext:value-type="float">
            <text:p>4.828E-01</text:p>
          </table:table-cell>
          <table:table-cell table:style-name="ce16" office:value-type="float" office:value="0.092" calcext:value-type="float">
            <text:p>9.200E-02</text:p>
          </table:table-cell>
          <table:table-cell table:style-name="ce16" office:value-type="float" office:value="0.2694" calcext:value-type="float">
            <text:p>2.694E-01</text:p>
          </table:table-cell>
          <table:table-cell table:style-name="ce16" office:value-type="float" office:value="0.4893" calcext:value-type="float">
            <text:p>4.893E-01</text:p>
          </table:table-cell>
          <table:table-cell table:style-name="ce16" office:value-type="float" office:value="4.344" calcext:value-type="float">
            <text:p>4.344E+00</text:p>
          </table:table-cell>
          <table:table-cell table:style-name="ce16" office:value-type="float" office:value="9.436" calcext:value-type="float">
            <text:p>9.436E+00</text:p>
          </table:table-cell>
          <table:table-cell table:style-name="ce16" office:value-type="float" office:value="0.331" calcext:value-type="float">
            <text:p>3.310E-01</text:p>
          </table:table-cell>
          <table:table-cell table:style-name="ce16" office:value-type="float" office:value="0.1975" calcext:value-type="float">
            <text:p>1.975E-01</text:p>
          </table:table-cell>
          <table:table-cell table:style-name="ce16" office:value-type="float" office:value="0.5284" calcext:value-type="float">
            <text:p>5.284E-01</text:p>
          </table:table-cell>
          <table:table-cell table:style-name="ce16" office:value-type="float" office:value="0.4656" calcext:value-type="float">
            <text:p>4.656E-01</text:p>
          </table:table-cell>
          <table:table-cell table:style-name="ce16" office:value-type="float" office:value="0.01417" calcext:value-type="float">
            <text:p>1.417E-02</text:p>
          </table:table-cell>
          <table:table-cell table:style-name="ce16" office:value-type="float" office:value="0.009502" calcext:value-type="float">
            <text:p>9.502E-03</text:p>
          </table:table-cell>
          <table:table-cell table:style-name="ce16" office:value-type="float" office:value="0.463" calcext:value-type="float">
            <text:p>4.630E-01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6" office:value-type="float" office:value="17.92" calcext:value-type="float">
            <text:p>1.792E+01</text:p>
          </table:table-cell>
          <table:table-cell table:style-name="ce16" office:value-type="float" office:value="41.58" calcext:value-type="float">
            <text:p>4.158E+01</text:p>
          </table:table-cell>
          <table:table-cell table:style-name="ce16" office:value-type="float" office:value="0.3201" calcext:value-type="float">
            <text:p>3.201E-01</text:p>
          </table:table-cell>
          <table:table-cell table:style-name="ce16" office:value-type="float" office:value="0.1379" calcext:value-type="float">
            <text:p>1.379E-01</text:p>
          </table:table-cell>
          <table:table-cell table:style-name="ce16" office:value-type="float" office:value="0.462" calcext:value-type="float">
            <text:p>4.620E-01</text:p>
          </table:table-cell>
          <table:table-cell table:style-name="ce16" office:value-type="float" office:value="0.5482" calcext:value-type="float">
            <text:p>5.482E-01</text:p>
          </table:table-cell>
          <table:table-cell table:style-name="ce16" office:value-type="float" office:value="0.06727" calcext:value-type="float">
            <text:p>6.727E-02</text:p>
          </table:table-cell>
          <table:table-cell table:style-name="ce16" office:value-type="float" office:value="0.251" calcext:value-type="float">
            <text:p>2.510E-01</text:p>
          </table:table-cell>
          <table:table-cell table:style-name="ce16" office:value-type="float" office:value="0.5468" calcext:value-type="float">
            <text:p>5.468E-01</text:p>
          </table:table-cell>
          <table:table-cell table:style-name="ce16" office:value-type="float" office:value="2.957" calcext:value-type="float">
            <text:p>2.957E+00</text:p>
          </table:table-cell>
          <table:table-cell table:style-name="ce16" office:value-type="float" office:value="8.541" calcext:value-type="float">
            <text:p>8.541E+00</text:p>
          </table:table-cell>
          <table:table-cell table:style-name="ce16" office:value-type="float" office:value="0.3569" calcext:value-type="float">
            <text:p>3.569E-01</text:p>
          </table:table-cell>
          <table:table-cell table:style-name="ce16" office:value-type="float" office:value="0.1492" calcext:value-type="float">
            <text:p>1.492E-01</text:p>
          </table:table-cell>
          <table:table-cell table:style-name="ce16" office:value-type="float" office:value="0.4492" calcext:value-type="float">
            <text:p>4.492E-01</text:p>
          </table:table-cell>
          <table:table-cell table:style-name="ce16" office:value-type="float" office:value="0.5028" calcext:value-type="float">
            <text:p>5.028E-01</text:p>
          </table:table-cell>
          <table:table-cell table:style-name="ce16" office:value-type="float" office:value="0.01244" calcext:value-type="float">
            <text:p>1.244E-02</text:p>
          </table:table-cell>
          <table:table-cell table:style-name="ce16" office:value-type="float" office:value="0.00844" calcext:value-type="float">
            <text:p>8.440E-03</text:p>
          </table:table-cell>
          <table:table-cell table:style-name="ce16" office:value-type="float" office:value="0.5356" calcext:value-type="float">
            <text:p>5.356E-01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6" office:value-type="float" office:value="12.97" calcext:value-type="float">
            <text:p>1.297E+01</text:p>
          </table:table-cell>
          <table:table-cell table:style-name="ce16" office:value-type="float" office:value="39.85" calcext:value-type="float">
            <text:p>3.985E+01</text:p>
          </table:table-cell>
          <table:table-cell table:style-name="ce16" office:value-type="float" office:value="0.3514" calcext:value-type="float">
            <text:p>3.514E-01</text:p>
          </table:table-cell>
          <table:table-cell table:style-name="ce16" office:value-type="float" office:value="0.1093" calcext:value-type="float">
            <text:p>1.093E-01</text:p>
          </table:table-cell>
          <table:table-cell table:style-name="ce16" office:value-type="float" office:value="0.4065" calcext:value-type="float">
            <text:p>4.065E-01</text:p>
          </table:table-cell>
          <table:table-cell table:style-name="ce16" office:value-type="float" office:value="0.5917" calcext:value-type="float">
            <text:p>5.917E-01</text:p>
          </table:table-cell>
          <table:table-cell table:style-name="ce16" office:value-type="float" office:value="0.05115" calcext:value-type="float">
            <text:p>5.115E-02</text:p>
          </table:table-cell>
          <table:table-cell table:style-name="ce16" office:value-type="float" office:value="0.221" calcext:value-type="float">
            <text:p>2.210E-01</text:p>
          </table:table-cell>
          <table:table-cell table:style-name="ce16" office:value-type="float" office:value="0.583" calcext:value-type="float">
            <text:p>5.830E-01</text:p>
          </table:table-cell>
          <table:table-cell table:style-name="ce16" office:value-type="float" office:value="2.297" calcext:value-type="float">
            <text:p>2.297E+00</text:p>
          </table:table-cell>
          <table:table-cell table:style-name="ce16" office:value-type="float" office:value="8.032" calcext:value-type="float">
            <text:p>8.032E+00</text:p>
          </table:table-cell>
          <table:table-cell table:style-name="ce16" office:value-type="float" office:value="0.4421" calcext:value-type="float">
            <text:p>4.421E-01</text:p>
          </table:table-cell>
          <table:table-cell table:style-name="ce16" office:value-type="float" office:value="0.1173" calcext:value-type="float">
            <text:p>1.173E-01</text:p>
          </table:table-cell>
          <table:table-cell table:style-name="ce16" office:value-type="float" office:value="0.4391" calcext:value-type="float">
            <text:p>4.391E-01</text:p>
          </table:table-cell>
          <table:table-cell table:style-name="ce16" office:value-type="float" office:value="0.5791" calcext:value-type="float">
            <text:p>5.791E-01</text:p>
          </table:table-cell>
          <table:table-cell table:style-name="ce16" office:value-type="float" office:value="0.01142" calcext:value-type="float">
            <text:p>1.142E-02</text:p>
          </table:table-cell>
          <table:table-cell table:style-name="ce16" office:value-type="float" office:value="0.008285" calcext:value-type="float">
            <text:p>8.285E-03</text:p>
          </table:table-cell>
          <table:table-cell table:style-name="ce16" office:value-type="float" office:value="0.7651" calcext:value-type="float">
            <text:p>7.651E-01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6" office:value-type="float" office:value="11.5" calcext:value-type="float">
            <text:p>1.150E+01</text:p>
          </table:table-cell>
          <table:table-cell table:style-name="ce16" office:value-type="float" office:value="37.07" calcext:value-type="float">
            <text:p>3.707E+01</text:p>
          </table:table-cell>
          <table:table-cell table:style-name="ce16" office:value-type="float" office:value="0.4101" calcext:value-type="float">
            <text:p>4.101E-01</text:p>
          </table:table-cell>
          <table:table-cell table:style-name="ce16" office:value-type="float" office:value="0.09267" calcext:value-type="float">
            <text:p>9.267E-02</text:p>
          </table:table-cell>
          <table:table-cell table:style-name="ce16" office:value-type="float" office:value="0.4031" calcext:value-type="float">
            <text:p>4.031E-01</text:p>
          </table:table-cell>
          <table:table-cell table:style-name="ce16" office:value-type="float" office:value="0.6295" calcext:value-type="float">
            <text:p>6.295E-01</text:p>
          </table:table-cell>
          <table:table-cell table:style-name="ce16" office:value-type="float" office:value="0.04267" calcext:value-type="float">
            <text:p>4.267E-02</text:p>
          </table:table-cell>
          <table:table-cell table:style-name="ce16" office:value-type="float" office:value="0.2252" calcext:value-type="float">
            <text:p>2.252E-01</text:p>
          </table:table-cell>
          <table:table-cell table:style-name="ce16" office:value-type="float" office:value="0.6361" calcext:value-type="float">
            <text:p>6.361E-01</text:p>
          </table:table-cell>
          <table:table-cell table:style-name="ce16" office:value-type="float" office:value="1.752" calcext:value-type="float">
            <text:p>1.752E+00</text:p>
          </table:table-cell>
          <table:table-cell table:style-name="ce16" office:value-type="float" office:value="8.332" calcext:value-type="float">
            <text:p>8.332E+00</text:p>
          </table:table-cell>
          <table:table-cell table:style-name="ce16" office:value-type="float" office:value="0.4704" calcext:value-type="float">
            <text:p>4.704E-01</text:p>
          </table:table-cell>
          <table:table-cell table:style-name="ce16" office:value-type="float" office:value="0.1007" calcext:value-type="float">
            <text:p>1.007E-01</text:p>
          </table:table-cell>
          <table:table-cell table:style-name="ce16" office:value-type="float" office:value="0.4478" calcext:value-type="float">
            <text:p>4.478E-01</text:p>
          </table:table-cell>
          <table:table-cell table:style-name="ce16" office:value-type="float" office:value="0.643" calcext:value-type="float">
            <text:p>6.430E-01</text:p>
          </table:table-cell>
          <table:table-cell table:style-name="ce16" office:value-type="float" office:value="0.01073" calcext:value-type="float">
            <text:p>1.073E-02</text:p>
          </table:table-cell>
          <table:table-cell table:style-name="ce16" office:value-type="float" office:value="0.008158" calcext:value-type="float">
            <text:p>8.158E-03</text:p>
          </table:table-cell>
          <table:table-cell table:style-name="ce16" office:value-type="float" office:value="0.8549" calcext:value-type="float">
            <text:p>8.549E-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Transmission of broad W/Rh and W/Al (target/filter) x-ray beams operated at 25-29 kVp through common shielding materials”, MedPhys 39(7) 4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Rh x-ray beams (mammography)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number-columns-repeated="100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6" office:value-type="float" office:value="67.94" calcext:value-type="float">
            <text:p>6.794E+01</text:p>
          </table:table-cell>
          <table:table-cell table:style-name="ce16" office:value-type="float" office:value="20.96" calcext:value-type="float">
            <text:p>2.096E+01</text:p>
          </table:table-cell>
          <table:table-cell table:style-name="ce16" office:value-type="float" office:value="0.08503" calcext:value-type="float">
            <text:p>8.503E-02</text:p>
          </table:table-cell>
          <table:table-cell table:style-name="ce16" office:value-type="float" office:value="0.4906" calcext:value-type="float">
            <text:p>4.906E-01</text:p>
          </table:table-cell>
          <table:table-cell table:style-name="ce16" office:value-type="float" office:value="0.4668" calcext:value-type="float">
            <text:p>4.668E-01</text:p>
          </table:table-cell>
          <table:table-cell table:style-name="ce16" office:value-type="float" office:value="0.3878" calcext:value-type="float">
            <text:p>3.878E-01</text:p>
          </table:table-cell>
          <table:table-cell table:style-name="ce16" office:value-type="float" office:value="0.2432" calcext:value-type="float">
            <text:p>2.432E-01</text:p>
          </table:table-cell>
          <table:table-cell table:style-name="ce16" office:value-type="float" office:value="0.2539" calcext:value-type="float">
            <text:p>2.539E-01</text:p>
          </table:table-cell>
          <table:table-cell table:style-name="ce16" office:value-type="float" office:value="0.3153" calcext:value-type="float">
            <text:p>3.153E-01</text:p>
          </table:table-cell>
          <table:table-cell table:style-name="ce16" office:value-type="float" office:value="13.71" calcext:value-type="float">
            <text:p>1.371E+01</text:p>
          </table:table-cell>
          <table:table-cell table:style-name="ce16" office:value-type="float" office:value="4.772" calcext:value-type="float">
            <text:p>4.772E+00</text:p>
          </table:table-cell>
          <table:table-cell table:style-name="ce16" office:value-type="float" office:value="0.1771" calcext:value-type="float">
            <text:p>1.771E-01</text:p>
          </table:table-cell>
          <table:table-cell table:style-name="ce16" office:value-type="float" office:value="0.5308" calcext:value-type="float">
            <text:p>5.308E-01</text:p>
          </table:table-cell>
          <table:table-cell table:style-name="ce16" office:value-type="float" office:value="0.5201" calcext:value-type="float">
            <text:p>5.201E-01</text:p>
          </table:table-cell>
          <table:table-cell table:style-name="ce16" office:value-type="float" office:value="0.3626" calcext:value-type="float">
            <text:p>3.626E-01</text:p>
          </table:table-cell>
          <table:table-cell table:style-name="ce16" office:value-type="float" office:value="0.02429" calcext:value-type="float">
            <text:p>2.429E-02</text:p>
          </table:table-cell>
          <table:table-cell table:style-name="ce16" office:value-type="float" office:value="0.009839" calcext:value-type="float">
            <text:p>9.839E-03</text:p>
          </table:table-cell>
          <table:table-cell table:style-name="ce16" office:value-type="float" office:value="0.3314" calcext:value-type="float">
            <text:p>3.314E-01</text:p>
          </table:table-cell>
          <table:table-cell table:number-columns-repeated="100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6" office:value-type="float" office:value="49.72" calcext:value-type="float">
            <text:p>4.972E+01</text:p>
          </table:table-cell>
          <table:table-cell table:style-name="ce16" office:value-type="float" office:value="45.85" calcext:value-type="float">
            <text:p>4.585E+01</text:p>
          </table:table-cell>
          <table:table-cell table:style-name="ce16" office:value-type="float" office:value="0.2231" calcext:value-type="float">
            <text:p>2.231E-01</text:p>
          </table:table-cell>
          <table:table-cell table:style-name="ce16" office:value-type="float" office:value="0.2721" calcext:value-type="float">
            <text:p>2.721E-01</text:p>
          </table:table-cell>
          <table:table-cell table:style-name="ce16" office:value-type="float" office:value="0.6599" calcext:value-type="float">
            <text:p>6.599E-01</text:p>
          </table:table-cell>
          <table:table-cell table:style-name="ce16" office:value-type="float" office:value="0.2827" calcext:value-type="float">
            <text:p>2.827E-01</text:p>
          </table:table-cell>
          <table:table-cell table:style-name="ce16" office:value-type="float" office:value="0.1538" calcext:value-type="float">
            <text:p>1.538E-01</text:p>
          </table:table-cell>
          <table:table-cell table:style-name="ce16" office:value-type="float" office:value="0.3565" calcext:value-type="float">
            <text:p>3.565E-01</text:p>
          </table:table-cell>
          <table:table-cell table:style-name="ce16" office:value-type="float" office:value="0.3216" calcext:value-type="float">
            <text:p>3.216E-01</text:p>
          </table:table-cell>
          <table:table-cell table:style-name="ce16" office:value-type="float" office:value="7.87" calcext:value-type="float">
            <text:p>7.870E+00</text:p>
          </table:table-cell>
          <table:table-cell table:style-name="ce16" office:value-type="float" office:value="12.8" calcext:value-type="float">
            <text:p>1.280E+01</text:p>
          </table:table-cell>
          <table:table-cell table:style-name="ce16" office:value-type="float" office:value="0.2533" calcext:value-type="float">
            <text:p>2.533E-01</text:p>
          </table:table-cell>
          <table:table-cell table:style-name="ce16" office:value-type="float" office:value="0.3101" calcext:value-type="float">
            <text:p>3.101E-01</text:p>
          </table:table-cell>
          <table:table-cell table:style-name="ce16" office:value-type="float" office:value="0.7473" calcext:value-type="float">
            <text:p>7.473E-01</text:p>
          </table:table-cell>
          <table:table-cell table:style-name="ce16" office:value-type="float" office:value="0.3029" calcext:value-type="float">
            <text:p>3.029E-01</text:p>
          </table:table-cell>
          <table:table-cell table:style-name="ce16" office:value-type="float" office:value="0.01855" calcext:value-type="float">
            <text:p>1.855E-02</text:p>
          </table:table-cell>
          <table:table-cell table:style-name="ce16" office:value-type="float" office:value="0.01307" calcext:value-type="float">
            <text:p>1.307E-02</text:p>
          </table:table-cell>
          <table:table-cell table:style-name="ce16" office:value-type="float" office:value="0.2267" calcext:value-type="float">
            <text:p>2.267E-01</text:p>
          </table:table-cell>
          <table:table-cell table:number-columns-repeated="1005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6" office:value-type="float" office:value="25.61" calcext:value-type="float">
            <text:p>2.561E+01</text:p>
          </table:table-cell>
          <table:table-cell table:style-name="ce16" office:value-type="float" office:value="82.42" calcext:value-type="float">
            <text:p>8.242E+01</text:p>
          </table:table-cell>
          <table:table-cell table:style-name="ce16" office:value-type="float" office:value="0.3307" calcext:value-type="float">
            <text:p>3.307E-01</text:p>
          </table:table-cell>
          <table:table-cell table:style-name="ce16" office:value-type="float" office:value="0.158" calcext:value-type="float">
            <text:p>1.580E-01</text:p>
          </table:table-cell>
          <table:table-cell table:style-name="ce16" office:value-type="float" office:value="0.8254" calcext:value-type="float">
            <text:p>8.254E-01</text:p>
          </table:table-cell>
          <table:table-cell table:style-name="ce16" office:value-type="float" office:value="0.3908" calcext:value-type="float">
            <text:p>3.908E-01</text:p>
          </table:table-cell>
          <table:table-cell table:style-name="ce16" office:value-type="float" office:value="0.07447" calcext:value-type="float">
            <text:p>7.447E-02</text:p>
          </table:table-cell>
          <table:table-cell table:style-name="ce16" office:value-type="float" office:value="0.4409" calcext:value-type="float">
            <text:p>4.409E-01</text:p>
          </table:table-cell>
          <table:table-cell table:style-name="ce16" office:value-type="float" office:value="0.3739" calcext:value-type="float">
            <text:p>3.739E-01</text:p>
          </table:table-cell>
          <table:table-cell table:style-name="ce16" office:value-type="float" office:value="3.199" calcext:value-type="float">
            <text:p>3.199E+00</text:p>
          </table:table-cell>
          <table:table-cell table:style-name="ce16" office:value-type="float" office:value="17.11" calcext:value-type="float">
            <text:p>1.711E+01</text:p>
          </table:table-cell>
          <table:table-cell table:style-name="ce16" office:value-type="float" office:value="0.2814" calcext:value-type="float">
            <text:p>2.814E-01</text:p>
          </table:table-cell>
          <table:table-cell table:style-name="ce16" office:value-type="float" office:value="0.1702" calcext:value-type="float">
            <text:p>1.702E-01</text:p>
          </table:table-cell>
          <table:table-cell table:style-name="ce16" office:value-type="float" office:value="0.9212" calcext:value-type="float">
            <text:p>9.212E-01</text:p>
          </table:table-cell>
          <table:table-cell table:style-name="ce16" office:value-type="float" office:value="0.3908" calcext:value-type="float">
            <text:p>3.908E-01</text:p>
          </table:table-cell>
          <table:table-cell table:style-name="ce16" office:value-type="float" office:value="0.01378" calcext:value-type="float">
            <text:p>1.378E-02</text:p>
          </table:table-cell>
          <table:table-cell table:style-name="ce16" office:value-type="float" office:value="0.02024" calcext:value-type="float">
            <text:p>2.024E-02</text:p>
          </table:table-cell>
          <table:table-cell table:style-name="ce16" office:value-type="float" office:value="0.3624" calcext:value-type="float">
            <text:p>3.624E-01</text:p>
          </table:table-cell>
          <table:table-cell table:number-columns-repeated="1005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6" office:value-type="float" office:value="17.96" calcext:value-type="float">
            <text:p>1.796E+01</text:p>
          </table:table-cell>
          <table:table-cell table:style-name="ce16" office:value-type="float" office:value="81.68" calcext:value-type="float">
            <text:p>8.168E+01</text:p>
          </table:table-cell>
          <table:table-cell table:style-name="ce16" office:value-type="float" office:value="0.3821" calcext:value-type="float">
            <text:p>3.821E-01</text:p>
          </table:table-cell>
          <table:table-cell table:style-name="ce16" office:value-type="float" office:value="0.1376" calcext:value-type="float">
            <text:p>1.376E-01</text:p>
          </table:table-cell>
          <table:table-cell table:style-name="ce16" office:value-type="float" office:value="0.9611" calcext:value-type="float">
            <text:p>9.611E-01</text:p>
          </table:table-cell>
          <table:table-cell table:style-name="ce16" office:value-type="float" office:value="0.5957" calcext:value-type="float">
            <text:p>5.957E-01</text:p>
          </table:table-cell>
          <table:table-cell table:style-name="ce16" office:value-type="float" office:value="0.06656" calcext:value-type="float">
            <text:p>6.656E-02</text:p>
          </table:table-cell>
          <table:table-cell table:style-name="ce16" office:value-type="float" office:value="0.508" calcext:value-type="float">
            <text:p>5.080E-01</text:p>
          </table:table-cell>
          <table:table-cell table:style-name="ce16" office:value-type="float" office:value="0.5791" calcext:value-type="float">
            <text:p>5.791E-01</text:p>
          </table:table-cell>
          <table:table-cell table:style-name="ce16" office:value-type="float" office:value="3.134" calcext:value-type="float">
            <text:p>3.134E+00</text:p>
          </table:table-cell>
          <table:table-cell table:style-name="ce16" office:value-type="float" office:value="18.14" calcext:value-type="float">
            <text:p>1.814E+01</text:p>
          </table:table-cell>
          <table:table-cell table:style-name="ce16" office:value-type="float" office:value="0.4678" calcext:value-type="float">
            <text:p>4.678E-01</text:p>
          </table:table-cell>
          <table:table-cell table:style-name="ce16" office:value-type="float" office:value="0.1485" calcext:value-type="float">
            <text:p>1.485E-01</text:p>
          </table:table-cell>
          <table:table-cell table:style-name="ce16" office:value-type="float" office:value="1.079" calcext:value-type="float">
            <text:p>1.079E+00</text:p>
          </table:table-cell>
          <table:table-cell table:style-name="ce16" office:value-type="float" office:value="0.5887" calcext:value-type="float">
            <text:p>5.887E-01</text:p>
          </table:table-cell>
          <table:table-cell table:style-name="ce16" office:value-type="float" office:value="0.01154" calcext:value-type="float">
            <text:p>1.154E-02</text:p>
          </table:table-cell>
          <table:table-cell table:style-name="ce16" office:value-type="float" office:value="0.01996" calcext:value-type="float">
            <text:p>1.996E-02</text:p>
          </table:table-cell>
          <table:table-cell table:style-name="ce16" office:value-type="float" office:value="0.4113" calcext:value-type="float">
            <text:p>4.113E-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Transmission of broad W/Rh and W/Al (target/filter) x-ray beams operated at 25-29 kVp through common shielding materials”, MedPhys 39(7) 4132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3" loext:min-decimal-places="3" number:min-integer-digits="1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8:00:30.3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meta:initial-creator>Eugene Mah</meta:initial-creator>
    <dc:creator>Eugene Mah</dc:creator>
    <meta:creation-date>2015-10-13T13:34:39Z</meta:creation-date>
    <dc:date>2016-04-07T21:00:22.732000000</dc:date>
    <meta:editing-cycles>31</meta:editing-cycles>
    <meta:editing-duration>PT6H50M42S</meta:editing-duration>
    <meta:document-statistic meta:table-count="10" meta:cell-count="2202" meta:object-count="0"/>
  </office:meta>
</office:document-meta>
</file>